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5.23mm"/>
    </style:style>
    <style:style style:name="co5" style:family="table-column">
      <style:table-column-properties fo:break-before="auto" style:column-width="68mm"/>
    </style:style>
    <style:style style:name="co6" style:family="table-column">
      <style:table-column-properties fo:break-before="auto" style:column-width="96.75mm"/>
    </style:style>
    <style:style style:name="co7" style:family="table-column">
      <style:table-column-properties fo:break-before="auto" style:column-width="144.85mm"/>
    </style:style>
    <style:style style:name="co8" style:family="table-column">
      <style:table-column-properties fo:break-before="auto" style:column-width="64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ources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Sites ressource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upport</text:p>
          </table:table-cell>
          <table:table-cell office:value-type="string" calcext:value-type="string">
            <text:p>Cout/modalités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Période</text:p>
          </table:table-cell>
          <table:table-cell office:value-type="string" calcext:value-type="string">
            <text:p>Type de contenu</text:p>
          </table:table-cell>
          <table:table-cell office:value-type="string" calcext:value-type="string">
            <text:p>Type de texte</text:p>
          </table:table-cell>
          <table:table-cell office:value-type="string" calcext:value-type="string">
            <text:p>Edition précis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Format fichier</text:p>
          </table:table-cell>
          <table:table-cell office:value-type="string" calcext:value-type="string">
            <text:p>Encodage</text:p>
          </table:table-cell>
          <table:table-cell office:value-type="string" calcext:value-type="string">
            <text:p>Structuration (niveaux)</text:p>
          </table:table-cell>
          <table:table-cell office:value-type="string" calcext:value-type="string">
            <text:p>Structuration (technique)</text:p>
          </table:table-cell>
        </table:table-row>
        <table:table-row table:style-name="ro1">
          <table:table-cell office:value-type="string" calcext:value-type="string">
            <text:p>The latin library</text:p>
          </table:table-cell>
          <table:table-cell office:value-type="string" calcext:value-type="string">
            <text:p><text:a xlink:href="http://www.thelatinlibrary.com/" xlink:type="simple">http://www.thelatinlibrary.com</text:a></text:p>
          </table:table-cell>
          <table:table-cell office:value-type="string" calcext:value-type="string">
            <text:p>en ligne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office:value-type="string" calcext:value-type="string">
            <text:p>classique, post-classique, médiéval, moderne</text:p>
          </table:table-cell>
          <table:table-cell office:value-type="string" calcext:value-type="string">
            <text:p>textes</text:p>
          </table:table-cell>
          <table:table-cell/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pus Corporum</text:p>
          </table:table-cell>
          <table:table-cell office:value-type="string" calcext:value-type="string">
            <text:p><text:a xlink:href="http://www.mlat.uzh.ch/MLS/index.php?lang=0" xlink:type="simple">http://www.mlat.uzh.ch/MLS/index.php?lang=0</text:a>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gratuit</text:p>
          </table:table-cell>
          <table:table-cell office:value-type="string" calcext:value-type="string">
            <text:p>ouvert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classique, post-classique, médiéval, moderne</text:p>
          </table:table-cell>
          <table:table-cell office:value-type="string" calcext:value-type="string">
            <text:p>textes</text:p>
          </table:table-cell>
          <table:table-cell table:number-columns-repeated="4"/>
          <table:table-cell office:value-type="string" calcext:value-type="string">
            <text:p>TXT, T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Digital Corpus for Graeco-Arabic Studies</text:p>
          </table:table-cell>
          <table:table-cell office:value-type="string" calcext:value-type="string">
            <text:p><text:a xlink:href="http://www.graeco-arabic-studies.org/home.html" xlink:type="simple">http://www.graeco-arabic-studies.org/home.html</text:a></text:p>
          </table:table-cell>
          <table:table-cell office:value-type="string" calcext:value-type="string">
            <text:p>en ligne</text:p>
          </table:table-cell>
          <table:table-cell table:number-columns-repeated="2"/>
          <table:table-cell office:value-type="string" calcext:value-type="string">
            <text:p>grec, arabe</text:p>
          </table:table-cell>
          <table:table-cell/>
          <table:table-cell office:value-type="string" calcext:value-type="string">
            <text:p>tex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acle</text:p>
          </table:table-cell>
          <table:table-cell office:value-type="string" calcext:value-type="string">
            <text:p><text:a xlink:href="http://remacle.org/" xlink:type="simple">http://remacle.org</text:a></text:p>
          </table:table-cell>
          <table:table-cell office:value-type="string" calcext:value-type="string">
            <text:p>en ligne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/>
          <table:table-cell office:value-type="string" calcext:value-type="string">
            <text:p>textes</text:p>
          </table:table-cell>
          <table:table-cell table:number-columns-repeated="4"/>
          <table:table-cell office:value-type="string" calcext:value-type="string">
            <text:p>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eus digital library</text:p>
          </table:table-cell>
          <table:table-cell office:value-type="string" calcext:value-type="string">
            <text:p><text:a xlink:href="http://www.perseus.tufts.edu/" xlink:type="simple">http://www.perseus.tufts.edu</text:a></text:p>
          </table:table-cell>
          <table:table-cell office:value-type="string" calcext:value-type="string">
            <text:p>en ligne</text:p>
          </table:table-cell>
          <table:table-cell table:number-columns-repeated="4"/>
          <table:table-cell office:value-type="string" calcext:value-type="string">
            <text:p>textes</text:p>
          </table:table-cell>
          <table:table-cell table:number-columns-repeated="4"/>
          <table:table-cell office:value-type="string" calcext:value-type="string">
            <text:p>XML</text:p>
          </table:table-cell>
          <table:table-cell office:value-type="string" calcext:value-type="string">
            <text:p>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G</text:p>
          </table:table-cell>
          <table:table-cell/>
          <table:table-cell office:value-type="string" calcext:value-type="string">
            <text:p>CDROM/en ligne</text:p>
          </table:table-cell>
          <table:table-cell office:value-type="string" calcext:value-type="string">
            <text:p>payant</text:p>
          </table:table-cell>
          <table:table-cell table:number-columns-repeated="3"/>
          <table:table-cell office:value-type="string" calcext:value-type="string">
            <text:p>tex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I 5</text:p>
          </table:table-cell>
          <table:table-cell office:value-type="string" calcext:value-type="string">
            <text:p><text:a xlink:href="http://latin.packhum.org/" xlink:type="simple">http://latin.packhum.org/</text:a></text:p>
          </table:table-cell>
          <table:table-cell office:value-type="string" calcext:value-type="string">
            <text:p>CDROM/en ligne</text:p>
          </table:table-cell>
          <table:table-cell office:value-type="string" calcext:value-type="string">
            <text:p>gratuit</text:p>
          </table:table-cell>
          <table:table-cell/>
          <table:table-cell office:value-type="string" calcext:value-type="string">
            <text:p>latin</text:p>
          </table:table-cell>
          <table:table-cell office:value-type="string" calcext:value-type="string">
            <text:p>Classique (→II AD)</text:p>
          </table:table-cell>
          <table:table-cell office:value-type="string" calcext:value-type="string">
            <text:p>textes</text:p>
          </table:table-cell>
          <table:table-cell table:number-columns-repeated="4"/>
          <table:table-cell office:value-type="string" calcext:value-type="string">
            <text:p>HTML (en ligne), RTF (CDROM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extes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tex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brary of Latin Texts (Brepols)</text:p>
          </table:table-cell>
          <table:table-cell/>
          <table:table-cell office:value-type="string" calcext:value-type="string">
            <text:p>en ligne</text:p>
          </table:table-cell>
          <table:table-cell office:value-type="string" calcext:value-type="string">
            <text:p>Payant (abonnement SCD)</text:p>
          </table:table-cell>
          <table:table-cell/>
          <table:table-cell office:value-type="string" calcext:value-type="string">
            <text:p>latin</text:p>
          </table:table-cell>
          <table:table-cell/>
          <table:table-cell office:value-type="string" calcext:value-type="string">
            <text:p>tex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aes</text:p>
          </table:table-cell>
          <table:table-cell office:value-type="string" calcext:value-type="string">
            <text:p>http://pinakes.irht.cnrs.fr/</text:p>
          </table:table-cell>
          <table:table-cell office:value-type="string" calcext:value-type="string">
            <text:p>en ligne</text:p>
          </table:table-cell>
          <table:table-cell table:number-columns-repeated="2"/>
          <table:table-cell office:value-type="string" calcext:value-type="string">
            <text:p>grec</text:p>
          </table:table-cell>
          <table:table-cell/>
          <table:table-cell office:value-type="string" calcext:value-type="string">
            <text:p>tex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bliotheca Augustana</text:p>
          </table:table-cell>
          <table:table-cell office:value-type="string" calcext:value-type="string">
            <text:p><text:a xlink:href="http://www.hs-augsburg.de/~harsch/augustana.html" xlink:type="simple">http://www.hs-augsburg.de/~harsch/augustana.html</text:a></text:p>
          </table:table-cell>
          <table:table-cell office:value-type="string" calcext:value-type="string">
            <text:p>en ligne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office:value-type="string" calcext:value-type="string">
            <text:p>classique, post-classique, médiéval, moderne</text:p>
          </table:table-cell>
          <table:table-cell office:value-type="string" calcext:value-type="string">
            <text:p>textes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 library of late-antique latin texts </text:p>
          </table:table-cell>
          <table:table-cell office:value-type="string" calcext:value-type="string">
            <text:p><text:a xlink:href="http://digiliblt.lett.unipmn.it/index.php" xlink:type="simple">http://digiliblt.lett.unipmn.it/index.php</text:a>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inscription gratuite</text:p>
          </table:table-cell>
          <table:table-cell office:value-type="string" calcext:value-type="string">
            <text:p>CC BY NC S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Post-classique</text:p>
          </table:table-cell>
          <table:table-cell office:value-type="string" calcext:value-type="string">
            <text:p>textes</text:p>
          </table:table-cell>
          <table:table-cell table:number-columns-repeated="4"/>
          <table:table-cell office:value-type="string" calcext:value-type="string">
            <text:p>TEI</text:p>
          </table:table-cell>
          <table:table-cell table:number-columns-repeated="3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Perseus Catalog</text:p>
          </table:table-cell>
          <table:table-cell office:value-type="string" calcext:value-type="string">
            <text:p><text:a xlink:href="http://catalog.perseus.org/" xlink:type="simple">http://catalog.perseus.org/</text:a></text:p>
          </table:table-cell>
          <table:table-cell table:number-columns-repeated="3"/>
          <table:table-cell office:value-type="string" calcext:value-type="string">
            <text:p>latin, grec</text:p>
          </table:table-cell>
          <table:table-cell/>
          <table:table-cell office:value-type="string" calcext:value-type="string">
            <text:p>métadonné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LG Canon</text:p>
          </table:table-cell>
          <table:table-cell/>
          <table:table-cell office:value-type="string" calcext:value-type="string">
            <text:p>papier/en ligne</text:p>
          </table:table-cell>
          <table:table-cell office:value-type="string" calcext:value-type="string">
            <text:p>payant</text:p>
          </table:table-cell>
          <table:table-cell/>
          <table:table-cell office:value-type="string" calcext:value-type="string">
            <text:p>grec</text:p>
          </table:table-cell>
          <table:table-cell/>
          <table:table-cell office:value-type="string" calcext:value-type="string">
            <text:p>métadonné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I 5 Canon</text:p>
          </table:table-cell>
          <table:table-cell/>
          <table:table-cell office:value-type="string" calcext:value-type="string">
            <text:p>en ligne</text:p>
          </table:table-cell>
          <table:table-cell office:value-type="string" calcext:value-type="string">
            <text:p>gratuit</text:p>
          </table:table-cell>
          <table:table-cell/>
          <table:table-cell office:value-type="string" calcext:value-type="string">
            <text:p>latin</text:p>
          </table:table-cell>
          <table:table-cell/>
          <table:table-cell office:value-type="string" calcext:value-type="string">
            <text:p>métadonné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tin corpora</text:p>
          </table:table-cell>
          <table:table-cell office:value-type="string" calcext:value-type="string">
            <text:p><text:a xlink:href="http://latin.packhum.org/" xlink:type="simple">http://latin.packhum.org/</text:a>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orpus Thomisticum</text:p>
          </table:table-cell>
          <table:table-cell office:value-type="string" calcext:value-type="string">
            <text:p>http://www.corpusthomisticum.org/</text:p>
          </table:table-cell>
          <table:table-cell table:number-columns-repeated="4"/>
          <table:table-cell office:value-type="string" calcext:value-type="string">
            <text:p>médiév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cumenta Catholica Omnia</text:p>
          </table:table-cell>
          <table:table-cell office:value-type="string" calcext:value-type="string">
            <text:p>http://www.documenta-catholica.eu/</text:p>
          </table:table-cell>
          <table:table-cell table:number-columns-repeated="4"/>
          <table:table-cell office:value-type="string" calcext:value-type="string">
            <text:p>Post-classique, médiéval, moder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cumenta Catholica Omnia</text:p>
          </table:table-cell>
          <table:table-cell office:value-type="string" calcext:value-type="string">
            <text:p><text:a xlink:href="http://www.documentacatholicaomnia.eu/" xlink:type="simple">http://www.documentacatholicaomnia.eu</text:a>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<text:s/>Corpus Scriptorum Ecclesiasticorum Latinorum (extraits domaine public)</text:p>
          </table:table-cell>
          <table:table-cell office:value-type="string" calcext:value-type="string">
            <text:p><text:a xlink:href="https://github.com/OpenGreekAndLatin/csel-dev" xlink:type="simple">https://github.com/OpenGreekAndLatin/csel-dev</text:a></text:p>
          </table:table-cell>
          <table:table-cell table:number-columns-repeated="4"/>
          <table:table-cell office:value-type="string" calcext:value-type="string">
            <text:p>Post-classique, médiéval</text:p>
          </table:table-cell>
          <table:table-cell table:number-columns-repeated="5"/>
          <table:table-cell office:value-type="string" calcext:value-type="string">
            <text:p>TEI</text:p>
          </table:table-cell>
          <table:table-cell table:number-columns-repeated="3"/>
        </table:table-row>
      </table:table>
      <table:table table:name="LatinLibrary" table:style-name="ta1"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Auteur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mmianus.html" xlink:type="simple">Ammia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mpelius.shtml" xlink:type="simple">Ampel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alesianus.html" xlink:type="simple">Anonymus Valesia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picius.html" xlink:type="simple">Apic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ppvergcomp.html" xlink:type="simple">Appendix Vergiliana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puleius.html" xlink:type="simple">Apule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sconius.html" xlink:type="simple">Ascon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ug.html" xlink:type="simple">August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ictor.html" xlink:type="simple">Aurelius Victor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usonius.html" xlink:type="simple">Auson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vianus.html" xlink:type="simple">Avia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vienus.html" xlink:type="simple">Avie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balbus.html" xlink:type="simple">Balb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eciliusbalbus.html" xlink:type="simple">Caecilius Balb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es.html" xlink:type="simple">Caesar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lpurniusflaccus.html" xlink:type="simple">Calpurnius Flacc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lpurniussiculus.html" xlink:type="simple">Calpurnius Sicul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rmenarvale.html" xlink:type="simple">Carmen Arvale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rmensaliare.html" xlink:type="simple">Carmen Saliare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to.html" xlink:type="simple">Cato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tullus.shtml" xlink:type="simple">Catull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ensorinus.html" xlink:type="simple">Censori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ic.html" xlink:type="simple">Cicero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inna.html" xlink:type="simple">Cinna Helv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laudian.html" xlink:type="simple">Claudian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laud.inscr.html" xlink:type="simple">Claudii Oratio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olumella.html" xlink:type="simple">Columella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urtius.html" xlink:type="simple">Curtius Ruf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dares1.html" xlink:type="simple">Dares the Phrygian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ve.phoen.html" xlink:type="simple">de Ave Phoenice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to.dis.html" xlink:type="simple">Disticha Catoni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don.html" xlink:type="simple">Donat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enn.html" xlink:type="simple">Enn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eutropius.html" xlink:type="simple">Eutrop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exuperantius.shtml" xlink:type="simple">Exurperant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festus.shtml" xlink:type="simple">Fest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florus.html" xlink:type="simple">Flor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frontinus.html" xlink:type="simple">Fronti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fronto.html" xlink:type="simple">Fronto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fulgentius.html" xlink:type="simple">Fulgent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gellius.html" xlink:type="simple">Gell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germanicus.html" xlink:type="simple">Germanic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grattius.html" xlink:type="simple">Gratt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gregorytours.html" xlink:type="simple">Gregory of Tour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histapoll.html" xlink:type="simple">Historia Apolloni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ha.html" xlink:type="simple">Historia Augusta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hor.html" xlink:type="simple">Horace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hyginus.html" xlink:type="simple">Hygi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ilias.html" xlink:type="simple">Ilias Latina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iordanes.html" xlink:type="simple">Iordane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obsequens.html" xlink:type="simple">Iulius Obsequen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aris.html" xlink:type="simple">Iulius Pari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justin.html" xlink:type="simple">Justin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juvenal.html" xlink:type="simple">Juvenal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ndronicus.html" xlink:type="simple">Livius Andronic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liv.html" xlink:type="simple">Livy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lucan.html" xlink:type="simple">Lucan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lucretius.html" xlink:type="simple">Lucret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manilius.html" xlink:type="simple">Manil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marcellinus.html" xlink:type="simple">Marcellinus Come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martial.html" xlink:type="simple">Martial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maximianus.html" xlink:type="simple">Maximia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minucius.html" xlink:type="simple">Minucius Felix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naevius.html" xlink:type="simple">Naev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nemesianus.html" xlink:type="simple">Nemesia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nepos.html" xlink:type="simple">Nepo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notitia.html" xlink:type="simple">Notitia Dignitatum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orosius.html" xlink:type="simple">Oros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ovid.html" xlink:type="simple">Ovid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auldeacon.html" xlink:type="simple">Paulus Diaco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ersius.html" xlink:type="simple">Pers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ervig.html" xlink:type="simple">Pervigilium Veneri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etronius.html" xlink:type="simple">Petron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haedrus.html" xlink:type="simple">Phaedr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lautus.html" xlink:type="simple">Plaut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liny1.html" xlink:type="simple">Pliny Maior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liny.html" xlink:type="simple">Pliny Minor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omponius.html" xlink:type="simple">Pomponius Mela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orphyrius.html" xlink:type="simple">Porphyr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rec.terr.html" xlink:type="simple">Precatio Terrae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riapea.html" xlink:type="simple">Priapea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rop.html" xlink:type="simple">Propert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yrus.html" xlink:type="simple">Publilius Syr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quintilian.html" xlink:type="simple">Quintilian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reposianus.html" xlink:type="simple">Reposia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epitaphs.html" xlink:type="simple">Roman Epitaph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inscriptions.html" xlink:type="simple">Roman Inscription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rutiliuslupus.html" xlink:type="simple">Rutilius Lup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rutilius.html" xlink:type="simple">Rutilius Namatia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abinus.html" xlink:type="simple">Sabi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all.html" xlink:type="simple">Sallust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eneca.html" xlink:type="simple">Seneca Maior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en.html" xlink:type="simple">Seneca Minor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idonius.html" xlink:type="simple">Sidonius Apollinari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ilius.html" xlink:type="simple">Silius Italic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olinus.html" xlink:type="simple">Soli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tatius.html" xlink:type="simple">Stat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uet.html" xlink:type="simple">Sueton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ulpicia.html" xlink:type="simple">Sulpicia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tac.html" xlink:type="simple">Tacit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ter.html" xlink:type="simple">Terence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testamentum.html" xlink:type="simple">Testamentum Porcelli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tib.html" xlink:type="simple">Tibull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aleriusflaccus.html" xlink:type="simple">Valerius Flacc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almax.html" xlink:type="simple">Valerius Maxim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arro.html" xlink:type="simple">Varro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egetius.html" xlink:type="simple">Veget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ell.html" xlink:type="simple">Velle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erg.html" xlink:type="simple">Vergil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itruvius.html" xlink:type="simple">Vitruv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zonaras.html" xlink:type="simple">Zonara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belard.html" xlink:type="simple">Abelard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lcuin.html" xlink:type="simple">Alcuin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mbrose.html" xlink:type="simple">Ambros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nselm.html" xlink:type="simple">Anselm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quinas.html" xlink:type="simple">Aquina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rnobius.html" xlink:type="simple">Arnob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rnulf.html" xlink:type="simple">Arnulf of Lisieux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ugust.html" xlink:type="simple">Augustin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bede.html" xlink:type="simple">Bed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benedict.html" xlink:type="simple">Benedict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berengar.html" xlink:type="simple">Berengar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bernardclairvaux.shtml" xlink:type="simple">Bernard of Clairvaux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bernardcluny.html" xlink:type="simple">Bernard of Cluny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bible.html" xlink:type="simple">Biblia Sacra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bonaventura.itinerarium.html" xlink:type="simple">Bonaventur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non.martyrio.html" xlink:type="simple">Carmen de Martyrio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cassiodorus.html" xlink:type="simple">Cassiodor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creeds.html" xlink:type="simple">Christian Creed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commodianus.html" xlink:type="simple">Commodian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decretum.html" xlink:type="simple">Decretum Gelasianum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diesirae.html" xlink:type="simple">Dies Ira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egeria.html" xlink:type="simple">Egeria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ennodius.html" xlink:type="simple">Ennod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eucherius.html" xlink:type="simple">Eucher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eugippius.html" xlink:type="simple">Eugipp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greg.html" xlink:type="simple">Gregorius Magnus</text:a></text:p>
          </table:table-cell>
          <table:table-cell table:style-name="ce1"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gregory.html" xlink:type="simple">Gregory IX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gregory7.html" xlink:type="simple">Gregory VII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hugo.html" xlink:type="simple">Hugo of St. Victor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hugo.html" xlink:type="simple">Hugo of St. Victor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hydatius.html" xlink:type="simple">Hydat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hydatius.html" xlink:type="simple">Hydat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hymni.html" xlink:type="simple">Hymni et cantica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hymni.html" xlink:type="simple">Hymni et cantica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vorag.html" xlink:type="simple">Iacobus de Voragin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innocent.html" xlink:type="simple">Innocent III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isidore.html" xlink:type="simple">Isidore of Sevill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jerome.html" xlink:type="simple">Jerom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junillus.html" xlink:type="simple">Junill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lactantius.html" xlink:type="simple">Lactant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leothegreat.html" xlink:type="simple">Leo the Great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liberpontificalis.html" xlink:type="simple">Liber Pontificali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macarius.html" xlink:type="simple">Macarius of Alexandria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macarius1.html" xlink:type="simple">Macarius the Great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novatian.html" xlink:type="simple">Novatian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papal.html" xlink:type="simple">Papal Bull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perp.html" xlink:type="simple">Passio Perpetua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paulinus.poemata.html" xlink:type="simple">Paulinus Nolensi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professio.html" xlink:type="simple">Professio Contra Priscillianum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prosperus.html" xlink:type="simple">Prosper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prud.html" xlink:type="simple">Prudent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regula.html" xlink:type="simple">Regula ad Monacho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sedulius.html" xlink:type="simple">Sedul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sulpiciusseverus.html" xlink:type="simple">Sulpicius Sever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tertullian.html" xlink:type="simple">Tertullian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kempis.html" xlink:type="simple">Thomas à Kempi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thomasedessa.html" xlink:type="simple">Thomas of Edessa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vicentius.html" xlink:type="simple">Vincent of Lérin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columba.html" xlink:type="simple">Vita Sancti Columbae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addison.html" xlink:type="simple">Addison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bacon.html" xlink:type="simple">Bacon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balde.html" xlink:type="simple">Balde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bebel.html" xlink:type="simple">Bebel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biggs.html" xlink:type="simple">Bigge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ferraria.html" xlink:type="simple">Borbonii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boskovic.html" xlink:type="simple">Boskovic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1644.html" xlink:type="simple">Boym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buchanan.html" xlink:type="simple">Buchanan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bultelius.html" xlink:type="simple">Bulteli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campion.html" xlink:type="simple">Campion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columbus.html" xlink:type="simple">Columb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celtis.html" xlink:type="simple">Conradus Celti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contemp.html" xlink:type="simple">Contemporary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cotta.html" xlink:type="simple">Cotta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des.html" xlink:type="simple">Descarte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ep.priapismo.html" xlink:type="simple">Epistulae de Priapismo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erasmus.html" xlink:type="simple">Erasm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fletcher.html" xlink:type="simple">Fletcher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forsett.html" xlink:type="simple">Forsett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galileo/galileo.sid.html" xlink:type="simple">Galileo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garcilaso.html" xlink:type="simple">Garcilaso de la Vega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gaud.html" xlink:type="simple">Gaudeamus Igitur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gauss.html" xlink:type="simple">Gaus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gwinne.html" xlink:type="simple">Gwinne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halley.html" xlink:type="simple">Halley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holberg.html" xlink:type="simple">Holberg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janus.html" xlink:type="simple">Janus Secund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withof.html" xlink:type="simple">Johann H. Withof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withof7.html" xlink:type="simple">Johann P. L. Withof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kepler/strena.html" xlink:type="simple">Kepler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landor.html" xlink:type="simple">Landor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corvinus.html" xlink:type="simple">Laurentius Corvin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lhomond.html" xlink:type="simple">Lhomond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lotichius.html" xlink:type="simple">Lotichi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luther.html" xlink:type="simple">Luther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marullo.html" xlink:type="simple">Marullo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marx.html" xlink:type="simple">Marx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may.html" xlink:type="simple">May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melancthon.html" xlink:type="simple">Melanchthon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milton.quintnov.html" xlink:type="simple">Milton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mirandola.html" xlink:type="simple">Mirandola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montanus.html" xlink:type="simple">Montan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more.html" xlink:type="simple">More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navagero.html" xlink:type="simple">Navagero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newton.html" xlink:type="simple">Newton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owen.html" xlink:type="simple">Owen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ascoli.html" xlink:type="simple">Pascoli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asserat.html" xlink:type="simple">Passerat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atricius.html" xlink:type="simple">Patrici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etrarch.html" xlink:type="simple">Petrarch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iccolomini.html" xlink:type="simple">Piccolomini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oggio.html" xlink:type="simple">Poggio Bracciolini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ontano.html" xlink:type="simple">Pontano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oree.html" xlink:type="simple">Poree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splato.html" xlink:type="simple">Pseudoplatonica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rimbaud.html" xlink:type="simple">Rimbaud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ruaeus.html" xlink:type="simple">Ruaeus' Aeneid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sannazaro.html" xlink:type="simple">Sannazaro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scaliger.html" xlink:type="simple">Scaliger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spinoza.html" xlink:type="simple">Spinoza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theophanes.html" xlink:type="simple">Theophane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tunger.html" xlink:type="simple">Tünger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vallauri.html" xlink:type="simple">Vallauri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vegius.html" xlink:type="simple">Vegi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vico.orat6.html" xlink:type="simple">Vico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vida.html" xlink:type="simple">Vida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waardenburg.html" xlink:type="simple">Waardenburg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xylander.html" xlink:type="simple">Xylander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bbofloracensis.html" xlink:type="simple">Abbo Floriacens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dso.html" xlink:type="simple">Adso Dervens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elredus.html" xlink:type="simple">Aelredus Rievallens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lanus.html" xlink:type="simple">Alanus de Insul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lbertofaix.html" xlink:type="simple">Albert of Aix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lbertanus.html" xlink:type="simple">Albertano of Bresci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lfonsi.disciplina.html" xlink:type="simple">Alfonsi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ndreasbergoma.html" xlink:type="simple">Andrea da Bergamo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capellanus.html" xlink:type="simple">Andreas Capellan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nnalesregnifrancorum.html" xlink:type="simple">Annales Regni Francor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nnalesvedastini.html" xlink:type="simple">Annales Vedastini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xanten.html" xlink:type="simple">Annales Xantense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non.nev.html" xlink:type="simple">Anonymus Neveleti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rchpoet.html" xlink:type="simple">Archipoet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sserius.html" xlink:type="simple">Asseri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baldo.html" xlink:type="simple">Baldo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boethiusdacia.html" xlink:type="simple">Boethius de Daci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brevechronicon.shtml" xlink:type="simple">Breve Chronicon Northmannic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carmeninvictoriam.html" xlink:type="simple">Carmen in Victoria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carm.bur.html" xlink:type="simple">Carmina Buran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donation.html" xlink:type="simple">Constitutum Constantini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dante.html" xlink:type="simple">Dante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deexpugnatione.shtml" xlink:type="simple">De Expugnatione Terrae Sanctae per Saladin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rbroath.html" xlink:type="simple">Declaratio Arbroath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cato.dis.html" xlink:type="simple">Disticha Caton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ein.html" xlink:type="simple">Einhard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epistaustras.html" xlink:type="simple">Epistolae Austrasicae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erchempert.html" xlink:type="simple">Erchempert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fabe.html" xlink:type="simple">Fabe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falcandus.html" xlink:type="simple">Falcand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falcone.html" xlink:type="simple">Falcone di Benevento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foedusaeternum.html" xlink:type="simple">Foedus Aetern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fredegarius.html" xlink:type="simple">Fredegari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frodebertus.html" xlink:type="simple">Frodebertus &amp; Importun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gestafrancorum.html" xlink:type="simple">Gesta Francor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gestarom.shtml" xlink:type="simple">Gesta Romanor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gioacchino.html" xlink:type="simple">Gioacchino da Fiore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godfrey.html" xlink:type="simple">Godfrey of Winchester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irabilia1.html" xlink:type="simple">Gregorii Mirabilia Urbis Romae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henrysettimello.html" xlink:type="simple">Henry of Settimello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henry.html" xlink:type="simple">Henry VII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histbrit.html" xlink:type="simple">Historia Britton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inquisitio.html" xlink:type="simple">Inquisitio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thesauro.html" xlink:type="simple">Johannes de Alta Silv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johannes.html" xlink:type="simple">Johannes de Plano Carpini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garland.html" xlink:type="simple">John of Garland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legenda.stephani.html" xlink:type="simple">Legenda Regis Stephani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leo.html" xlink:type="simple">Leo of Naple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kalila.html" xlink:type="simple">Liber Kalilae et Dimnae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protospatarius.shtml" xlink:type="simple">Lupus Protospatarius Barens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agnacarta.html" xlink:type="simple">Magna Cart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aidstone.html" xlink:type="simple">Maidstone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alaterra.html" xlink:type="simple">Malaterr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arbodus.html" xlink:type="simple">Marbodus Redonens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artinofbraga.shtml" xlink:type="simple">Martin of Brag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irabilia.html" xlink:type="simple">Mirabilia Urbis Romae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iscmed.html" xlink:type="simple">Miscellanea Carmin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nithardus.html" xlink:type="simple">Nithard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oresmius.html" xlink:type="simple">Oresmi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origo.html" xlink:type="simple">Origo gentis Langobardor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ottofreising.html" xlink:type="simple">Otto of Freising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blesensis.html" xlink:type="simple">Petrus Blesens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ebulo.html" xlink:type="simple">Petrus de Ebulo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planctus.html" xlink:type="simple">Planctus destruction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raoul.html" xlink:type="simple">Raoul of Caen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debury.html" xlink:type="simple">Ricardi de Bury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richerus.html" xlink:type="simple">Richer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septsap.html" xlink:type="simple">Septem Sapient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sigebert.html" xlink:type="simple">Sigebert of Gembloux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oratio.stephani.html" xlink:type="simple">Stephanus de Vard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theganus.html" xlink:type="simple">Thegan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theodolus.html" xlink:type="simple">Theodol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venantius.html" xlink:type="simple">Venantius Fortunat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gnes.html" xlink:type="simple">Vita Agnet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vitacaroli.html" xlink:type="simple">Vita Caroli IV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waltarius.html" xlink:type="simple">Waltari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apps.html" xlink:type="simple">Walter Mapp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walter.html" xlink:type="simple">Walter of Châtillon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williamapulia.html" xlink:type="simple">William of Apuli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wmconches.html" xlink:type="simple">William of Conche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williamtyre.html" xlink:type="simple">William of Tyre</text:a></text:p>
          </table:table-cell>
          <table:table-cell/>
        </table:table-row>
      </table:table>
      <table:table table:name="PHI5.3" table:style-name="ta1"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e auteur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code œuvre</text:p>
          </table:table-cell>
          <table:table-cell office:value-type="string" calcext:value-type="string">
            <text:p>œuvre</text:p>
          </table:table-cell>
          <table:table-cell office:value-type="string" calcext:value-type="string">
            <text:p>ed reférence</text:p>
          </table:table-cell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enesi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Exodu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Leviticu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uteronomy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Joshua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Judge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Rut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1 Samuel (1 Reign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2 Samuel (2 Reign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 Kings (3 Reign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2 Kings (4 Reign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1 Chronicle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2 Chronicle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Ezra (1 Esdra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Nehemiah (2 Esdra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Tobit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Judit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Esther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Job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Psalms (from the Old Greek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Psalms (from the Hebrew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Proverb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Qohelet (Ecclesiaste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Canticles (Song of Solomon, Song of Song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Wisdom of Solomon (Sapientia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Sirach (Ben Sira, Ecclesiasticu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Isaia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Jeremia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Lamentatio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Baruc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Ezekiel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Daniel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Hosea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Joel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Amo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Obadia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Jona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Mica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Nahum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Habakkuk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Zephania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Haggai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Zechariah (Zachariah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Malachi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1 Maccabee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2 Maccabee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Matthew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Luke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Act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Rom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1 Corinthi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2 Corinthi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Galati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Ephesi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Philippi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Colossi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1 Thessaloni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2 Thessaloni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1 Timothy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2 Timothy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Titu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Philemon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Hebrew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1 Peter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2 Peter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1 John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2 John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3 John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Jude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Revelation (Apocalypse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Prayer of Manasse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1 Esdras (3 Esdra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4 Ezra (4 Esdras) (2 Esdra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Psalm 151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Laodice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enesi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Exodu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Leviticu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uteronomy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Joshua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Judge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Rut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1 Samuel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2 Samuel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 King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2 King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1 Chronicle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2 Chronicle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Ezra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Nehemia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Esther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Job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Psalm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Proverb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Qohelet (Ecclesiastes)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Canticles (Song of Solomon, Song of Songs)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Isaia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Jeremia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Lamentatio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Ezekiel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Daniel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Hosea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Joel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Amo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Obadia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Jona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Mica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Nahum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Habakkuk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Zephania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Haggai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Zechariah (Zachariah)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Malachi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1 Esdra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4 Ezra (2 Esdras)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Tobit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Judit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Additions to Esther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Wisdom of Solomon (Sapientia)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Sirach (Ben Sira, Ecclesiasticus)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Baruc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Epistle of Jeremiah (Letter of Jeremiah)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Prayer of Azariah (Song of the Three Young Men)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Susanna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Bel and the Dragon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Prayer of Manasse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1 Maccabee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2 Maccabee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Matthew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Luke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Act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Rom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1 Corinthi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2 Corinthi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Galati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Ephesi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Philippi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Colossi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1 Thessaloni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2 Thessaloni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1 Timothy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2 Timothy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Titu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Philemon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Hebrew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1 Peter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2 Peter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1 John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2 John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3 John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Jude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Revelation (Apocalypse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enesi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Exodu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Leviticu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uteronomy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Joshua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Judge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Rut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1 Samuel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2 Samuel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 King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2 King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1 Chronicle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2 Chronicle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Ezra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Nehemia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Esther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Job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Psalm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Proverb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Qohelet (Ecclesiastes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Canticles (Song of Solomon, Song of Songs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Isaia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Jeremia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Lamentatio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Ezekiel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Daniel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Hosea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Joel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Amo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Obadia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Jona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Mica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Nahum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Habakkuk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Zephania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Haggai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Zechariah (Zachariah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Malachi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1 Esdra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4 Ezra (2 Esdras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Tobit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Judit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Additions to Esther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Wisdom of Solomon (Sapientia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Sirach (Ben Sira, Ecclesiasticus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Baruc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Epistle of Jeremiah (Letter of Jeremiah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Prayer of Azariah (Song of the Three Young Men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Susanna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Bel and the Dragon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Prayer of Manasse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1 Maccabee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2 Maccabee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3 Maccabee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4 Maccabee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Psalm 151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Matthew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Luke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Act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Rom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1 Corinthi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2 Corinthi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Galati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Ephesi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Philippi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Colossi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1 Thessaloni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2 Thessaloni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1 Timothy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2 Timothy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Titu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Philemon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Hebrew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1 Peter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2 Peter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1 John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2 John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3 John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Jude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Revelation (Apocalypse)</text:p>
          </table:table-cell>
          <table:table-cell/>
        </table:table-row>
        <table:table-row table:style-name="ro1">
          <table:table-cell office:value-type="string" calcext:value-type="string">
            <text:p>CIV0007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radise Lost (English)</text:p>
          </table:table-cell>
          <table:table-cell/>
        </table:table-row>
        <table:table-row table:style-name="ro1">
          <table:table-cell office:value-type="string" calcext:value-type="string">
            <text:p>CIV0007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fensionem Regiam (Latin Works, vol. 7, pp. 1-300)</text:p>
          </table:table-cell>
          <table:table-cell/>
        </table:table-row>
        <table:table-row table:style-name="ro1">
          <table:table-cell office:value-type="string" calcext:value-type="string">
            <text:p>LAT0002</text:p>
          </table:table-cell>
          <table:table-cell office:value-type="string" calcext:value-type="string">
            <text:p>Titus Annius Lus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, I: Textus, ed. E. Malcovati, 1953</text:p>
          </table:table-cell>
        </table:table-row>
        <table:table-row table:style-name="ro1">
          <table:table-cell office:value-type="string" calcext:value-type="string">
            <text:p>LAT0004</text:p>
          </table:table-cell>
          <table:table-cell office:value-type="string" calcext:value-type="string">
            <text:p>Appius Claudius Cae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ententiae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005</text:p>
          </table:table-cell>
          <table:table-cell office:value-type="string" calcext:value-type="string">
            <text:p>Aquilius, comoed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lliata, fragmenta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007</text:p>
          </table:table-cell>
          <table:table-cell office:value-type="string" calcext:value-type="string">
            <text:p>Ati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010</text:p>
          </table:table-cell>
          <table:table-cell office:value-type="string" calcext:value-type="string">
            <text:p>Marcus Iunius Brutus [iur.]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013</text:p>
          </table:table-cell>
          <table:table-cell office:value-type="string" calcext:value-type="string">
            <text:p>Caecilius Sta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016</text:p>
          </table:table-cell>
          <table:table-cell office:value-type="string" calcext:value-type="string">
            <text:p>Lucius Calpurnius Piso Frug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019</text:p>
          </table:table-cell>
          <table:table-cell office:value-type="string" calcext:value-type="string">
            <text:p>Gaius Papirius Carb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Agri Cultura</text:p>
          </table:table-cell>
          <table:table-cell office:value-type="string" calcext:value-type="string">
            <text:p>M. Porci Catonis De Agri Cultura ad Fidem Florentini Codicis Deperditi, ed. A. Mazzarino, 1982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Agri Cultura, fragmenta</text:p>
          </table:table-cell>
          <table:table-cell office:value-type="string" calcext:value-type="string">
            <text:p>Scriptorum Romanorum De Re Rustica Reliquiae. Vol. 1, ed. F. Speranza, 1974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icta Memorabilia</text:p>
          </table:table-cell>
          <table:table-cell office:value-type="string" calcext:value-type="string">
            <text:p>M. Catonis praeter Librum De Re Rustica Quae Extant, ed. H. Jordan, 1860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epistulae</text:p>
          </table:table-cell>
          <table:table-cell office:value-type="string" calcext:value-type="string">
            <text:p>M. Catonis praeter Librum De Re Rustica Quae Extant, ed. H. Jordan, 1860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 Medicina</text:p>
          </table:table-cell>
          <table:table-cell office:value-type="string" calcext:value-type="string">
            <text:p>M. Catonis praeter Librum De Re Rustica Quae Extant, ed. H. Jordan, 1860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incertorum librorum fragmenta</text:p>
          </table:table-cell>
          <table:table-cell office:value-type="string" calcext:value-type="string">
            <text:p>M. Catonis praeter Librum De Re Rustica Quae Extant, ed. H. Jordan, 1860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iurisprudentia</text:p>
          </table:table-cell>
          <table:table-cell office:value-type="string" calcext:value-type="string">
            <text:p>Iurisprudentiae Anteiustinianae Reliquiae. Vol.1, ed. P. E. Huschke; E. Seckel; B. Ku+bler, 1908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De Re Militari</text:p>
          </table:table-cell>
          <table:table-cell office:value-type="string" calcext:value-type="string">
            <text:p>M. Catonis praeter Librum De Re Rustica Quae Extant, ed. H. Jordan, 1860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Carmen De Moribus</text:p>
          </table:table-cell>
          <table:table-cell office:value-type="string" calcext:value-type="string">
            <text:p>M. Catonis praeter Librum De Re Rustica Quae Extant, ed. H. Jordan, 1860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Origin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De Rhetorica</text:p>
          </table:table-cell>
          <table:table-cell office:value-type="string" calcext:value-type="string">
            <text:p>M. Catonis praeter Librum De Re Rustica Quae Extant, ed. H. Jordan, 1860</text:p>
          </table:table-cell>
        </table:table-row>
        <table:table-row table:style-name="ro1">
          <table:table-cell office:value-type="string" calcext:value-type="string">
            <text:p>LAT0025</text:p>
          </table:table-cell>
          <table:table-cell office:value-type="string" calcext:value-type="string">
            <text:p>Marcus Porcius Cato M.f.M.n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27</text:p>
          </table:table-cell>
          <table:table-cell office:value-type="string" calcext:value-type="string">
            <text:p>Lucius Cincius Alimen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028</text:p>
          </table:table-cell>
          <table:table-cell office:value-type="string" calcext:value-type="string">
            <text:p>Lucius Coelius Antipat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031</text:p>
          </table:table-cell>
          <table:table-cell office:value-type="string" calcext:value-type="string">
            <text:p>Cornelia, mater Gracchorum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stula, fragmenta</text:p>
          </table:table-cell>
          <table:table-cell office:value-type="string" calcext:value-type="string">
            <text:p>Cornelii Nepotis Vitae cum Fragmentis, ed. P. K. Marshall, 1977</text:p>
          </table:table-cell>
        </table:table-row>
        <table:table-row table:style-name="ro1">
          <table:table-cell office:value-type="string" calcext:value-type="string">
            <text:p>LAT0034</text:p>
          </table:table-cell>
          <table:table-cell office:value-type="string" calcext:value-type="string">
            <text:p>Gaius Scribonius Curio av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37</text:p>
          </table:table-cell>
          <table:table-cell office:value-type="string" calcext:value-type="string">
            <text:p>Gaius Scribonius Curio pat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43</text:p>
          </table:table-cell>
          <table:table-cell office:value-type="string" calcext:value-type="string">
            <text:p>Quintus En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The Annals of Q. Ennius, ed. O. Skutsch, 1985</text:p>
          </table:table-cell>
        </table:table-row>
        <table:table-row table:style-name="ro1">
          <table:table-cell office:value-type="string" calcext:value-type="string">
            <text:p>LAT0043</text:p>
          </table:table-cell>
          <table:table-cell office:value-type="string" calcext:value-type="string">
            <text:p>Quintus Enn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043</text:p>
          </table:table-cell>
          <table:table-cell office:value-type="string" calcext:value-type="string">
            <text:p>Quintus Enni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praetext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043</text:p>
          </table:table-cell>
          <table:table-cell office:value-type="string" calcext:value-type="string">
            <text:p>Quintus Enni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Saturae</text:p>
          </table:table-cell>
          <table:table-cell office:value-type="string" calcext:value-type="string">
            <text:p>Ennianae Poesis Reliquiae, ed. J. Vahlen, 1928</text:p>
          </table:table-cell>
        </table:table-row>
        <table:table-row table:style-name="ro1">
          <table:table-cell office:value-type="string" calcext:value-type="string">
            <text:p>LAT0043</text:p>
          </table:table-cell>
          <table:table-cell office:value-type="string" calcext:value-type="string">
            <text:p>Quintus Enni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The Tragedies of Ennius, ed. H. D. Jocelyn, 1967</text:p>
          </table:table-cell>
        </table:table-row>
        <table:table-row table:style-name="ro1">
          <table:table-cell office:value-type="string" calcext:value-type="string">
            <text:p>LAT0043</text:p>
          </table:table-cell>
          <table:table-cell office:value-type="string" calcext:value-type="string">
            <text:p>Quintus Enni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Ennianae Poesis Reliquiae, ed. J. Vahlen, 1928</text:p>
          </table:table-cell>
        </table:table-row>
        <table:table-row table:style-name="ro1">
          <table:table-cell office:value-type="string" calcext:value-type="string">
            <text:p>LAT0043</text:p>
          </table:table-cell>
          <table:table-cell office:value-type="string" calcext:value-type="string">
            <text:p>Quintus Ennius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incerta</text:p>
          </table:table-cell>
          <table:table-cell office:value-type="string" calcext:value-type="string">
            <text:p>Ennianae Poesis Reliquiae, ed. J. Vahlen, 1928</text:p>
          </table:table-cell>
        </table:table-row>
        <table:table-row table:style-name="ro1">
          <table:table-cell office:value-type="string" calcext:value-type="string">
            <text:p>LAT0046</text:p>
          </table:table-cell>
          <table:table-cell office:value-type="string" calcext:value-type="string">
            <text:p>Cornelius Epicad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058</text:p>
          </table:table-cell>
          <table:table-cell office:value-type="string" calcext:value-type="string">
            <text:p>Q. Fabius Maximus Servil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061</text:p>
          </table:table-cell>
          <table:table-cell office:value-type="string" calcext:value-type="string">
            <text:p>Fabius Pict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061</text:p>
          </table:table-cell>
          <table:table-cell office:value-type="string" calcext:value-type="string">
            <text:p>Fabius Picto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Iuris Pontificis Libri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064</text:p>
          </table:table-cell>
          <table:table-cell office:value-type="string" calcext:value-type="string">
            <text:p>Gaius Fan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064</text:p>
          </table:table-cell>
          <table:table-cell office:value-type="string" calcext:value-type="string">
            <text:p>Gaius Fann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67</text:p>
          </table:table-cell>
          <table:table-cell office:value-type="string" calcext:value-type="string">
            <text:p>Favor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70</text:p>
          </table:table-cell>
          <table:table-cell office:value-type="string" calcext:value-type="string">
            <text:p>Gnaeus Gel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073</text:p>
          </table:table-cell>
          <table:table-cell office:value-type="string" calcext:value-type="string">
            <text:p>Gaius Sempronius Gracch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76</text:p>
          </table:table-cell>
          <table:table-cell office:value-type="string" calcext:value-type="string">
            <text:p>Gaius Cassius Hemi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079</text:p>
          </table:table-cell>
          <table:table-cell office:value-type="string" calcext:value-type="string">
            <text:p>Hos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Bellum Histric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082</text:p>
          </table:table-cell>
          <table:table-cell office:value-type="string" calcext:value-type="string">
            <text:p>Decimus Iunius Sil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versio Latina Magonis</text:p>
          </table:table-cell>
          <table:table-cell office:value-type="string" calcext:value-type="string">
            <text:p>Scriptorum Romanorum De Re Rustica Reliquiae. Vol. 1, ed. F. Speranza, 1974</text:p>
          </table:table-cell>
        </table:table-row>
        <table:table-row table:style-name="ro1">
          <table:table-cell office:value-type="string" calcext:value-type="string">
            <text:p>LAT0085</text:p>
          </table:table-cell>
          <table:table-cell office:value-type="string" calcext:value-type="string">
            <text:p>Gaius Laelius Sapien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88</text:p>
          </table:table-cell>
          <table:table-cell office:value-type="string" calcext:value-type="string">
            <text:p>M. Aemilius Lepidus Porci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#VALEUR !</text:p>
          </table:table-cell>
        </table:table-row>
        <table:table-row table:style-name="ro1">
          <table:table-cell office:value-type="string" calcext:value-type="string">
            <text:p>LAT0091</text:p>
          </table:table-cell>
          <table:table-cell office:value-type="string" calcext:value-type="string">
            <text:p>Licinius Imbrex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094</text:p>
          </table:table-cell>
          <table:table-cell office:value-type="string" calcext:value-type="string">
            <text:p>Lucius Livius Androni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dyssi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094</text:p>
          </table:table-cell>
          <table:table-cell office:value-type="string" calcext:value-type="string">
            <text:p>Lucius Livius Andronic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094</text:p>
          </table:table-cell>
          <table:table-cell office:value-type="string" calcext:value-type="string">
            <text:p>Lucius Livius Andronic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097</text:p>
          </table:table-cell>
          <table:table-cell office:value-type="string" calcext:value-type="string">
            <text:p>Gaius Luci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aturae, fragmenta</text:p>
          </table:table-cell>
          <table:table-cell office:value-type="string" calcext:value-type="string">
            <text:p>C. Lucilii Carminum Reliquiae. Vol. 1, ed. F. Marx, 1904</text:p>
          </table:table-cell>
        </table:table-row>
        <table:table-row table:style-name="ro1">
          <table:table-cell office:value-type="string" calcext:value-type="string">
            <text:p>LAT0100</text:p>
          </table:table-cell>
          <table:table-cell office:value-type="string" calcext:value-type="string">
            <text:p>Luscius Lanuv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103</text:p>
          </table:table-cell>
          <table:table-cell office:value-type="string" calcext:value-type="string">
            <text:p>Gnaeus Marcius vate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raecept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104</text:p>
          </table:table-cell>
          <table:table-cell office:value-type="string" calcext:value-type="string">
            <text:p>Gaius Memm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106</text:p>
          </table:table-cell>
          <table:table-cell office:value-type="string" calcext:value-type="string">
            <text:p>Caecilius Mete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versus in Naevi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109</text:p>
          </table:table-cell>
          <table:table-cell office:value-type="string" calcext:value-type="string">
            <text:p>Q. Caecilius Metellus Maced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112</text:p>
          </table:table-cell>
          <table:table-cell office:value-type="string" calcext:value-type="string">
            <text:p>Gnaeus Naev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Bellum Punic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112</text:p>
          </table:table-cell>
          <table:table-cell office:value-type="string" calcext:value-type="string">
            <text:p>Gnaeus Naev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lia carmina epic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112</text:p>
          </table:table-cell>
          <table:table-cell office:value-type="string" calcext:value-type="string">
            <text:p>Gnaeus Naevi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112</text:p>
          </table:table-cell>
          <table:table-cell office:value-type="string" calcext:value-type="string">
            <text:p>Gnaeus Naevi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praetext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112</text:p>
          </table:table-cell>
          <table:table-cell office:value-type="string" calcext:value-type="string">
            <text:p>Gnaeus Naevi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112</text:p>
          </table:table-cell>
          <table:table-cell office:value-type="string" calcext:value-type="string">
            <text:p>Gnaeus Naevi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carmina, frr. a Morel omissa</text:p>
          </table:table-cell>
          <table:table-cell office:value-type="string" calcext:value-type="string">
            <text:p>Fragmenta Poetarum Latinorum Epicorum et Lyricorum praeter Ennium et Lucilium, ed. C. Bu+chner, 1982</text:p>
          </table:table-cell>
        </table:table-row>
        <table:table-row table:style-name="ro1">
          <table:table-cell office:value-type="string" calcext:value-type="string">
            <text:p>LAT0112</text:p>
          </table:table-cell>
          <table:table-cell office:value-type="string" calcext:value-type="string">
            <text:p>Gnaeus Naevius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versus in Metellos [sp.]</text:p>
          </table:table-cell>
          <table:table-cell office:value-type="string" calcext:value-type="string">
            <text:p>Ciceronis Orationum Scholiastae. Vol. 2, ed. T. Stangl, 1912</text:p>
          </table:table-cell>
        </table:table-row>
        <table:table-row table:style-name="ro1">
          <table:table-cell office:value-type="string" calcext:value-type="string">
            <text:p>LAT0116</text:p>
          </table:table-cell>
          <table:table-cell office:value-type="string" calcext:value-type="string">
            <text:p>Marcus Pacuv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raetext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116</text:p>
          </table:table-cell>
          <table:table-cell office:value-type="string" calcext:value-type="string">
            <text:p>Marcus Pacuv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117</text:p>
          </table:table-cell>
          <table:table-cell office:value-type="string" calcext:value-type="string">
            <text:p>Papinius, epigram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grammatio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118</text:p>
          </table:table-cell>
          <table:table-cell office:value-type="string" calcext:value-type="string">
            <text:p>L. Aemilius L.f.M.n. Pau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mphitruo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sinaria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ulularia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Bacchides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Captivi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Casina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Cistellaria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Curculio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Epidicus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Menaechmi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Mercator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Miles Glorios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Mostellaria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Poenul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Pseudol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Ruden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Stich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Trinumm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Truculent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Vidularia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22</text:p>
          </table:table-cell>
          <table:table-cell office:value-type="string" calcext:value-type="string">
            <text:p>Aulus Postumius Alb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125</text:p>
          </table:table-cell>
          <table:table-cell office:value-type="string" calcext:value-type="string">
            <text:p>Publius Mucius Scaevol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fragmentum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127</text:p>
          </table:table-cell>
          <table:table-cell office:value-type="string" calcext:value-type="string">
            <text:p>P. Cornel. Scipio Afr. ma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128</text:p>
          </table:table-cell>
          <table:table-cell office:value-type="string" calcext:value-type="string">
            <text:p>P. Cornel. Scipio Aem. Afr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130</text:p>
          </table:table-cell>
          <table:table-cell office:value-type="string" calcext:value-type="string">
            <text:p>P. Cornel. Scipio Nasica Ser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134</text:p>
          </table:table-cell>
          <table:table-cell office:value-type="string" calcext:value-type="string">
            <text:p>Publius Terentius Af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dria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0134</text:p>
          </table:table-cell>
          <table:table-cell office:value-type="string" calcext:value-type="string">
            <text:p>Publius Terentius Afe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Heauton Timorumenos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0134</text:p>
          </table:table-cell>
          <table:table-cell office:value-type="string" calcext:value-type="string">
            <text:p>Publius Terentius Afer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Eunuchus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0134</text:p>
          </table:table-cell>
          <table:table-cell office:value-type="string" calcext:value-type="string">
            <text:p>Publius Terentius Afer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Phormio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0134</text:p>
          </table:table-cell>
          <table:table-cell office:value-type="string" calcext:value-type="string">
            <text:p>Publius Terentius Afer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Hecyra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0134</text:p>
          </table:table-cell>
          <table:table-cell office:value-type="string" calcext:value-type="string">
            <text:p>Publius Terentius Afer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Adelphoe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0137</text:p>
          </table:table-cell>
          <table:table-cell office:value-type="string" calcext:value-type="string">
            <text:p>Titi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og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140</text:p>
          </table:table-cell>
          <table:table-cell office:value-type="string" calcext:value-type="string">
            <text:p>Gaius Ti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143</text:p>
          </table:table-cell>
          <table:table-cell office:value-type="string" calcext:value-type="string">
            <text:p>Trabe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146</text:p>
          </table:table-cell>
          <table:table-cell office:value-type="string" calcext:value-type="string">
            <text:p>Sextus Turpi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149</text:p>
          </table:table-cell>
          <table:table-cell office:value-type="string" calcext:value-type="string">
            <text:p>Carmen Arval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 Arvale</text:p>
          </table:table-cell>
          <table:table-cell office:value-type="string" calcext:value-type="string">
            <text:p>Anthologia Latina sive Poesis Latinae Supplementum. Part 2, Fasc. 1, ed. F. Bu+cheler, 1895</text:p>
          </table:table-cell>
        </table:table-row>
        <table:table-row table:style-name="ro1">
          <table:table-cell office:value-type="string" calcext:value-type="string">
            <text:p>LAT0300</text:p>
          </table:table-cell>
          <table:table-cell office:value-type="string" calcext:value-type="string">
            <text:p>Sempronius Aselli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Rerum Gestarum Libri</text:p>
          </table:table-cell>
          <table:table-cell office:value-type="string" calcext:value-type="string">
            <text:p>Historicorum Romanorum Reliquiae, Vol. 1, ed. H. Peter, 1914</text:p>
          </table:table-cell>
        </table:table-row>
        <table:table-row table:style-name="ro1">
          <table:table-cell office:value-type="string" calcext:value-type="string">
            <text:p>LAT0301</text:p>
          </table:table-cell>
          <table:table-cell office:value-type="string" calcext:value-type="string">
            <text:p>Gnaeus Domitius Ahenobarb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, I: Textus, ed. E. Malcovati, 1953</text:p>
          </table:table-cell>
        </table:table-row>
        <table:table-row table:style-name="ro1">
          <table:table-cell office:value-type="string" calcext:value-type="string">
            <text:p>LAT0302</text:p>
          </table:table-cell>
          <table:table-cell office:value-type="string" calcext:value-type="string">
            <text:p>Marcus Anto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, Vol. 1, ed. E. Malcovati, 1953</text:p>
          </table:table-cell>
        </table:table-row>
        <table:table-row table:style-name="ro1">
          <table:table-cell office:value-type="string" calcext:value-type="string">
            <text:p>LAT0303</text:p>
          </table:table-cell>
          <table:table-cell office:value-type="string" calcext:value-type="string">
            <text:p>Aurelius Opi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306</text:p>
          </table:table-cell>
          <table:table-cell office:value-type="string" calcext:value-type="string">
            <text:p>Carmen Devotion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 Devotionis</text:p>
          </table:table-cell>
          <table:table-cell office:value-type="string" calcext:value-type="string">
            <text:p>Ambrosii Theodosii Macrobii Saturnalia, ed. J. Willis, 1970</text:p>
          </table:table-cell>
        </table:table-row>
        <table:table-row table:style-name="ro1">
          <table:table-cell office:value-type="string" calcext:value-type="string">
            <text:p>LAT0309</text:p>
          </table:table-cell>
          <table:table-cell office:value-type="string" calcext:value-type="string">
            <text:p>Carmen Evocation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 Evocationis</text:p>
          </table:table-cell>
          <table:table-cell office:value-type="string" calcext:value-type="string">
            <text:p>Ambrosii Theodosii Macrobii Saturnalia, ed. J. Willis, 1970</text:p>
          </table:table-cell>
        </table:table-row>
        <table:table-row table:style-name="ro1">
          <table:table-cell office:value-type="string" calcext:value-type="string">
            <text:p>LAT0312</text:p>
          </table:table-cell>
          <table:table-cell office:value-type="string" calcext:value-type="string">
            <text:p>Fabius Dossen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, fragmentum</text:p>
          </table:table-cell>
          <table:table-cell office:value-type="string" calcext:value-type="string">
            <text:p>C. Plini Secundi Naturalis Historiae Libri XXXVII, Vol. 2, ed. C. Mayhoff</text:p>
          </table:table-cell>
        </table:table-row>
        <table:table-row table:style-name="ro1">
          <table:table-cell office:value-type="string" calcext:value-type="string">
            <text:p>LAT0315</text:p>
          </table:table-cell>
          <table:table-cell office:value-type="string" calcext:value-type="string">
            <text:p>Marcus Iunius Gracch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mentarii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321</text:p>
          </table:table-cell>
          <table:table-cell office:value-type="string" calcext:value-type="string">
            <text:p>Porcius Lic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324</text:p>
          </table:table-cell>
          <table:table-cell office:value-type="string" calcext:value-type="string">
            <text:p>Saser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Agri Cultura</text:p>
          </table:table-cell>
          <table:table-cell office:value-type="string" calcext:value-type="string">
            <text:p>Scriptorum Romanorum De Re Rustica Reliquiae. Vol. 1, ed. F. Speranza, 1974</text:p>
          </table:table-cell>
        </table:table-row>
        <table:table-row table:style-name="ro1">
          <table:table-cell office:value-type="string" calcext:value-type="string">
            <text:p>LAT0327</text:p>
          </table:table-cell>
          <table:table-cell office:value-type="string" calcext:value-type="string">
            <text:p>L. Aelius Praeconinus Stil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330</text:p>
          </table:table-cell>
          <table:table-cell office:value-type="string" calcext:value-type="string">
            <text:p>Volcacius Sedigi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00</text:p>
          </table:table-cell>
          <table:table-cell office:value-type="string" calcext:value-type="string">
            <text:p>Lucius Acc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00</text:p>
          </table:table-cell>
          <table:table-cell office:value-type="string" calcext:value-type="string">
            <text:p>Lucius Acc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praetext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400</text:p>
          </table:table-cell>
          <table:table-cell office:value-type="string" calcext:value-type="string">
            <text:p>Lucius Acci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401</text:p>
          </table:table-cell>
          <table:table-cell office:value-type="string" calcext:value-type="string">
            <text:p>Aufus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, fragment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02</text:p>
          </table:table-cell>
          <table:table-cell office:value-type="string" calcext:value-type="string">
            <text:p>Valerius Aeditu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grammat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04</text:p>
          </table:table-cell>
          <table:table-cell office:value-type="string" calcext:value-type="string">
            <text:p>Lucius Afra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og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405</text:p>
          </table:table-cell>
          <table:table-cell office:value-type="string" calcext:value-type="string">
            <text:p>Clodius Tus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, fragment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06</text:p>
          </table:table-cell>
          <table:table-cell office:value-type="string" calcext:value-type="string">
            <text:p>Publius Alfenus Var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iurisprudentia, fragment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408</text:p>
          </table:table-cell>
          <table:table-cell office:value-type="string" calcext:value-type="string">
            <text:p>Marcus Antonius triumvi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, Vol. 1, ed. E. Malcovati, 1953</text:p>
          </table:table-cell>
        </table:table-row>
        <table:table-row table:style-name="ro1">
          <table:table-cell office:value-type="string" calcext:value-type="string">
            <text:p>LAT0409</text:p>
          </table:table-cell>
          <table:table-cell office:value-type="string" calcext:value-type="string">
            <text:p>Quintus Cornific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, fragment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10</text:p>
          </table:table-cell>
          <table:table-cell office:value-type="string" calcext:value-type="string">
            <text:p>Aprissius (?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frg.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412</text:p>
          </table:table-cell>
          <table:table-cell office:value-type="string" calcext:value-type="string">
            <text:p>Gaius Aquilius Ga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, fragment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413</text:p>
          </table:table-cell>
          <table:table-cell office:value-type="string" calcext:value-type="string">
            <text:p>Gavius Bass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Origine Vocabulorum, frr.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13</text:p>
          </table:table-cell>
          <table:table-cell office:value-type="string" calcext:value-type="string">
            <text:p>Gavius Bass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um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14</text:p>
          </table:table-cell>
          <table:table-cell office:value-type="string" calcext:value-type="string">
            <text:p>Lucius Arrun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 Belli Punici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416</text:p>
          </table:table-cell>
          <table:table-cell office:value-type="string" calcext:value-type="string">
            <text:p>Lucius Ateius Praetexta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18</text:p>
          </table:table-cell>
          <table:table-cell office:value-type="string" calcext:value-type="string">
            <text:p>Titus Quinctius Att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gramm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18</text:p>
          </table:table-cell>
          <table:table-cell office:value-type="string" calcext:value-type="string">
            <text:p>Titus Quinctius Att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tog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419</text:p>
          </table:table-cell>
          <table:table-cell office:value-type="string" calcext:value-type="string">
            <text:p>Lucius Orbilius Pupi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20</text:p>
          </table:table-cell>
          <table:table-cell office:value-type="string" calcext:value-type="string">
            <text:p>Publius Aufidius Namus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423</text:p>
          </table:table-cell>
          <table:table-cell office:value-type="string" calcext:value-type="string">
            <text:p>Lucius Herennius Balb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, Vol. 1, ed. E. Malcovati, 1953</text:p>
          </table:table-cell>
        </table:table-row>
        <table:table-row table:style-name="ro1">
          <table:table-cell office:value-type="string" calcext:value-type="string">
            <text:p>LAT0425</text:p>
          </table:table-cell>
          <table:table-cell office:value-type="string" calcext:value-type="string">
            <text:p>Publius Rutilius Lup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chemata Lexeos</text:p>
          </table:table-cell>
          <table:table-cell office:value-type="string" calcext:value-type="string">
            <text:p>Rhetores Latini Minores, ed. K. Halm, 1863</text:p>
          </table:table-cell>
        </table:table-row>
        <table:table-row table:style-name="ro1">
          <table:table-cell office:value-type="string" calcext:value-type="string">
            <text:p>LAT0426</text:p>
          </table:table-cell>
          <table:table-cell office:value-type="string" calcext:value-type="string">
            <text:p>Bellum Africum [Anonymous]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Bellum Africum</text:p>
          </table:table-cell>
          <table:table-cell office:value-type="string" calcext:value-type="string">
            <text:p>C. Iuli Caesaris Commentarii. Vol. 3, ed. A. Klotz, 1927</text:p>
          </table:table-cell>
        </table:table-row>
        <table:table-row table:style-name="ro1">
          <table:table-cell office:value-type="string" calcext:value-type="string">
            <text:p>LAT0428</text:p>
          </table:table-cell>
          <table:table-cell office:value-type="string" calcext:value-type="string">
            <text:p>Bellum Alexandrinum [Anonymous]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Bellum Alexandrinum</text:p>
          </table:table-cell>
          <table:table-cell office:value-type="string" calcext:value-type="string">
            <text:p>C. Iuli Caesaris Commentarii. Vol. 3, ed. A. Klotz, 1927</text:p>
          </table:table-cell>
        </table:table-row>
        <table:table-row table:style-name="ro1">
          <table:table-cell office:value-type="string" calcext:value-type="string">
            <text:p>LAT0430</text:p>
          </table:table-cell>
          <table:table-cell office:value-type="string" calcext:value-type="string">
            <text:p>Bellum Hispaniense [Anonymous]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Bellum Hispaniense</text:p>
          </table:table-cell>
          <table:table-cell office:value-type="string" calcext:value-type="string">
            <text:p>C. Iuli Caesaris Commentarii. Vol. 3, ed. A. Klotz, 1927</text:p>
          </table:table-cell>
        </table:table-row>
        <table:table-row table:style-name="ro1">
          <table:table-cell office:value-type="string" calcext:value-type="string">
            <text:p>LAT0432</text:p>
          </table:table-cell>
          <table:table-cell office:value-type="string" calcext:value-type="string">
            <text:p>Marcus Furius Bibacu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36</text:p>
          </table:table-cell>
          <table:table-cell office:value-type="string" calcext:value-type="string">
            <text:p>Marcus Iunius Brutus [tyr.]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42</text:p>
          </table:table-cell>
          <table:table-cell office:value-type="string" calcext:value-type="string">
            <text:p>Aulus Caecin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um</text:p>
          </table:table-cell>
          <table:table-cell office:value-type="string" calcext:value-type="string">
            <text:p>Servii Grammatici Qui Feruntur in Vergilii Carmina Commentarii, Vol. 3, Fasc. 2, ed. H. Hagen, 1902</text:p>
          </table:table-cell>
        </table:table-row>
        <table:table-row table:style-name="ro1">
          <table:table-cell office:value-type="string" calcext:value-type="string">
            <text:p>LAT0444</text:p>
          </table:table-cell>
          <table:table-cell office:value-type="string" calcext:value-type="string">
            <text:p>Marcus Caelius Ruf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45</text:p>
          </table:table-cell>
          <table:table-cell office:value-type="string" calcext:value-type="string">
            <text:p>Gaius vel Lucius Caepas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46</text:p>
          </table:table-cell>
          <table:table-cell office:value-type="string" calcext:value-type="string">
            <text:p>Quintus Servilius Caepi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48</text:p>
          </table:table-cell>
          <table:table-cell office:value-type="string" calcext:value-type="string">
            <text:p>Gaius Iulius Caesa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Bello Gallico</text:p>
          </table:table-cell>
          <table:table-cell office:value-type="string" calcext:value-type="string">
            <text:p>C. Iulii Caesaris: Commentarii Rerum Gestarum. Vol. 1, ed. O. Seel, 1961</text:p>
          </table:table-cell>
        </table:table-row>
        <table:table-row table:style-name="ro1">
          <table:table-cell office:value-type="string" calcext:value-type="string">
            <text:p>LAT0448</text:p>
          </table:table-cell>
          <table:table-cell office:value-type="string" calcext:value-type="string">
            <text:p>Gaius Iulius Caesa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Bellum Civile</text:p>
          </table:table-cell>
          <table:table-cell office:value-type="string" calcext:value-type="string">
            <text:p>C. Iuli Caesaris Commentarii. Vol. 2, ed. A. Klotz, 1950</text:p>
          </table:table-cell>
        </table:table-row>
        <table:table-row table:style-name="ro1">
          <table:table-cell office:value-type="string" calcext:value-type="string">
            <text:p>LAT0448</text:p>
          </table:table-cell>
          <table:table-cell office:value-type="string" calcext:value-type="string">
            <text:p>Gaius Iulius Caesar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48</text:p>
          </table:table-cell>
          <table:table-cell office:value-type="string" calcext:value-type="string">
            <text:p>Gaius Iulius Caesar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Analogi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48</text:p>
          </table:table-cell>
          <table:table-cell office:value-type="string" calcext:value-type="string">
            <text:p>Gaius Iulius Caesar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nticato</text:p>
          </table:table-cell>
          <table:table-cell office:value-type="string" calcext:value-type="string">
            <text:p>C. Iuli Caesaris Commentarii. Vol. 3, ed. A. Klotz, 1927</text:p>
          </table:table-cell>
        </table:table-row>
        <table:table-row table:style-name="ro1">
          <table:table-cell office:value-type="string" calcext:value-type="string">
            <text:p>LAT0448</text:p>
          </table:table-cell>
          <table:table-cell office:value-type="string" calcext:value-type="string">
            <text:p>Gaius Iulius Caesar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C. Iuli Caesaris Commentarii. Vol. 3, ed. A. Klotz, 1927</text:p>
          </table:table-cell>
        </table:table-row>
        <table:table-row table:style-name="ro1">
          <table:table-cell office:value-type="string" calcext:value-type="string">
            <text:p>LAT0448</text:p>
          </table:table-cell>
          <table:table-cell office:value-type="string" calcext:value-type="string">
            <text:p>Gaius Iulius Caesar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epistulae ad Ciceronem</text:p>
          </table:table-cell>
          <table:table-cell office:value-type="string" calcext:value-type="string">
            <text:p>C. Iuli Caesaris Commentarii. Vol. 3, ed. A. Klotz, 1927</text:p>
          </table:table-cell>
        </table:table-row>
        <table:table-row table:style-name="ro1">
          <table:table-cell office:value-type="string" calcext:value-type="string">
            <text:p>LAT0448</text:p>
          </table:table-cell>
          <table:table-cell office:value-type="string" calcext:value-type="string">
            <text:p>Gaius Iulius Caesar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epistulae ad familiares</text:p>
          </table:table-cell>
          <table:table-cell office:value-type="string" calcext:value-type="string">
            <text:p>C. Iuli Caesaris Commentarii. Vol. 3, ed. A. Klotz, 1927</text:p>
          </table:table-cell>
        </table:table-row>
        <table:table-row table:style-name="ro1">
          <table:table-cell office:value-type="string" calcext:value-type="string">
            <text:p>LAT0450</text:p>
          </table:table-cell>
          <table:table-cell office:value-type="string" calcext:value-type="string">
            <text:p>Lucius Iulius Caesa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uspiciorum Liber, fragment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451</text:p>
          </table:table-cell>
          <table:table-cell office:value-type="string" calcext:value-type="string">
            <text:p>Sinnius Capit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, fragment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52</text:p>
          </table:table-cell>
          <table:table-cell office:value-type="string" calcext:value-type="string">
            <text:p>Gaius Iulius Caesar Strab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52</text:p>
          </table:table-cell>
          <table:table-cell office:value-type="string" calcext:value-type="string">
            <text:p>Gaius Iulius Caesar Strab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454</text:p>
          </table:table-cell>
          <table:table-cell office:value-type="string" calcext:value-type="string">
            <text:p>Marcus Calid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55</text:p>
          </table:table-cell>
          <table:table-cell office:value-type="string" calcext:value-type="string">
            <text:p>Gaius Calpurnius Pis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56</text:p>
          </table:table-cell>
          <table:table-cell office:value-type="string" calcext:value-type="string">
            <text:p>Gaius Licinius Macer Calv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56</text:p>
          </table:table-cell>
          <table:table-cell office:value-type="string" calcext:value-type="string">
            <text:p>Gaius Licinius Macer Calv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58</text:p>
          </table:table-cell>
          <table:table-cell office:value-type="string" calcext:value-type="string">
            <text:p>Publius Cannu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60</text:p>
          </table:table-cell>
          <table:table-cell office:value-type="string" calcext:value-type="string">
            <text:p>Gaius Papirius Carbo Arvi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66</text:p>
          </table:table-cell>
          <table:table-cell office:value-type="string" calcext:value-type="string">
            <text:p>Aulus Cascel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iber Bene Dictorum, frr. duo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469</text:p>
          </table:table-cell>
          <table:table-cell office:value-type="string" calcext:value-type="string">
            <text:p>Lucius Cassius Long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70</text:p>
          </table:table-cell>
          <table:table-cell office:value-type="string" calcext:value-type="string">
            <text:p>Marcus Porcius Cato Uticensi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72</text:p>
          </table:table-cell>
          <table:table-cell office:value-type="string" calcext:value-type="string">
            <text:p>Gaius Valerius Catu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Catullus, ed. G. P. Goold, 1983</text:p>
          </table:table-cell>
        </table:table-row>
        <table:table-row table:style-name="ro1">
          <table:table-cell office:value-type="string" calcext:value-type="string">
            <text:p>LAT0472</text:p>
          </table:table-cell>
          <table:table-cell office:value-type="string" calcext:value-type="string">
            <text:p>Gaius Valerius Catull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arminum fragmenta</text:p>
          </table:table-cell>
          <table:table-cell office:value-type="string" calcext:value-type="string">
            <text:p>C. Valerii Catulli Carmina, ed. R. A. B. Mynors, 1958</text:p>
          </table:table-cell>
        </table:table-row>
        <table:table-row table:style-name="ro1">
          <table:table-cell office:value-type="string" calcext:value-type="string">
            <text:p>LAT0473</text:p>
          </table:table-cell>
          <table:table-cell office:value-type="string" calcext:value-type="string">
            <text:p>Q. Lutatius Catulus iuni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ro Quinctio</text:p>
          </table:table-cell>
          <table:table-cell office:value-type="string" calcext:value-type="string">
            <text:p>M. Tulli Ciceronis Orationes. Vol. 4, ed. A. C. Clark, 190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Pro S. Roscio Amerino</text:p>
          </table:table-cell>
          <table:table-cell office:value-type="string" calcext:value-type="string">
            <text:p>M. Tulli Ciceronis Orationes. Vol. 1, ed. A. C. Clark, 1905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Pro Q. Roscio Comoedo</text:p>
          </table:table-cell>
          <table:table-cell office:value-type="string" calcext:value-type="string">
            <text:p>M. Tulli Ciceronis Orationes. Vol. 4, ed. A. C. Clark, 190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In Q. Caecilium</text:p>
          </table:table-cell>
          <table:table-cell office:value-type="string" calcext:value-type="string">
            <text:p>M. Tulli Ciceronis Orationes. Vol. 3, ed. W. Peterson, 1917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In Verrem</text:p>
          </table:table-cell>
          <table:table-cell office:value-type="string" calcext:value-type="string">
            <text:p>M. Tulli Ciceronis Orationes. Vol. 3, ed. W. Peterson, 1917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Pro Tullio</text:p>
          </table:table-cell>
          <table:table-cell office:value-type="string" calcext:value-type="string">
            <text:p>M. Tulli Ciceronis Orationes. Vol. 6, ed. A. C. Clark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Pro Fonteio</text:p>
          </table:table-cell>
          <table:table-cell office:value-type="string" calcext:value-type="string">
            <text:p>M. Tulli Ciceronis Orationes. Vol. 6, ed. A. C. Clark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Pro Caecina</text:p>
          </table:table-cell>
          <table:table-cell office:value-type="string" calcext:value-type="string">
            <text:p>M. Tulli Ciceronis Orationes. Vol. 4, ed. A. C. Clark, 190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Pro Lege Manilia</text:p>
          </table:table-cell>
          <table:table-cell office:value-type="string" calcext:value-type="string">
            <text:p>M. Tulli Ciceronis Orationes. Vol. 1, ed. A. C. Clark, 1905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Pro Cluentio</text:p>
          </table:table-cell>
          <table:table-cell office:value-type="string" calcext:value-type="string">
            <text:p>M. Tulli Ciceronis Orationes. Vol. 1, ed. A. C. Clark, 1905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De Lege Agraria</text:p>
          </table:table-cell>
          <table:table-cell office:value-type="string" calcext:value-type="string">
            <text:p>M. Tulli Ciceronis Orationes. Vol. 4, ed. A. C. Clark, 190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Pro Rabirio Perduellionis Reo</text:p>
          </table:table-cell>
          <table:table-cell office:value-type="string" calcext:value-type="string">
            <text:p>M. Tulli Ciceronis Orationes. Vol. 4, ed. A. C. Clark, 190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In Catilinam</text:p>
          </table:table-cell>
          <table:table-cell office:value-type="string" calcext:value-type="string">
            <text:p>M. Tulli Ciceronis Orationes. Vol. 1, ed. A. C. Clark, 1905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Pro Murena</text:p>
          </table:table-cell>
          <table:table-cell office:value-type="string" calcext:value-type="string">
            <text:p>M. Tulli Ciceronis Orationes. Vol. 1, ed. A. C. Clark, 1905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Pro Sulla</text:p>
          </table:table-cell>
          <table:table-cell office:value-type="string" calcext:value-type="string">
            <text:p>M. Tulli Ciceronis Orationes. Vol. 6, ed. A. C. Clark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Pro Archia</text:p>
          </table:table-cell>
          <table:table-cell office:value-type="string" calcext:value-type="string">
            <text:p>M. Tulli Ciceronis Orationes. Vol. 6, ed. A. C. Clark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Pro Flacco</text:p>
          </table:table-cell>
          <table:table-cell office:value-type="string" calcext:value-type="string">
            <text:p>M. Tulli Ciceronis Orationes. Vol. 4, ed. A. C. Clark, 190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Post Reditum ad Populum</text:p>
          </table:table-cell>
          <table:table-cell office:value-type="string" calcext:value-type="string">
            <text:p>M. Tulli Ciceronis Orationes. Vol. 5, ed. W. Peterson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Post Reditum in Senatu</text:p>
          </table:table-cell>
          <table:table-cell office:value-type="string" calcext:value-type="string">
            <text:p>M. Tulli Ciceronis Orationes. Vol. 5, ed. W. Peterson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De Domo Sua</text:p>
          </table:table-cell>
          <table:table-cell office:value-type="string" calcext:value-type="string">
            <text:p>M. Tulli Ciceronis Orationes. Vol. 5, ed. W. Peterson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De Haruspicum Responso</text:p>
          </table:table-cell>
          <table:table-cell office:value-type="string" calcext:value-type="string">
            <text:p>M. Tulli Ciceronis Orationes. Vol. 5, ed. W. Peterson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Pro Sestio</text:p>
          </table:table-cell>
          <table:table-cell office:value-type="string" calcext:value-type="string">
            <text:p>M. Tulli Ciceronis Orationes. Vol. 5, ed. W. Peterson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In Vatinium</text:p>
          </table:table-cell>
          <table:table-cell office:value-type="string" calcext:value-type="string">
            <text:p>M. Tulli Ciceronis Orationes. Vol. 5, ed. W. Peterson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Pro Caelio</text:p>
          </table:table-cell>
          <table:table-cell office:value-type="string" calcext:value-type="string">
            <text:p>M. Tulli Ciceronis Orationes. Vol. 1, ed. A. C. Clark, 1905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De Provinciis Consularibus</text:p>
          </table:table-cell>
          <table:table-cell office:value-type="string" calcext:value-type="string">
            <text:p>M. Tulli Ciceronis Orationes. Vol. 5, ed. W. Peterson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Pro Balbo</text:p>
          </table:table-cell>
          <table:table-cell office:value-type="string" calcext:value-type="string">
            <text:p>M. Tulli Ciceronis Orationes. Vol. 5, ed. W. Peterson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In Pisonem</text:p>
          </table:table-cell>
          <table:table-cell office:value-type="string" calcext:value-type="string">
            <text:p>M. Tulli Ciceronis Orationes. Vol. 4, ed. A. C. Clark, 190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Pro Plancio</text:p>
          </table:table-cell>
          <table:table-cell office:value-type="string" calcext:value-type="string">
            <text:p>M. Tulli Ciceronis Orationes. Vol. 6, ed. A. C. Clark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Pro Scauro</text:p>
          </table:table-cell>
          <table:table-cell office:value-type="string" calcext:value-type="string">
            <text:p>M. Tulli Ciceronis Orationes. Vol. 6, ed. A. C. Clark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Pro Rabirio Postumo</text:p>
          </table:table-cell>
          <table:table-cell office:value-type="string" calcext:value-type="string">
            <text:p>M. Tulli Ciceronis Orationes. Vol. 4, ed. A. C. Clark, 190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Pro Milone</text:p>
          </table:table-cell>
          <table:table-cell office:value-type="string" calcext:value-type="string">
            <text:p>M. Tulli Ciceronis Orationes. Vol. 2, ed. A. C. Clark, 191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Pro Marcello</text:p>
          </table:table-cell>
          <table:table-cell office:value-type="string" calcext:value-type="string">
            <text:p>M. Tulli Ciceronis Orationes. Vol. 2, ed. A. C. Clark, 191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Pro Ligario</text:p>
          </table:table-cell>
          <table:table-cell office:value-type="string" calcext:value-type="string">
            <text:p>M. Tulli Ciceronis Orationes. Vol. 2, ed. A. C. Clark, 191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Pro Rege Deiotaro</text:p>
          </table:table-cell>
          <table:table-cell office:value-type="string" calcext:value-type="string">
            <text:p>M. Tulli Ciceronis Orationes. Vol. 2, ed. A. C. Clark, 191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Philippicae</text:p>
          </table:table-cell>
          <table:table-cell office:value-type="string" calcext:value-type="string">
            <text:p>M. Tulli Ciceronis Orationes. Vol. 2, ed. A. C. Clark, 191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De Inventione</text:p>
          </table:table-cell>
          <table:table-cell office:value-type="string" calcext:value-type="string">
            <text:p>M. Tulli Ciceronis Scripta Quae Manserunt Omnia. Fasc. 2, ed. E. Stroebel, 1915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De Oratore</text:p>
          </table:table-cell>
          <table:table-cell office:value-type="string" calcext:value-type="string">
            <text:p>M. Tulli Ciceronis Rhetorica. Vol.1, ed. A. S. Wilkins, 190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De Partitione Oratoria</text:p>
          </table:table-cell>
          <table:table-cell office:value-type="string" calcext:value-type="string">
            <text:p>Cicero in Twenty%19Eight Volumes. Vol. 4, ed. H. Rackham, 194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Brutus</text:p>
          </table:table-cell>
          <table:table-cell office:value-type="string" calcext:value-type="string">
            <text:p>M. Tulli Ciceronis Scripta Quae Manserunt Omnia. Fasc. 4, ed. E. Malcovati, 197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Orator</text:p>
          </table:table-cell>
          <table:table-cell office:value-type="string" calcext:value-type="string">
            <text:p>M. Tulli Ciceronis Scripta Quae Manserunt Omnia. Fasc. 5, ed. P. Reis, 193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De Optimo Genere Oratorum</text:p>
          </table:table-cell>
          <table:table-cell office:value-type="string" calcext:value-type="string">
            <text:p>Cicero: De Inventione, De Optimo Genere Oratorum, Topica, ed. H. M. Hubbell, 194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Topica</text:p>
          </table:table-cell>
          <table:table-cell office:value-type="string" calcext:value-type="string">
            <text:p>Cicero: De Inventione, De Optimo Genere Oratorum, Topica, ed. H. M. Hubbell, 194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De Republica</text:p>
          </table:table-cell>
          <table:table-cell office:value-type="string" calcext:value-type="string">
            <text:p>M. Tulli Ciceronis Scripta Quae Manserunt Omnia. Part 4, Vol. 2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De Legibus</text:p>
          </table:table-cell>
          <table:table-cell office:value-type="string" calcext:value-type="string">
            <text:p>Cice/ron: Traite/ des Lois, ed. G. de Plinval, 196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Academica</text:p>
          </table:table-cell>
          <table:table-cell office:value-type="string" calcext:value-type="string">
            <text:p>M. Tulli Ciceronis Scripta Quae Manserunt Omnia. Fasc. 42, ed. O. Plasberg, 192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Lucullus</text:p>
          </table:table-cell>
          <table:table-cell office:value-type="string" calcext:value-type="string">
            <text:p>M. Tulli Ciceronis Scripta Quae Manserunt Omnia. Fasc. 42, ed. O. Plasberg, 192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Paradoxa Stoicorum</text:p>
          </table:table-cell>
          <table:table-cell office:value-type="string" calcext:value-type="string">
            <text:p>M. Tulli Ciceronis Scripta Quae Manserunt Omnia. Part 4, Vol. 3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De Finibus</text:p>
          </table:table-cell>
          <table:table-cell office:value-type="string" calcext:value-type="string">
            <text:p>M. Tulli Ciceronis Scripta Quae Manserunt Omnia. Fasc. 43, ed. T. Schiche, 1915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Tusculanae Disputationes</text:p>
          </table:table-cell>
          <table:table-cell office:value-type="string" calcext:value-type="string">
            <text:p>M. Tulli Ciceronis Scripta Quae Manserunt Omnia. Fasc. 44, ed. M. Pohlenz, 191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De Natura Deorum</text:p>
          </table:table-cell>
          <table:table-cell office:value-type="string" calcext:value-type="string">
            <text:p>M. Tulli Ciceronis Scripta Quae Manserunt Omnia. Fasc. 45, ed. W. Ax, 1933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Cato Maior de Senectute</text:p>
          </table:table-cell>
          <table:table-cell office:value-type="string" calcext:value-type="string">
            <text:p>M. Tulli Ciceronis Scripta Quae Manserunt Omnia. Fasc. 47, ed. K. Simbeck, 1917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Laelius de Amicitia</text:p>
          </table:table-cell>
          <table:table-cell office:value-type="string" calcext:value-type="string">
            <text:p>M. Tulli Ciceronis Scripta Quae Manserunt Omnia. Part 4, Vol. 3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De Divinatione</text:p>
          </table:table-cell>
          <table:table-cell office:value-type="string" calcext:value-type="string">
            <text:p>M. Tulli Ciceronis Scripta Quae Manserunt Omnia. Part 4, Vol. 2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De Fato</text:p>
          </table:table-cell>
          <table:table-cell office:value-type="string" calcext:value-type="string">
            <text:p>M. Tulli Ciceronis Scripta Quae Manserunt Omnia. Part 4, Vol. 2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De Officiis</text:p>
          </table:table-cell>
          <table:table-cell office:value-type="string" calcext:value-type="string">
            <text:p>M. Tulli Ciceronis Scripta Quae Manserunt Omnia. Fasc. 48, ed. C. Atzert, 193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Epistulae ad Familiares</text:p>
          </table:table-cell>
          <table:table-cell office:value-type="string" calcext:value-type="string">
            <text:p>Cicero: Epistulae ad Familiares. 2 vols., ed. D. R. Shackleton Bailey, 1977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Epistulae ad Atticum</text:p>
          </table:table-cell>
          <table:table-cell office:value-type="string" calcext:value-type="string">
            <text:p>Cicero's Letters to Atticus. 6 vols., ed. D. R. Shackleton Bailey, 1965%19196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Epistulae ad Quintum Fratrem</text:p>
          </table:table-cell>
          <table:table-cell office:value-type="string" calcext:value-type="string">
            <text:p>Cicero: Epistulae ad Quintum Fratrem et M. Brutum, ed. D. R. Shackleton Bailey, 198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Epistulae ad Brutum</text:p>
          </table:table-cell>
          <table:table-cell office:value-type="string" calcext:value-type="string">
            <text:p>Cicero: Epistulae ad Quintum Fratrem et M. Brutum, ed. D. R. Shackleton Bailey, 198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Arati Phaenomena</text:p>
          </table:table-cell>
          <table:table-cell office:value-type="string" calcext:value-type="string">
            <text:p>Cice/ron: Aratea, Fragments Poe/tiques, ed. J. Soubiran, 197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Facete Dicta</text:p>
          </table:table-cell>
          <table:table-cell office:value-type="string" calcext:value-type="string">
            <text:p>M. Tulli Ciceronis Scripta Quae Manserunt Omnia. Part 4, Vol. 3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carmina, fragmenta</text:p>
          </table:table-cell>
          <table:table-cell office:value-type="string" calcext:value-type="string">
            <text:p>Fragmenta Poetarum Latinorum Epicorum et Lyricorum praeter Ennium et Lucilium, ed. C. Bu+chner, 198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Commentarii Causarum</text:p>
          </table:table-cell>
          <table:table-cell office:value-type="string" calcext:value-type="string">
            <text:p>S. Hieronymi Presbyteri Opera, Part 3:1, ed. P. Lardet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epistulae, fragmenta</text:p>
          </table:table-cell>
          <table:table-cell office:value-type="string" calcext:value-type="string">
            <text:p>M. Tulli Ciceronis Epistulae. Vol. 3, ed. W. S. Watt, 195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Hortensius</text:p>
          </table:table-cell>
          <table:table-cell office:value-type="string" calcext:value-type="string">
            <text:p>M. Tulli Ciceronis Hortensius, ed. A. Grilli, 196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incertorum librorum fragmenta</text:p>
          </table:table-cell>
          <table:table-cell office:value-type="string" calcext:value-type="string">
            <text:p>M. Tulli Ciceronis Scripta Quae Manserunt Omnia. Part 4, Vol. 3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De Iure Civ. in Artem Redig.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orationum deperditarum frr.</text:p>
          </table:table-cell>
          <table:table-cell office:value-type="string" calcext:value-type="string">
            <text:p>M. Tulli Ciceronis Scripta Quae Manserunt Omnia. Vol. 8, ed. F. Schoell, 191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orationum incertarum frr.</text:p>
          </table:table-cell>
          <table:table-cell office:value-type="string" calcext:value-type="string">
            <text:p>M. Tulli Ciceronis Scripta Quae Manserunt Omnia. Vol. 8, ed. F. Schoell, 191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philosophicorum librorum frr.</text:p>
          </table:table-cell>
          <table:table-cell office:value-type="string" calcext:value-type="string">
            <text:p>M. Tulli Ciceronis Scripta Quae Manserunt Omnia. Part 4, Vol. 3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Arati Prognostica</text:p>
          </table:table-cell>
          <table:table-cell office:value-type="string" calcext:value-type="string">
            <text:p>Cice/ron: Aratea, Fragments Poe/tiques, ed. J. Soubiran, 197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M. Tulli Ciceronis Scripta Quae Manserunt Omnia. Part 4, Vol. 3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Rhetorica ad Herennium [sp.]</text:p>
          </table:table-cell>
          <table:table-cell office:value-type="string" calcext:value-type="string">
            <text:p>M. Tulli Ciceronis Scripta Quae Manserunt Omnia. Fasc. 1, ed. F. Marx, 1923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In Sallustium [sp.]</text:p>
          </table:table-cell>
          <table:table-cell office:value-type="string" calcext:value-type="string">
            <text:p>Appendix Sallustiana. Fasc. 2, ed. A. Kurfess, 197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epistula ad Octavianum [sp.]</text:p>
          </table:table-cell>
          <table:table-cell office:value-type="string" calcext:value-type="string">
            <text:p>M. Tulli Ciceronis Epistulae. Vol. 3, ed. W. S. Watt, 1958</text:p>
          </table:table-cell>
        </table:table-row>
        <table:table-row table:style-name="ro1">
          <table:table-cell office:value-type="string" calcext:value-type="string">
            <text:p>LAT0478</text:p>
          </table:table-cell>
          <table:table-cell office:value-type="string" calcext:value-type="string">
            <text:p>Quintus Tullius Cicer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78</text:p>
          </table:table-cell>
          <table:table-cell office:value-type="string" calcext:value-type="string">
            <text:p>Quintus Tullius Cicer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Commentar. Petitionis [sp.]</text:p>
          </table:table-cell>
          <table:table-cell office:value-type="string" calcext:value-type="string">
            <text:p>M. Tulli Ciceronis Epistulae. Vol. 3, ed. W. S. Watt, 1958</text:p>
          </table:table-cell>
        </table:table-row>
        <table:table-row table:style-name="ro1">
          <table:table-cell office:value-type="string" calcext:value-type="string">
            <text:p>LAT0484</text:p>
          </table:table-cell>
          <table:table-cell office:value-type="string" calcext:value-type="string">
            <text:p>Lucius Cinc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84</text:p>
          </table:table-cell>
          <table:table-cell office:value-type="string" calcext:value-type="string">
            <text:p>Lucius Cinc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iurisprudenti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486</text:p>
          </table:table-cell>
          <table:table-cell office:value-type="string" calcext:value-type="string">
            <text:p>Gaius Helvius Cin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87</text:p>
          </table:table-cell>
          <table:table-cell office:value-type="string" calcext:value-type="string">
            <text:p>Publius Clodius Pulch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88</text:p>
          </table:table-cell>
          <table:table-cell office:value-type="string" calcext:value-type="string">
            <text:p>Servius Clod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90</text:p>
          </table:table-cell>
          <table:table-cell office:value-type="string" calcext:value-type="string">
            <text:p>Publius Comi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92</text:p>
          </table:table-cell>
          <table:table-cell office:value-type="string" calcext:value-type="string">
            <text:p>Commentarii Augurum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mentarii Augurum</text:p>
          </table:table-cell>
          <table:table-cell office:value-type="string" calcext:value-type="string">
            <text:p>M. Terenti Varronis De Linguae Latinae Quae Supersunt, ed. G. Goetz; F. Schoell, 1910</text:p>
          </table:table-cell>
        </table:table-row>
        <table:table-row table:style-name="ro1">
          <table:table-cell office:value-type="string" calcext:value-type="string">
            <text:p>LAT0494</text:p>
          </table:table-cell>
          <table:table-cell office:value-type="string" calcext:value-type="string">
            <text:p>Commentarii Consulare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mentarii Consulares</text:p>
          </table:table-cell>
          <table:table-cell office:value-type="string" calcext:value-type="string">
            <text:p>M. Terenti Varronis De Linguae Latinae Quae Supersunt, ed. G. Goetz; F. Schoell, 1910</text:p>
          </table:table-cell>
        </table:table-row>
        <table:table-row table:style-name="ro1">
          <table:table-cell office:value-type="string" calcext:value-type="string">
            <text:p>LAT0496</text:p>
          </table:table-cell>
          <table:table-cell office:value-type="string" calcext:value-type="string">
            <text:p>Commentarius Anquisit. Sergi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ment. Anquisit. Sergii</text:p>
          </table:table-cell>
          <table:table-cell office:value-type="string" calcext:value-type="string">
            <text:p>M. Terenti Varronis De Linguae Latinae Quae Supersunt, ed. G. Goetz; F. Schoell, 1910</text:p>
          </table:table-cell>
        </table:table-row>
        <table:table-row table:style-name="ro1">
          <table:table-cell office:value-type="string" calcext:value-type="string">
            <text:p>LAT0498</text:p>
          </table:table-cell>
          <table:table-cell office:value-type="string" calcext:value-type="string">
            <text:p>Gaius Aurelius Cott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00</text:p>
          </table:table-cell>
          <table:table-cell office:value-type="string" calcext:value-type="string">
            <text:p>Lucius Licinius Crass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02</text:p>
          </table:table-cell>
          <table:table-cell office:value-type="string" calcext:value-type="string">
            <text:p>Aulus Cremutius Cord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510</text:p>
          </table:table-cell>
          <table:table-cell office:value-type="string" calcext:value-type="string">
            <text:p>Publius Cornelius Dolabell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12</text:p>
          </table:table-cell>
          <table:table-cell office:value-type="string" calcext:value-type="string">
            <text:p>Marcus Duro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14</text:p>
          </table:table-cell>
          <table:table-cell office:value-type="string" calcext:value-type="string">
            <text:p>Egna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Rerum Natur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15</text:p>
          </table:table-cell>
          <table:table-cell office:value-type="string" calcext:value-type="string">
            <text:p>Sextus (vel Spurius) En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vel Sp.) Ennius. grammatica (Grammaticae Romanae Fragmenta, ed. G. Funaioli, 1907</text:p>
          </table:table-cell>
        </table:table-row>
        <table:table-row table:style-name="ro1">
          <table:table-cell office:value-type="string" calcext:value-type="string">
            <text:p>LAT0516</text:p>
          </table:table-cell>
          <table:table-cell office:value-type="string" calcext:value-type="string">
            <text:p>Gaius Eruc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18</text:p>
          </table:table-cell>
          <table:table-cell office:value-type="string" calcext:value-type="string">
            <text:p>Aulus Furius Antia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22</text:p>
          </table:table-cell>
          <table:table-cell office:value-type="string" calcext:value-type="string">
            <text:p>Gaius Aelius Ga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Verbis ad Ius Civile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522</text:p>
          </table:table-cell>
          <table:table-cell office:value-type="string" calcext:value-type="string">
            <text:p>Gaius Aelius Gall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iurisprudentia, fragmenta</text:p>
          </table:table-cell>
          <table:table-cell office:value-type="string" calcext:value-type="string">
            <text:p>The Digest of Justinian. Vol. 4, ed. T. Mommsen, P. Kru+ger, A. Watson, 1985</text:p>
          </table:table-cell>
        </table:table-row>
        <table:table-row table:style-name="ro1">
          <table:table-cell office:value-type="string" calcext:value-type="string">
            <text:p>LAT0524</text:p>
          </table:table-cell>
          <table:table-cell office:value-type="string" calcext:value-type="string">
            <text:p>Gaius Cornelius Ga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legi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24</text:p>
          </table:table-cell>
          <table:table-cell office:value-type="string" calcext:value-type="string">
            <text:p>Gaius Cornelius Gall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elegia in pap. Qas%1r Ibri=m</text:p>
          </table:table-cell>
          <table:table-cell office:value-type="string" calcext:value-type="string">
            <text:p>ed. R. D. Anderson, P. J. Parsons, R. G. M. Nisbet [JRS 69(1979)]</text:p>
          </table:table-cell>
        </table:table-row>
        <table:table-row table:style-name="ro1">
          <table:table-cell office:value-type="string" calcext:value-type="string">
            <text:p>LAT0526</text:p>
          </table:table-cell>
          <table:table-cell office:value-type="string" calcext:value-type="string">
            <text:p>Gaius Servilius Glauci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27</text:p>
          </table:table-cell>
          <table:table-cell office:value-type="string" calcext:value-type="string">
            <text:p>Gan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28</text:p>
          </table:table-cell>
          <table:table-cell office:value-type="string" calcext:value-type="string">
            <text:p>Granius Flac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530</text:p>
          </table:table-cell>
          <table:table-cell office:value-type="string" calcext:value-type="string">
            <text:p>Aulus Hir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Bello Gallico Liber VIII</text:p>
          </table:table-cell>
          <table:table-cell office:value-type="string" calcext:value-type="string">
            <text:p>C. Iulii Caesaris: Commentarii Rerum Gestarum. Vol. 1, ed. O. Seel, 1961</text:p>
          </table:table-cell>
        </table:table-row>
        <table:table-row table:style-name="ro1">
          <table:table-cell office:value-type="string" calcext:value-type="string">
            <text:p>LAT0530</text:p>
          </table:table-cell>
          <table:table-cell office:value-type="string" calcext:value-type="string">
            <text:p>Aulus Hirt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epistulae</text:p>
          </table:table-cell>
          <table:table-cell office:value-type="string" calcext:value-type="string">
            <text:p>C. Iuli Caesaris Commentarii. Vol. 3, ed. A. Klotz, 1927</text:p>
          </table:table-cell>
        </table:table-row>
        <table:table-row table:style-name="ro1">
          <table:table-cell office:value-type="string" calcext:value-type="string">
            <text:p>LAT0532</text:p>
          </table:table-cell>
          <table:table-cell office:value-type="string" calcext:value-type="string">
            <text:p>Quintus Hortensius Horta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32</text:p>
          </table:table-cell>
          <table:table-cell office:value-type="string" calcext:value-type="string">
            <text:p>Quintus Hortensius Hortal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33</text:p>
          </table:table-cell>
          <table:table-cell office:value-type="string" calcext:value-type="string">
            <text:p>Gaius Iulius Hyg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533</text:p>
          </table:table-cell>
          <table:table-cell office:value-type="string" calcext:value-type="string">
            <text:p>Gaius Iulius Hygi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534</text:p>
          </table:table-cell>
          <table:table-cell office:value-type="string" calcext:value-type="string">
            <text:p>Iuventius, comoed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535</text:p>
          </table:table-cell>
          <table:table-cell office:value-type="string" calcext:value-type="string">
            <text:p>Marcus Iuventius Laterens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36</text:p>
          </table:table-cell>
          <table:table-cell office:value-type="string" calcext:value-type="string">
            <text:p>Decimus Laber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I Mimi Romani, ed. M. Bonaria, 1965</text:p>
          </table:table-cell>
        </table:table-row>
        <table:table-row table:style-name="ro1">
          <table:table-cell office:value-type="string" calcext:value-type="string">
            <text:p>LAT0537</text:p>
          </table:table-cell>
          <table:table-cell office:value-type="string" calcext:value-type="string">
            <text:p>Titus Labie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38</text:p>
          </table:table-cell>
          <table:table-cell office:value-type="string" calcext:value-type="string">
            <text:p>Laev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38</text:p>
          </table:table-cell>
          <table:table-cell office:value-type="string" calcext:value-type="string">
            <text:p>Laev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. dubium a Morel omissum</text:p>
          </table:table-cell>
          <table:table-cell office:value-type="string" calcext:value-type="string">
            <text:p>Fragmenta Poetarum Latinorum Epicorum et Lyricorum praeter Ennium et Lucilium, ed. C. Bu+chner, 1982</text:p>
          </table:table-cell>
        </table:table-row>
        <table:table-row table:style-name="ro1">
          <table:table-cell office:value-type="string" calcext:value-type="string">
            <text:p>LAT0540</text:p>
          </table:table-cell>
          <table:table-cell office:value-type="string" calcext:value-type="string">
            <text:p>Tullius Laure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gramma in Ciceronis obit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41</text:p>
          </table:table-cell>
          <table:table-cell office:value-type="string" calcext:value-type="string">
            <text:p>Cn. Cornel. Lentulus Marcell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46</text:p>
          </table:table-cell>
          <table:table-cell office:value-type="string" calcext:value-type="string">
            <text:p>Gaius Licinius Muc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550</text:p>
          </table:table-cell>
          <table:table-cell office:value-type="string" calcext:value-type="string">
            <text:p>Titus Lucretius Ca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Rerum Natura</text:p>
          </table:table-cell>
          <table:table-cell office:value-type="string" calcext:value-type="string">
            <text:p>De Rerum Natura Libri Sex, ed. J. Martin, 1969</text:p>
          </table:table-cell>
        </table:table-row>
        <table:table-row table:style-name="ro1">
          <table:table-cell office:value-type="string" calcext:value-type="string">
            <text:p>LAT0550</text:p>
          </table:table-cell>
          <table:table-cell office:value-type="string" calcext:value-type="string">
            <text:p>Titus Lucretius Car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De Rerum Natura Libri Sex, ed. J. Martin, 1969</text:p>
          </table:table-cell>
        </table:table-row>
        <table:table-row table:style-name="ro1">
          <table:table-cell office:value-type="string" calcext:value-type="string">
            <text:p>LAT0550</text:p>
          </table:table-cell>
          <table:table-cell office:value-type="string" calcext:value-type="string">
            <text:p>Titus Lucretius Car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Capitula</text:p>
          </table:table-cell>
          <table:table-cell office:value-type="string" calcext:value-type="string">
            <text:p>De Rerum Natura Libri Sex, ed. J. Martin, 1969</text:p>
          </table:table-cell>
        </table:table-row>
        <table:table-row table:style-name="ro1">
          <table:table-cell office:value-type="string" calcext:value-type="string">
            <text:p>LAT0552</text:p>
          </table:table-cell>
          <table:table-cell office:value-type="string" calcext:value-type="string">
            <text:p>Quintus Lutatius Catu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grammat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52</text:p>
          </table:table-cell>
          <table:table-cell office:value-type="string" calcext:value-type="string">
            <text:p>Quintus Lutatius Catul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ommunes Historiae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556</text:p>
          </table:table-cell>
          <table:table-cell office:value-type="string" calcext:value-type="string">
            <text:p>Gaius Licinius Mac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556</text:p>
          </table:table-cell>
          <table:table-cell office:value-type="string" calcext:value-type="string">
            <text:p>Gaius Licinius Mace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58</text:p>
          </table:table-cell>
          <table:table-cell office:value-type="string" calcext:value-type="string">
            <text:p>Gaius Cilnius Maecena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58</text:p>
          </table:table-cell>
          <table:table-cell office:value-type="string" calcext:value-type="string">
            <text:p>Gaius Cilnius Maecena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um a Morel omissum</text:p>
          </table:table-cell>
          <table:table-cell office:value-type="string" calcext:value-type="string">
            <text:p>Fragmenta Poetarum Latinorum Epicorum et Lyricorum praeter Ennium et Lucilium, ed. C. Bu+chner, 1982</text:p>
          </table:table-cell>
        </table:table-row>
        <table:table-row table:style-name="ro1">
          <table:table-cell office:value-type="string" calcext:value-type="string">
            <text:p>LAT0560</text:p>
          </table:table-cell>
          <table:table-cell office:value-type="string" calcext:value-type="string">
            <text:p>Helvius Manci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62</text:p>
          </table:table-cell>
          <table:table-cell office:value-type="string" calcext:value-type="string">
            <text:p>Manilius, poet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64</text:p>
          </table:table-cell>
          <table:table-cell office:value-type="string" calcext:value-type="string">
            <text:p>Manius Mani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568</text:p>
          </table:table-cell>
          <table:table-cell office:value-type="string" calcext:value-type="string">
            <text:p>Gnaeus Ma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#VALEUR !</text:p>
          </table:table-cell>
        </table:table-row>
        <table:table-row table:style-name="ro1">
          <table:table-cell office:value-type="string" calcext:value-type="string">
            <text:p>LAT0574</text:p>
          </table:table-cell>
          <table:table-cell office:value-type="string" calcext:value-type="string">
            <text:p>Gaius Memmius L. f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74</text:p>
          </table:table-cell>
          <table:table-cell office:value-type="string" calcext:value-type="string">
            <text:p>Gaius Memmius L. f.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76</text:p>
          </table:table-cell>
          <table:table-cell office:value-type="string" calcext:value-type="string">
            <text:p>M. Valerius Messalla Ruf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Familiis Romanis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576</text:p>
          </table:table-cell>
          <table:table-cell office:value-type="string" calcext:value-type="string">
            <text:p>M. Valerius Messalla Ruf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Auspiciis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582</text:p>
          </table:table-cell>
          <table:table-cell office:value-type="string" calcext:value-type="string">
            <text:p>Q. Caecilius Metellus Numid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84</text:p>
          </table:table-cell>
          <table:table-cell office:value-type="string" calcext:value-type="string">
            <text:p>Mimi Poetarum Incertorum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Mimi Poetarum Incertorum</text:p>
          </table:table-cell>
          <table:table-cell office:value-type="string" calcext:value-type="string">
            <text:p>I Mimi Romani, ed. M. Bonaria, 1965</text:p>
          </table:table-cell>
        </table:table-row>
        <table:table-row table:style-name="ro1">
          <table:table-cell office:value-type="string" calcext:value-type="string">
            <text:p>LAT0584</text:p>
          </table:table-cell>
          <table:table-cell office:value-type="string" calcext:value-type="string">
            <text:p>Mimi Poetarum Incertorum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a dubia</text:p>
          </table:table-cell>
          <table:table-cell office:value-type="string" calcext:value-type="string">
            <text:p>I Mimi Romani, ed. M. Bonaria, 1965</text:p>
          </table:table-cell>
        </table:table-row>
        <table:table-row table:style-name="ro1">
          <table:table-cell office:value-type="string" calcext:value-type="string">
            <text:p>LAT0586</text:p>
          </table:table-cell>
          <table:table-cell office:value-type="string" calcext:value-type="string">
            <text:p>Mumm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tellan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587</text:p>
          </table:table-cell>
          <table:table-cell office:value-type="string" calcext:value-type="string">
            <text:p>Naevius, iuni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lia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88</text:p>
          </table:table-cell>
          <table:table-cell office:value-type="string" calcext:value-type="string">
            <text:p>Cornelius Nepo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Vitae</text:p>
          </table:table-cell>
          <table:table-cell office:value-type="string" calcext:value-type="string">
            <text:p>Cornelii Nepotis Vitae cum Fragmentis, ed. P. K. Marshall, 1977</text:p>
          </table:table-cell>
        </table:table-row>
        <table:table-row table:style-name="ro1">
          <table:table-cell office:value-type="string" calcext:value-type="string">
            <text:p>LAT0588</text:p>
          </table:table-cell>
          <table:table-cell office:value-type="string" calcext:value-type="string">
            <text:p>Cornelius Nepo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Cornelii Nepotis Vitae cum Fragmentis, ed. P. K. Marshall, 1977</text:p>
          </table:table-cell>
        </table:table-row>
        <table:table-row table:style-name="ro1">
          <table:table-cell office:value-type="string" calcext:value-type="string">
            <text:p>LAT0590</text:p>
          </table:table-cell>
          <table:table-cell office:value-type="string" calcext:value-type="string">
            <text:p>Publius Nigidius Figu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591</text:p>
          </table:table-cell>
          <table:table-cell office:value-type="string" calcext:value-type="string">
            <text:p>Ninnius Crass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lia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92</text:p>
          </table:table-cell>
          <table:table-cell office:value-type="string" calcext:value-type="string">
            <text:p>Novius, comoed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tellan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594</text:p>
          </table:table-cell>
          <table:table-cell office:value-type="string" calcext:value-type="string">
            <text:p>Lucius Nov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96</text:p>
          </table:table-cell>
          <table:table-cell office:value-type="string" calcext:value-type="string">
            <text:p>Numitor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tibucolic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00</text:p>
          </table:table-cell>
          <table:table-cell office:value-type="string" calcext:value-type="string">
            <text:p>Gaius Opp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Silvestribus Arboribus</text:p>
          </table:table-cell>
          <table:table-cell office:value-type="string" calcext:value-type="string">
            <text:p>Scriptorum Romanorum De Re Rustica Reliquiae. Vol. 1, ed. F. Speranza, 1974</text:p>
          </table:table-cell>
        </table:table-row>
        <table:table-row table:style-name="ro1">
          <table:table-cell office:value-type="string" calcext:value-type="string">
            <text:p>LAT0600</text:p>
          </table:table-cell>
          <table:table-cell office:value-type="string" calcext:value-type="string">
            <text:p>Gaius Opp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vitae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606</text:p>
          </table:table-cell>
          <table:table-cell office:value-type="string" calcext:value-type="string">
            <text:p>Lucius Marcius Philipp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614</text:p>
          </table:table-cell>
          <table:table-cell office:value-type="string" calcext:value-type="string">
            <text:p>Q. Pompeius Q.f.A.n. Ruf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615</text:p>
          </table:table-cell>
          <table:table-cell office:value-type="string" calcext:value-type="string">
            <text:p>Q. Pompeius Q.f.Q.n. Ruf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7. Vol. 1, ed. E. Malcovati, 1953</text:p>
          </table:table-cell>
        </table:table-row>
        <table:table-row table:style-name="ro1">
          <table:table-cell office:value-type="string" calcext:value-type="string">
            <text:p>LAT0616</text:p>
          </table:table-cell>
          <table:table-cell office:value-type="string" calcext:value-type="string">
            <text:p>Pompi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gramm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16</text:p>
          </table:table-cell>
          <table:table-cell office:value-type="string" calcext:value-type="string">
            <text:p>Pompil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tragoedia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618</text:p>
          </table:table-cell>
          <table:table-cell office:value-type="string" calcext:value-type="string">
            <text:p>Lucius Pomponius Bononiens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tellan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620</text:p>
          </table:table-cell>
          <table:table-cell office:value-type="string" calcext:value-type="string">
            <text:p>Sextus Proper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legiae</text:p>
          </table:table-cell>
          <table:table-cell office:value-type="string" calcext:value-type="string">
            <text:p>ed. G. P. Goold, forthcoming</text:p>
          </table:table-cell>
        </table:table-row>
        <table:table-row table:style-name="ro1">
          <table:table-cell office:value-type="string" calcext:value-type="string">
            <text:p>LAT0622</text:p>
          </table:table-cell>
          <table:table-cell office:value-type="string" calcext:value-type="string">
            <text:p>Publilius Sy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ententiae</text:p>
          </table:table-cell>
          <table:table-cell office:value-type="string" calcext:value-type="string">
            <text:p>Publilii Syri Mimi Sententiae, ed. W. Meyer, 1880</text:p>
          </table:table-cell>
        </table:table-row>
        <table:table-row table:style-name="ro1">
          <table:table-cell office:value-type="string" calcext:value-type="string">
            <text:p>LAT0622</text:p>
          </table:table-cell>
          <table:table-cell office:value-type="string" calcext:value-type="string">
            <text:p>Publilius Syr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I Mimi Romani, ed. M. Bonaria, 1965</text:p>
          </table:table-cell>
        </table:table-row>
        <table:table-row table:style-name="ro1">
          <table:table-cell office:value-type="string" calcext:value-type="string">
            <text:p>LAT0624</text:p>
          </table:table-cell>
          <table:table-cell office:value-type="string" calcext:value-type="string">
            <text:p>Quintus Claudius Quadrigar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625</text:p>
          </table:table-cell>
          <table:table-cell office:value-type="string" calcext:value-type="string">
            <text:p>Lucius Quinc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628</text:p>
          </table:table-cell>
          <table:table-cell office:value-type="string" calcext:value-type="string">
            <text:p>Publius Rutilius Ruf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Vita Sua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630</text:p>
          </table:table-cell>
          <table:table-cell office:value-type="string" calcext:value-type="string">
            <text:p>Sacra Argeorum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acra Argeorum</text:p>
          </table:table-cell>
          <table:table-cell office:value-type="string" calcext:value-type="string">
            <text:p>M. Terenti Varronis De Linguae Latinae Quae Supersunt, ed. G. Goetz; F. Schoell, 1910</text:p>
          </table:table-cell>
        </table:table-row>
        <table:table-row table:style-name="ro1">
          <table:table-cell office:value-type="string" calcext:value-type="string">
            <text:p>LAT0631</text:p>
          </table:table-cell>
          <table:table-cell office:value-type="string" calcext:value-type="string">
            <text:p>Gaius Sallustius Crisp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tilinae Coniuratio</text:p>
          </table:table-cell>
          <table:table-cell office:value-type="string" calcext:value-type="string">
            <text:p>C. Sallusti Crispi Catilina, Iugurtha, Fragmenta Ampliora, ed. A. Kurfess, 1957</text:p>
          </table:table-cell>
        </table:table-row>
        <table:table-row table:style-name="ro1">
          <table:table-cell office:value-type="string" calcext:value-type="string">
            <text:p>LAT0631</text:p>
          </table:table-cell>
          <table:table-cell office:value-type="string" calcext:value-type="string">
            <text:p>Gaius Sallustius Crisp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Bellum Iugurthinum</text:p>
          </table:table-cell>
          <table:table-cell office:value-type="string" calcext:value-type="string">
            <text:p>C. Sallusti Crispi Catilina, Iugurtha, Fragmenta Ampliora, ed. A. Kurfess, 1957</text:p>
          </table:table-cell>
        </table:table-row>
        <table:table-row table:style-name="ro1">
          <table:table-cell office:value-type="string" calcext:value-type="string">
            <text:p>LAT0631</text:p>
          </table:table-cell>
          <table:table-cell office:value-type="string" calcext:value-type="string">
            <text:p>Gaius Sallustius Crisp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C. Sallusti Crispi Historiarum Reliquiae. Vol. 2, ed. B. Maurenbrecher, 1893</text:p>
          </table:table-cell>
        </table:table-row>
        <table:table-row table:style-name="ro1">
          <table:table-cell office:value-type="string" calcext:value-type="string">
            <text:p>LAT0631</text:p>
          </table:table-cell>
          <table:table-cell office:value-type="string" calcext:value-type="string">
            <text:p>Gaius Sallustius Crisp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Historiarum frr. ampliora</text:p>
          </table:table-cell>
          <table:table-cell office:value-type="string" calcext:value-type="string">
            <text:p>C. Sallusti Crispi Catilina, Iugurtha, Fragmenta Ampliora, ed. A. Kurfess, 1957</text:p>
          </table:table-cell>
        </table:table-row>
        <table:table-row table:style-name="ro1">
          <table:table-cell office:value-type="string" calcext:value-type="string">
            <text:p>LAT0631</text:p>
          </table:table-cell>
          <table:table-cell office:value-type="string" calcext:value-type="string">
            <text:p>Gaius Sallustius Crisp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Historiarum frr. e codicibus</text:p>
          </table:table-cell>
          <table:table-cell office:value-type="string" calcext:value-type="string">
            <text:p>C. Sallusti Crispi Catilina, Iugurtha, Fragmenta Ampliora, ed. A. Kurfess, 1957</text:p>
          </table:table-cell>
        </table:table-row>
        <table:table-row table:style-name="ro1">
          <table:table-cell office:value-type="string" calcext:value-type="string">
            <text:p>LAT0631</text:p>
          </table:table-cell>
          <table:table-cell office:value-type="string" calcext:value-type="string">
            <text:p>Gaius Sallustius Crisp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Historiarum frr. e papyris</text:p>
          </table:table-cell>
          <table:table-cell office:value-type="string" calcext:value-type="string">
            <text:p>C. Sallusti Crispi Catilina, Iugurtha, Fragmenta Ampliora, ed. A. Kurfess, 1957</text:p>
          </table:table-cell>
        </table:table-row>
        <table:table-row table:style-name="ro1">
          <table:table-cell office:value-type="string" calcext:value-type="string">
            <text:p>LAT0631</text:p>
          </table:table-cell>
          <table:table-cell office:value-type="string" calcext:value-type="string">
            <text:p>Gaius Sallustius Crispus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Ad Caesarem de Re Publ. [sp.]</text:p>
          </table:table-cell>
          <table:table-cell office:value-type="string" calcext:value-type="string">
            <text:p>Appendix Sallustiana. Fasc. 1, ed. A. Kurfess, 1970</text:p>
          </table:table-cell>
        </table:table-row>
        <table:table-row table:style-name="ro1">
          <table:table-cell office:value-type="string" calcext:value-type="string">
            <text:p>LAT0631</text:p>
          </table:table-cell>
          <table:table-cell office:value-type="string" calcext:value-type="string">
            <text:p>Gaius Sallustius Crispus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In M. Tullium Ciceronem [sp.]</text:p>
          </table:table-cell>
          <table:table-cell office:value-type="string" calcext:value-type="string">
            <text:p>Appendix Sallustiana. Fasc. 2, ed. A. Kurfess, 1970</text:p>
          </table:table-cell>
        </table:table-row>
        <table:table-row table:style-name="ro1">
          <table:table-cell office:value-type="string" calcext:value-type="string">
            <text:p>LAT0634</text:p>
          </table:table-cell>
          <table:table-cell office:value-type="string" calcext:value-type="string">
            <text:p>Santr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634</text:p>
          </table:table-cell>
          <table:table-cell office:value-type="string" calcext:value-type="string">
            <text:p>Santr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635</text:p>
          </table:table-cell>
          <table:table-cell office:value-type="string" calcext:value-type="string">
            <text:p>Publius Satur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636</text:p>
          </table:table-cell>
          <table:table-cell office:value-type="string" calcext:value-type="string">
            <text:p>Quintus Mucius Scaevol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38</text:p>
          </table:table-cell>
          <table:table-cell office:value-type="string" calcext:value-type="string">
            <text:p>Q. Mucius Scaevola [pontifex]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iurisprudentia, fragment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640</text:p>
          </table:table-cell>
          <table:table-cell office:value-type="string" calcext:value-type="string">
            <text:p>Marcus Aemilius Scau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Vita Sua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640</text:p>
          </table:table-cell>
          <table:table-cell office:value-type="string" calcext:value-type="string">
            <text:p>Marcus Aemilius Scaur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642</text:p>
          </table:table-cell>
          <table:table-cell office:value-type="string" calcext:value-type="string">
            <text:p>Sevius Nican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44</text:p>
          </table:table-cell>
          <table:table-cell office:value-type="string" calcext:value-type="string">
            <text:p>Sextilius E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46</text:p>
          </table:table-cell>
          <table:table-cell office:value-type="string" calcext:value-type="string">
            <text:p>Lucius Cornelius Sisen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646</text:p>
          </table:table-cell>
          <table:table-cell office:value-type="string" calcext:value-type="string">
            <text:p>Lucius Cornelius Sisenn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Milesiae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648</text:p>
          </table:table-cell>
          <table:table-cell office:value-type="string" calcext:value-type="string">
            <text:p>Staberius Ero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650</text:p>
          </table:table-cell>
          <table:table-cell office:value-type="string" calcext:value-type="string">
            <text:p>Sue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52</text:p>
          </table:table-cell>
          <table:table-cell office:value-type="string" calcext:value-type="string">
            <text:p>Lucius Cornelius Sull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mentarii Rerum Gestarum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656</text:p>
          </table:table-cell>
          <table:table-cell office:value-type="string" calcext:value-type="string">
            <text:p>Servius Sulpicius Ruf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iurisprudenti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656</text:p>
          </table:table-cell>
          <table:table-cell office:value-type="string" calcext:value-type="string">
            <text:p>Servius Sulpicius Ruf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658</text:p>
          </table:table-cell>
          <table:table-cell office:value-type="string" calcext:value-type="string">
            <text:p>Tabulae Censoria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abulae Censoriae</text:p>
          </table:table-cell>
          <table:table-cell office:value-type="string" calcext:value-type="string">
            <text:p>M. Terenti Varronis De Linguae Latinae Quae Supersunt, ed. G. Goetz; F. Schoell, 1910</text:p>
          </table:table-cell>
        </table:table-row>
        <table:table-row table:style-name="ro1">
          <table:table-cell office:value-type="string" calcext:value-type="string">
            <text:p>LAT0660</text:p>
          </table:table-cell>
          <table:table-cell office:value-type="string" calcext:value-type="string">
            <text:p>Albius Tibu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legiae</text:p>
          </table:table-cell>
          <table:table-cell office:value-type="string" calcext:value-type="string">
            <text:p>Albii Tibulli Aliorumque Carminum Libri Tres, ed. F. W. Lenz; G. K. Galinsky, 1971</text:p>
          </table:table-cell>
        </table:table-row>
        <table:table-row table:style-name="ro1">
          <table:table-cell office:value-type="string" calcext:value-type="string">
            <text:p>LAT0660</text:p>
          </table:table-cell>
          <table:table-cell office:value-type="string" calcext:value-type="string">
            <text:p>Albius Tibull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armina Tibulliana [sp.]</text:p>
          </table:table-cell>
          <table:table-cell office:value-type="string" calcext:value-type="string">
            <text:p>Albii Tibulli Aliorumque Carminum Libri Tres, ed. F. W. Lenz; G. K. Galinsky, 1971</text:p>
          </table:table-cell>
        </table:table-row>
        <table:table-row table:style-name="ro1">
          <table:table-cell office:value-type="string" calcext:value-type="string">
            <text:p>LAT0661</text:p>
          </table:table-cell>
          <table:table-cell office:value-type="string" calcext:value-type="string">
            <text:p>Ticida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62</text:p>
          </table:table-cell>
          <table:table-cell office:value-type="string" calcext:value-type="string">
            <text:p>Marcus Tullius Tir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664</text:p>
          </table:table-cell>
          <table:table-cell office:value-type="string" calcext:value-type="string">
            <text:p>Gaius Trebatius Test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 et al.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668</text:p>
          </table:table-cell>
          <table:table-cell office:value-type="string" calcext:value-type="string">
            <text:p>Gnaeus Tremelius Scrof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re rustica</text:p>
          </table:table-cell>
          <table:table-cell office:value-type="string" calcext:value-type="string">
            <text:p>Scriptorum Romanorum De Re Rustica Reliquiae. Vol. 1, ed. F. Speranza, 1974</text:p>
          </table:table-cell>
        </table:table-row>
        <table:table-row table:style-name="ro1">
          <table:table-cell office:value-type="string" calcext:value-type="string">
            <text:p>LAT0670</text:p>
          </table:table-cell>
          <table:table-cell office:value-type="string" calcext:value-type="string">
            <text:p>Quintus Aelius Tuber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670</text:p>
          </table:table-cell>
          <table:table-cell office:value-type="string" calcext:value-type="string">
            <text:p>Quintus Aelius Tuber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liber ad C. Oppium, fr.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672</text:p>
          </table:table-cell>
          <table:table-cell office:value-type="string" calcext:value-type="string">
            <text:p>Turranius Nig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re rustica scripta</text:p>
          </table:table-cell>
          <table:table-cell office:value-type="string" calcext:value-type="string">
            <text:p>Scriptorum Romanorum De Re Rustica Reliquiae. Vol. 1, ed. F. Speranza, 1974</text:p>
          </table:table-cell>
        </table:table-row>
        <table:table-row table:style-name="ro1">
          <table:table-cell office:value-type="string" calcext:value-type="string">
            <text:p>LAT0674</text:p>
          </table:table-cell>
          <table:table-cell office:value-type="string" calcext:value-type="string">
            <text:p>Valerius, comoed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oedia</text:p>
          </table:table-cell>
          <table:table-cell office:value-type="string" calcext:value-type="string">
            <text:p>I Mimi Romani, ed. M. Bonaria, 1965</text:p>
          </table:table-cell>
        </table:table-row>
        <table:table-row table:style-name="ro1">
          <table:table-cell office:value-type="string" calcext:value-type="string">
            <text:p>LAT0676</text:p>
          </table:table-cell>
          <table:table-cell office:value-type="string" calcext:value-type="string">
            <text:p>Valerius Antia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678</text:p>
          </table:table-cell>
          <table:table-cell office:value-type="string" calcext:value-type="string">
            <text:p>Quintus Valerius Sor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80</text:p>
          </table:table-cell>
          <table:table-cell office:value-type="string" calcext:value-type="string">
            <text:p>Gaius Valgius Ruf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82</text:p>
          </table:table-cell>
          <table:table-cell office:value-type="string" calcext:value-type="string">
            <text:p>Lucius Varius Ruf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82</text:p>
          </table:table-cell>
          <table:table-cell office:value-type="string" calcext:value-type="string">
            <text:p>Lucius Varius Ruf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Lingua Latina</text:p>
          </table:table-cell>
          <table:table-cell office:value-type="string" calcext:value-type="string">
            <text:p>M. Terenti Varronis De Linguae Latinae Quae Supersunt, ed. G. Goetz; F. Schoell, 1910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Res Rusticae</text:p>
          </table:table-cell>
          <table:table-cell office:value-type="string" calcext:value-type="string">
            <text:p>M. Terenti Varronis Rerum Rusticarum Libri Tres, ed. G. Goetz, 1929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ntiquitates Rerum Humanarum</text:p>
          </table:table-cell>
          <table:table-cell office:value-type="string" calcext:value-type="string">
            <text:p>De M. Terenti Varronis Antiquitatum Rerum Humanarum Libris XXV, ed. P. Mirsch, 1882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ntiquitates Rerum Divinarum</text:p>
          </table:table-cell>
          <table:table-cell office:value-type="string" calcext:value-type="string">
            <text:p>M. Terentius Varro: Antiquitates Rerum Divinarum. Part 1, ed. B. Cardauns, 1976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Grammatici Latini ex Recensione Henrici Keilii. Vol. 1, ed. H. Keil, 1857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De Gente Populi Romani</text:p>
          </table:table-cell>
          <table:table-cell office:value-type="string" calcext:value-type="string">
            <text:p>Studi Varroniani: De Gente Populi Romani Libri IV, ed. P. Fraccaro, 1907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De Vita Populi Romani</text:p>
          </table:table-cell>
          <table:table-cell office:value-type="string" calcext:value-type="string">
            <text:p>M. Terenti Varronis De Vita Populi Romani: Fonti, Esegesi, Edizione Critica dei Frammenti, ed. B. Riposati, 1972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Res Urbanae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Logistorici</text:p>
          </table:table-cell>
          <table:table-cell office:value-type="string" calcext:value-type="string">
            <text:p>I Logistorici, ed. E. Bolisani, 1937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Romanorum, ed. E. Baehrens, 1886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Menippeae</text:p>
          </table:table-cell>
          <table:table-cell office:value-type="string" calcext:value-type="string">
            <text:p>Petronii Saturae, Adiectae Sunt Varronis et Senecae Saturae Similesque Reliquiae, ed. F. Bu+cheler, 1963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epistulae</text:p>
          </table:table-cell>
          <table:table-cell office:value-type="string" calcext:value-type="string">
            <text:p>M. Terenti Varronis Saturarum Menippearum Reliquiae, ed. A. Riese, 1865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epistulae Latinae</text:p>
          </table:table-cell>
          <table:table-cell office:value-type="string" calcext:value-type="string">
            <text:p>Nonii Marcelli De Conpendiosa Doctrina Libros XX. Vols. 1%193, ed. W. M. Lindsay, 1903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fragmenta 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frr. de historia litterarum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fragmenta vari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incertae sedis fragment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686</text:p>
          </table:table-cell>
          <table:table-cell office:value-type="string" calcext:value-type="string">
            <text:p>P. Terentius Varro Atac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90</text:p>
          </table:table-cell>
          <table:table-cell office:value-type="string" calcext:value-type="string">
            <text:p>Publius Vergilius Mar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clogae</text:p>
          </table:table-cell>
          <table:table-cell office:value-type="string" calcext:value-type="string">
            <text:p>P. Vergili Maronis Opera, ed. R. A. B. Mynors, 1972</text:p>
          </table:table-cell>
        </table:table-row>
        <table:table-row table:style-name="ro1">
          <table:table-cell office:value-type="string" calcext:value-type="string">
            <text:p>LAT0690</text:p>
          </table:table-cell>
          <table:table-cell office:value-type="string" calcext:value-type="string">
            <text:p>Publius Vergilius Mar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Georgica</text:p>
          </table:table-cell>
          <table:table-cell office:value-type="string" calcext:value-type="string">
            <text:p>P. Vergili Maronis Opera, ed. R. A. B. Mynors, 1972</text:p>
          </table:table-cell>
        </table:table-row>
        <table:table-row table:style-name="ro1">
          <table:table-cell office:value-type="string" calcext:value-type="string">
            <text:p>LAT0690</text:p>
          </table:table-cell>
          <table:table-cell office:value-type="string" calcext:value-type="string">
            <text:p>Publius Vergilius Mar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eneis</text:p>
          </table:table-cell>
          <table:table-cell office:value-type="string" calcext:value-type="string">
            <text:p>P. Vergili Maronis Opera, ed. R. A. B. Mynors, 1972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irae</text:p>
          </table:table-cell>
          <table:table-cell office:value-type="string" calcext:value-type="string">
            <text:p>Appendix Vergiliana, ed. E. J. Kenney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Appendix Vergiliana, ed. E. J. Kenney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Culex</text:p>
          </table:table-cell>
          <table:table-cell office:value-type="string" calcext:value-type="string">
            <text:p>Appendix Vergiliana, ed. W. V. Clausen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etna</text:p>
          </table:table-cell>
          <table:table-cell office:value-type="string" calcext:value-type="string">
            <text:p>Appendix Vergiliana, ed. F. R. D. Goodyear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Copa</text:p>
          </table:table-cell>
          <table:table-cell office:value-type="string" calcext:value-type="string">
            <text:p>Appendix Vergiliana, ed. E. J. Kenney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Elegiae in Maecenatem</text:p>
          </table:table-cell>
          <table:table-cell office:value-type="string" calcext:value-type="string">
            <text:p>Appendix Vergiliana, ed. E. J. Kenney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Ciris</text:p>
          </table:table-cell>
          <table:table-cell office:value-type="string" calcext:value-type="string">
            <text:p>Appendix Vergiliana, ed. F. R. D. Goodyear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Priapea</text:p>
          </table:table-cell>
          <table:table-cell office:value-type="string" calcext:value-type="string">
            <text:p>Appendix Vergiliana, ed. J. A. Richmond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Catalepton</text:p>
          </table:table-cell>
          <table:table-cell office:value-type="string" calcext:value-type="string">
            <text:p>Appendix Vergiliana, ed. J. A. Richmond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Priapeum 'Quid Hoc Novi Est?'</text:p>
          </table:table-cell>
          <table:table-cell office:value-type="string" calcext:value-type="string">
            <text:p>Appendix Vergiliana, ed. J. A. Richmond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Moretum</text:p>
          </table:table-cell>
          <table:table-cell office:value-type="string" calcext:value-type="string">
            <text:p>Appendix Vergiliana, ed. E. J. Kenney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De Institutione Viri Boni</text:p>
          </table:table-cell>
          <table:table-cell office:value-type="string" calcext:value-type="string">
            <text:p>Appendix Vergiliana, ed. W. V. Clausen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De Est et Non</text:p>
          </table:table-cell>
          <table:table-cell office:value-type="string" calcext:value-type="string">
            <text:p>Appendix Vergiliana, ed. W. V. Clausen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De Rosis Nascentibus</text:p>
          </table:table-cell>
          <table:table-cell office:value-type="string" calcext:value-type="string">
            <text:p>Appendix Vergiliana, ed. W. V. Clausen, 1966</text:p>
          </table:table-cell>
        </table:table-row>
        <table:table-row table:style-name="ro1">
          <table:table-cell office:value-type="string" calcext:value-type="string">
            <text:p>LAT0694</text:p>
          </table:table-cell>
          <table:table-cell office:value-type="string" calcext:value-type="string">
            <text:p>Volum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703</text:p>
          </table:table-cell>
          <table:table-cell office:value-type="string" calcext:value-type="string">
            <text:p>Arbonius Sil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706</text:p>
          </table:table-cell>
          <table:table-cell office:value-type="string" calcext:value-type="string">
            <text:p>Carmen de Bello Aegyptiac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 de Bello Aegyptiaco</text:p>
          </table:table-cell>
          <table:table-cell office:value-type="string" calcext:value-type="string">
            <text:p>C. Rabirius, Bellum Actiacum e Papiro Herculanense 817, ed. G. Garuti, 1958</text:p>
          </table:table-cell>
        </table:table-row>
        <table:table-row table:style-name="ro1">
          <table:table-cell office:value-type="string" calcext:value-type="string">
            <text:p>LAT0709</text:p>
          </table:table-cell>
          <table:table-cell office:value-type="string" calcext:value-type="string">
            <text:p>Domitius Mars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709</text:p>
          </table:table-cell>
          <table:table-cell office:value-type="string" calcext:value-type="string">
            <text:p>Domitius Mars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epigrammata ex Bobiensibus</text:p>
          </table:table-cell>
          <table:table-cell office:value-type="string" calcext:value-type="string">
            <text:p>Epigrammata Bobiensia, ed. W. Speyer, 1963</text:p>
          </table:table-cell>
        </table:table-row>
        <table:table-row table:style-name="ro1">
          <table:table-cell office:value-type="string" calcext:value-type="string">
            <text:p>LAT0721</text:p>
          </table:table-cell>
          <table:table-cell office:value-type="string" calcext:value-type="string">
            <text:p>Antonius Panurg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, fragmentum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724</text:p>
          </table:table-cell>
          <table:table-cell office:value-type="string" calcext:value-type="string">
            <text:p>Cloatius Ve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 fragment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727</text:p>
          </table:table-cell>
          <table:table-cell office:value-type="string" calcext:value-type="string">
            <text:p>Cornificius Long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, fragment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730</text:p>
          </table:table-cell>
          <table:table-cell office:value-type="string" calcext:value-type="string">
            <text:p>Tarquitius Pris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Disciplina Etrusca, frr.</text:p>
          </table:table-cell>
          <table:table-cell office:value-type="string" calcext:value-type="string">
            <text:p>Ambrosii Theodosii Macrobii Saturnalia, ed. J. Willis, 1970</text:p>
          </table:table-cell>
        </table:table-row>
        <table:table-row table:style-name="ro1">
          <table:table-cell office:value-type="string" calcext:value-type="string">
            <text:p>LAT0800</text:p>
          </table:table-cell>
          <table:table-cell office:value-type="string" calcext:value-type="string">
            <text:p>Albinovanus Ped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803</text:p>
          </table:table-cell>
          <table:table-cell office:value-type="string" calcext:value-type="string">
            <text:p>Quintus Asconius Ped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n Senatu Contra L. Pisonem</text:p>
          </table:table-cell>
          <table:table-cell office:value-type="string" calcext:value-type="string">
            <text:p>Q. Asconii Pediani Orationum Ciceronis Quinque Enarratio, ed. A. C. Clark, [1907]</text:p>
          </table:table-cell>
        </table:table-row>
        <table:table-row table:style-name="ro1">
          <table:table-cell office:value-type="string" calcext:value-type="string">
            <text:p>LAT0803</text:p>
          </table:table-cell>
          <table:table-cell office:value-type="string" calcext:value-type="string">
            <text:p>Quintus Asconius Pedia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Pro Scauro</text:p>
          </table:table-cell>
          <table:table-cell office:value-type="string" calcext:value-type="string">
            <text:p>Q. Asconii Pediani Orationum Ciceronis Quinque Enarratio, ed. A. C. Clark, [1907]</text:p>
          </table:table-cell>
        </table:table-row>
        <table:table-row table:style-name="ro1">
          <table:table-cell office:value-type="string" calcext:value-type="string">
            <text:p>LAT0803</text:p>
          </table:table-cell>
          <table:table-cell office:value-type="string" calcext:value-type="string">
            <text:p>Quintus Asconius Pedian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Pro Milone</text:p>
          </table:table-cell>
          <table:table-cell office:value-type="string" calcext:value-type="string">
            <text:p>Q. Asconii Pediani Orationum Ciceronis Quinque Enarratio, ed. A. C. Clark, [1907]</text:p>
          </table:table-cell>
        </table:table-row>
        <table:table-row table:style-name="ro1">
          <table:table-cell office:value-type="string" calcext:value-type="string">
            <text:p>LAT0803</text:p>
          </table:table-cell>
          <table:table-cell office:value-type="string" calcext:value-type="string">
            <text:p>Quintus Asconius Pedian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Pro Cornelio</text:p>
          </table:table-cell>
          <table:table-cell office:value-type="string" calcext:value-type="string">
            <text:p>Q. Asconii Pediani Orationum Ciceronis Quinque Enarratio, ed. A. C. Clark, [1907]</text:p>
          </table:table-cell>
        </table:table-row>
        <table:table-row table:style-name="ro1">
          <table:table-cell office:value-type="string" calcext:value-type="string">
            <text:p>LAT0803</text:p>
          </table:table-cell>
          <table:table-cell office:value-type="string" calcext:value-type="string">
            <text:p>Quintus Asconius Pedian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In Toga Candida</text:p>
          </table:table-cell>
          <table:table-cell office:value-type="string" calcext:value-type="string">
            <text:p>Q. Asconii Pediani Orationum Ciceronis Quinque Enarratio, ed. A. C. Clark, [1907]</text:p>
          </table:table-cell>
        </table:table-row>
        <table:table-row table:style-name="ro1">
          <table:table-cell office:value-type="string" calcext:value-type="string">
            <text:p>LAT0806</text:p>
          </table:table-cell>
          <table:table-cell office:value-type="string" calcext:value-type="string">
            <text:p>Gaius Ateius Capit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</text:p>
          </table:table-cell>
          <table:table-cell office:value-type="string" calcext:value-type="string">
            <text:p>C. Atei Capitonis Fragmenta, ed. W. Strzelecki, 1967</text:p>
          </table:table-cell>
        </table:table-row>
        <table:table-row table:style-name="ro1">
          <table:table-cell office:value-type="string" calcext:value-type="string">
            <text:p>LAT0809</text:p>
          </table:table-cell>
          <table:table-cell office:value-type="string" calcext:value-type="string">
            <text:p>Aufidius Bass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812</text:p>
          </table:table-cell>
          <table:table-cell office:value-type="string" calcext:value-type="string">
            <text:p>Gaius Caesius Bass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812</text:p>
          </table:table-cell>
          <table:table-cell office:value-type="string" calcext:value-type="string">
            <text:p>Gaius Caesius Bass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Metris, fragmenta</text:p>
          </table:table-cell>
          <table:table-cell office:value-type="string" calcext:value-type="string">
            <text:p>Grammaticae Romanae Fragmenta Aetatis Caesareae. Vol. 1, ed. A. Mazzarino, 1955</text:p>
          </table:table-cell>
        </table:table-row>
        <table:table-row table:style-name="ro1">
          <table:table-cell office:value-type="string" calcext:value-type="string">
            <text:p>LAT0812</text:p>
          </table:table-cell>
          <table:table-cell office:value-type="string" calcext:value-type="string">
            <text:p>Gaius Caesius Bass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e Metris Horatii [sp.]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0812</text:p>
          </table:table-cell>
          <table:table-cell office:value-type="string" calcext:value-type="string">
            <text:p>Gaius Caesius Bass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Breviatio Pedum [sp.]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0812</text:p>
          </table:table-cell>
          <table:table-cell office:value-type="string" calcext:value-type="string">
            <text:p>Gaius Caesius Bass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 Compositionibus [sp.]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0812</text:p>
          </table:table-cell>
          <table:table-cell office:value-type="string" calcext:value-type="string">
            <text:p>Gaius Caesius Bass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Genera Versuum [sp.]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0812</text:p>
          </table:table-cell>
          <table:table-cell office:value-type="string" calcext:value-type="string">
            <text:p>Gaius Caesius Bassus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Poeticae Species Lat. [sp.]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0815</text:p>
          </table:table-cell>
          <table:table-cell office:value-type="string" calcext:value-type="string">
            <text:p>Bruttedius Nig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821</text:p>
          </table:table-cell>
          <table:table-cell office:value-type="string" calcext:value-type="string">
            <text:p>Bucolica Einsidlensi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Bucolica Einsidlensia</text:p>
          </table:table-cell>
          <table:table-cell office:value-type="string" calcext:value-type="string">
            <text:p>Calpurnii et Nemesiani Bucolica, Accedunt Einsidlensia Quae Dicuntur Carmina, ed. C. Giarratano, 1943</text:p>
          </table:table-cell>
        </table:table-row>
        <table:table-row table:style-name="ro1">
          <table:table-cell office:value-type="string" calcext:value-type="string">
            <text:p>LAT0824</text:p>
          </table:table-cell>
          <table:table-cell office:value-type="string" calcext:value-type="string">
            <text:p>Cn. Arulenus Caelius Sab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, fragment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827</text:p>
          </table:table-cell>
          <table:table-cell office:value-type="string" calcext:value-type="string">
            <text:p>Caesellius Vindex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, fragmenta</text:p>
          </table:table-cell>
          <table:table-cell office:value-type="string" calcext:value-type="string">
            <text:p>A. Gelli Noctes Atticae. Vols. 1%192, ed. P. K. Marshall, 1968</text:p>
          </table:table-cell>
        </table:table-row>
        <table:table-row table:style-name="ro1">
          <table:table-cell office:value-type="string" calcext:value-type="string">
            <text:p>LAT0830</text:p>
          </table:table-cell>
          <table:table-cell office:value-type="string" calcext:value-type="string">
            <text:p>Titus Calpurnius Sicu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clogae</text:p>
          </table:table-cell>
          <table:table-cell office:value-type="string" calcext:value-type="string">
            <text:p>Calpurnii et Nemesiani Bucolica, Accedunt Einsidlensia Quae Dicuntur Carmina, ed. C. Giarratano, 1943</text:p>
          </table:table-cell>
        </table:table-row>
        <table:table-row table:style-name="ro1">
          <table:table-cell office:value-type="string" calcext:value-type="string">
            <text:p>LAT0836</text:p>
          </table:table-cell>
          <table:table-cell office:value-type="string" calcext:value-type="string">
            <text:p>Aulus Cornelius Cels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Agricultura</text:p>
          </table:table-cell>
          <table:table-cell office:value-type="string" calcext:value-type="string">
            <text:p>Corpus Medicorum Latinorum. Vol. 1, ed. F. Marx, 1915</text:p>
          </table:table-cell>
        </table:table-row>
        <table:table-row table:style-name="ro1">
          <table:table-cell office:value-type="string" calcext:value-type="string">
            <text:p>LAT0836</text:p>
          </table:table-cell>
          <table:table-cell office:value-type="string" calcext:value-type="string">
            <text:p>Aulus Cornelius Cels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Medicina</text:p>
          </table:table-cell>
          <table:table-cell office:value-type="string" calcext:value-type="string">
            <text:p>Corpus Medicorum Latinorum. Vol. 1, ed. F. Marx, 1915; 4.27.1d [fr.1]: ed. Umberto Capitani [Maia 26(1974)]; 4.27.1d [fr.2]: ed. Dionisio Ollero Granados [Emerita 41(1973)]</text:p>
          </table:table-cell>
        </table:table-row>
        <table:table-row table:style-name="ro1">
          <table:table-cell office:value-type="string" calcext:value-type="string">
            <text:p>LAT0836</text:p>
          </table:table-cell>
          <table:table-cell office:value-type="string" calcext:value-type="string">
            <text:p>Aulus Cornelius Cels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e Rhetorica</text:p>
          </table:table-cell>
          <table:table-cell office:value-type="string" calcext:value-type="string">
            <text:p>Corpus Medicorum Latinorum. Vol. 1, ed. F. Marx, 1915</text:p>
          </table:table-cell>
        </table:table-row>
        <table:table-row table:style-name="ro1">
          <table:table-cell office:value-type="string" calcext:value-type="string">
            <text:p>LAT0842</text:p>
          </table:table-cell>
          <table:table-cell office:value-type="string" calcext:value-type="string">
            <text:p>Gaius Clodius Lic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ibri Rerum Romanarum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845</text:p>
          </table:table-cell>
          <table:table-cell office:value-type="string" calcext:value-type="string">
            <text:p>L. Iunius Moderatus Columell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Arboribus</text:p>
          </table:table-cell>
          <table:table-cell office:value-type="string" calcext:value-type="string">
            <text:p>L. Iuni Moderati Columellae Opera Quae Extant, Fasciculus Primus Librum de Arboribus Qui Vocatur Continens, ed. V. Lundstro+m, 1897</text:p>
          </table:table-cell>
        </table:table-row>
        <table:table-row table:style-name="ro1">
          <table:table-cell office:value-type="string" calcext:value-type="string">
            <text:p>LAT0845</text:p>
          </table:table-cell>
          <table:table-cell office:value-type="string" calcext:value-type="string">
            <text:p>L. Iunius Moderatus Columell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Re Rustica</text:p>
          </table:table-cell>
          <table:table-cell office:value-type="string" calcext:value-type="string">
            <text:p>#VALEUR !</text:p>
          </table:table-cell>
        </table:table-row>
        <table:table-row table:style-name="ro1">
          <table:table-cell office:value-type="string" calcext:value-type="string">
            <text:p>LAT0851</text:p>
          </table:table-cell>
          <table:table-cell office:value-type="string" calcext:value-type="string">
            <text:p>Cornelius Seve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851</text:p>
          </table:table-cell>
          <table:table-cell office:value-type="string" calcext:value-type="string">
            <text:p>Cornelius Sever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a a Morel omissa</text:p>
          </table:table-cell>
          <table:table-cell office:value-type="string" calcext:value-type="string">
            <text:p>Fragmenta Poetarum Latinorum Epicorum et Lyricorum praeter Ennium et Lucilium, ed. C. Bu+chner, 1982</text:p>
          </table:table-cell>
        </table:table-row>
        <table:table-row table:style-name="ro1">
          <table:table-cell office:value-type="string" calcext:value-type="string">
            <text:p>LAT0854</text:p>
          </table:table-cell>
          <table:table-cell office:value-type="string" calcext:value-type="string">
            <text:p>Cornificius Ga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versus in Vergili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857</text:p>
          </table:table-cell>
          <table:table-cell office:value-type="string" calcext:value-type="string">
            <text:p>Lucius Annaeus Cornu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 Aetatis Caesareae. Vol. 1, ed. A. Mazzarino, 1955</text:p>
          </table:table-cell>
        </table:table-row>
        <table:table-row table:style-name="ro1">
          <table:table-cell office:value-type="string" calcext:value-type="string">
            <text:p>LAT0860</text:p>
          </table:table-cell>
          <table:table-cell office:value-type="string" calcext:value-type="string">
            <text:p>Quintus Curtius Ruf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 Alexandri Magni</text:p>
          </table:table-cell>
          <table:table-cell office:value-type="string" calcext:value-type="string">
            <text:p>Q. Curtius Rufus, Geschichte Alexanders des Grossen, ed. K. Mu+ller, 1954</text:p>
          </table:table-cell>
        </table:table-row>
        <table:table-row table:style-name="ro1">
          <table:table-cell office:value-type="string" calcext:value-type="string">
            <text:p>LAT0863</text:p>
          </table:table-cell>
          <table:table-cell office:value-type="string" calcext:value-type="string">
            <text:p>Dorca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866</text:p>
          </table:table-cell>
          <table:table-cell office:value-type="string" calcext:value-type="string">
            <text:p>Fenestell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869</text:p>
          </table:table-cell>
          <table:table-cell office:value-type="string" calcext:value-type="string">
            <text:p>Marcus Verrius Flac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truscarum Rerum Libri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869</text:p>
          </table:table-cell>
          <table:table-cell office:value-type="string" calcext:value-type="string">
            <text:p>Marcus Verrius Flacc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875</text:p>
          </table:table-cell>
          <table:table-cell office:value-type="string" calcext:value-type="string">
            <text:p>Cn. Cornel. Lentulus Gaetuli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878</text:p>
          </table:table-cell>
          <table:table-cell office:value-type="string" calcext:value-type="string">
            <text:p>Gaius Asinius Ga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878</text:p>
          </table:table-cell>
          <table:table-cell office:value-type="string" calcext:value-type="string">
            <text:p>Gaius Asinius Gall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 Aetatis Caesareae. Vol. 1, ed. A. Mazzarino, 1955</text:p>
          </table:table-cell>
        </table:table-row>
        <table:table-row table:style-name="ro1">
          <table:table-cell office:value-type="string" calcext:value-type="string">
            <text:p>LAT0881</text:p>
          </table:table-cell>
          <table:table-cell office:value-type="string" calcext:value-type="string">
            <text:p>Claudius Caesar Germani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ratea</text:p>
          </table:table-cell>
          <table:table-cell office:value-type="string" calcext:value-type="string">
            <text:p>The Aratus ascribed to Germanicus Caesar, ed. D. B. Gain, 1976</text:p>
          </table:table-cell>
        </table:table-row>
        <table:table-row table:style-name="ro1">
          <table:table-cell office:value-type="string" calcext:value-type="string">
            <text:p>LAT0881</text:p>
          </table:table-cell>
          <table:table-cell office:value-type="string" calcext:value-type="string">
            <text:p>Claudius Caesar Germanic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a Aratea</text:p>
          </table:table-cell>
          <table:table-cell office:value-type="string" calcext:value-type="string">
            <text:p>The Aratus ascribed to Germanicus Caesar, ed. D. B. Gain, 1976</text:p>
          </table:table-cell>
        </table:table-row>
        <table:table-row table:style-name="ro1">
          <table:table-cell office:value-type="string" calcext:value-type="string">
            <text:p>LAT0881</text:p>
          </table:table-cell>
          <table:table-cell office:value-type="string" calcext:value-type="string">
            <text:p>Claudius Caesar Germanic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epigrammata</text:p>
          </table:table-cell>
          <table:table-cell office:value-type="string" calcext:value-type="string">
            <text:p>Germanici Caesaris Aratea, ed. A. Breysig, 1899</text:p>
          </table:table-cell>
        </table:table-row>
        <table:table-row table:style-name="ro1">
          <table:table-cell office:value-type="string" calcext:value-type="string">
            <text:p>LAT0884</text:p>
          </table:table-cell>
          <table:table-cell office:value-type="string" calcext:value-type="string">
            <text:p>Gracchus, trag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887</text:p>
          </table:table-cell>
          <table:table-cell office:value-type="string" calcext:value-type="string">
            <text:p>Grat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ynegetica</text:p>
          </table:table-cell>
          <table:table-cell office:value-type="string" calcext:value-type="string">
            <text:p>Gratti Cynegeticon Quae Supersunt. Part 1, ed. P. J. Enk, 1918</text:p>
          </table:table-cell>
        </table:table-row>
        <table:table-row table:style-name="ro1">
          <table:table-cell office:value-type="string" calcext:value-type="string">
            <text:p>LAT0890</text:p>
          </table:table-cell>
          <table:table-cell office:value-type="string" calcext:value-type="string">
            <text:p>Homerus Lat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lias Latina</text:p>
          </table:table-cell>
          <table:table-cell office:value-type="string" calcext:value-type="string">
            <text:p>Poetae Latini Minores. Vol. 2, Fasc. 3, ed. F. Vollmer, 1913</text:p>
          </table:table-cell>
        </table:table-row>
        <table:table-row table:style-name="ro1">
          <table:table-cell office:value-type="string" calcext:value-type="string">
            <text:p>LAT0893</text:p>
          </table:table-cell>
          <table:table-cell office:value-type="string" calcext:value-type="string">
            <text:p>Quintus Horatius Flac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Q. Horati Flacci Opera, ed. F. Klingner, 1959</text:p>
          </table:table-cell>
        </table:table-row>
        <table:table-row table:style-name="ro1">
          <table:table-cell office:value-type="string" calcext:value-type="string">
            <text:p>LAT0893</text:p>
          </table:table-cell>
          <table:table-cell office:value-type="string" calcext:value-type="string">
            <text:p>Quintus Horatius Flacc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armen Saeculare</text:p>
          </table:table-cell>
          <table:table-cell office:value-type="string" calcext:value-type="string">
            <text:p>Q. Horati Flacci Opera, ed. F. Klingner, 1959</text:p>
          </table:table-cell>
        </table:table-row>
        <table:table-row table:style-name="ro1">
          <table:table-cell office:value-type="string" calcext:value-type="string">
            <text:p>LAT0893</text:p>
          </table:table-cell>
          <table:table-cell office:value-type="string" calcext:value-type="string">
            <text:p>Quintus Horatius Flacc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Epodi</text:p>
          </table:table-cell>
          <table:table-cell office:value-type="string" calcext:value-type="string">
            <text:p>Q. Horati Flacci Opera, ed. F. Klingner, 1959</text:p>
          </table:table-cell>
        </table:table-row>
        <table:table-row table:style-name="ro1">
          <table:table-cell office:value-type="string" calcext:value-type="string">
            <text:p>LAT0893</text:p>
          </table:table-cell>
          <table:table-cell office:value-type="string" calcext:value-type="string">
            <text:p>Quintus Horatius Flacc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Sermones</text:p>
          </table:table-cell>
          <table:table-cell office:value-type="string" calcext:value-type="string">
            <text:p>Q. Horati Flacci Opera, ed. F. Klingner, 1959</text:p>
          </table:table-cell>
        </table:table-row>
        <table:table-row table:style-name="ro1">
          <table:table-cell office:value-type="string" calcext:value-type="string">
            <text:p>LAT0893</text:p>
          </table:table-cell>
          <table:table-cell office:value-type="string" calcext:value-type="string">
            <text:p>Quintus Horatius Flacc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Epistulae</text:p>
          </table:table-cell>
          <table:table-cell office:value-type="string" calcext:value-type="string">
            <text:p>Q. Horati Flacci Opera, ed. F. Klingner, 1959</text:p>
          </table:table-cell>
        </table:table-row>
        <table:table-row table:style-name="ro1">
          <table:table-cell office:value-type="string" calcext:value-type="string">
            <text:p>LAT0893</text:p>
          </table:table-cell>
          <table:table-cell office:value-type="string" calcext:value-type="string">
            <text:p>Quintus Horatius Flacc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Ars Poetica</text:p>
          </table:table-cell>
          <table:table-cell office:value-type="string" calcext:value-type="string">
            <text:p>Q. Horati Flacci Opera, ed. F. Klingner, 1959</text:p>
          </table:table-cell>
        </table:table-row>
        <table:table-row table:style-name="ro1">
          <table:table-cell office:value-type="string" calcext:value-type="string">
            <text:p>LAT0899</text:p>
          </table:table-cell>
          <table:table-cell office:value-type="string" calcext:value-type="string">
            <text:p>Hyginus Astronom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stronomica</text:p>
          </table:table-cell>
          <table:table-cell office:value-type="string" calcext:value-type="string">
            <text:p>Hygin: L'Astronomie, ed. A. Le Boeuffle, 1983</text:p>
          </table:table-cell>
        </table:table-row>
        <table:table-row table:style-name="ro1">
          <table:table-cell office:value-type="string" calcext:value-type="string">
            <text:p>LAT0902</text:p>
          </table:table-cell>
          <table:table-cell office:value-type="string" calcext:value-type="string">
            <text:p>Iulius Afric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M. Fabi Quintiliani Institutionis Oratoriae Libri Duodecim, Tomus II: Libri VII%19XII, ed. M. Winterbottom, 1970</text:p>
          </table:table-cell>
        </table:table-row>
        <table:table-row table:style-name="ro1">
          <table:table-cell office:value-type="string" calcext:value-type="string">
            <text:p>LAT0905</text:p>
          </table:table-cell>
          <table:table-cell office:value-type="string" calcext:value-type="string">
            <text:p>Marcus Antistius Labe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iurisprudentia, fragment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908</text:p>
          </table:table-cell>
          <table:table-cell office:value-type="string" calcext:value-type="string">
            <text:p>Attius Labe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versio Latina Iliado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911</text:p>
          </table:table-cell>
          <table:table-cell office:value-type="string" calcext:value-type="string">
            <text:p>Laus Pison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aus Pisonis</text:p>
          </table:table-cell>
          <table:table-cell office:value-type="string" calcext:value-type="string">
            <text:p>Laus Pisonis: Text, U+bersetzung, Kommentar: Inaugural%19Dissertation der Philosophischen Fakulta+t der Friedrich%19Alexander%19Universita+t, Erlangen%19Nu+rnberg, ed. A. Seel, 1969</text:p>
          </table:table-cell>
        </table:table-row>
        <table:table-row table:style-name="ro1">
          <table:table-cell office:value-type="string" calcext:value-type="string">
            <text:p>LAT0914</text:p>
          </table:table-cell>
          <table:table-cell office:value-type="string" calcext:value-type="string">
            <text:p>Titus Liv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b Urbe Condita</text:p>
          </table:table-cell>
          <table:table-cell office:value-type="string" calcext:value-type="string">
            <text:p>#VALEUR !</text:p>
          </table:table-cell>
        </table:table-row>
        <table:table-row table:style-name="ro1">
          <table:table-cell office:value-type="string" calcext:value-type="string">
            <text:p>LAT0914</text:p>
          </table:table-cell>
          <table:table-cell office:value-type="string" calcext:value-type="string">
            <text:p>Titus Liv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Periochae Librorum A. U. C.</text:p>
          </table:table-cell>
          <table:table-cell office:value-type="string" calcext:value-type="string">
            <text:p>T. Livi Ab Urbe Condita. Part 4, Bks. 41%1945, ed. O. Rossbach, 1910</text:p>
          </table:table-cell>
        </table:table-row>
        <table:table-row table:style-name="ro1">
          <table:table-cell office:value-type="string" calcext:value-type="string">
            <text:p>LAT0914</text:p>
          </table:table-cell>
          <table:table-cell office:value-type="string" calcext:value-type="string">
            <text:p>Titus Livi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Tite%19Live: Histoire Romaine. Vol. 33, ed. P. Jal, 1979</text:p>
          </table:table-cell>
        </table:table-row>
        <table:table-row table:style-name="ro1">
          <table:table-cell office:value-type="string" calcext:value-type="string">
            <text:p>LAT0914</text:p>
          </table:table-cell>
          <table:table-cell office:value-type="string" calcext:value-type="string">
            <text:p>Titus Livi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.U.C. Perioch. ex P.Oxy.668</text:p>
          </table:table-cell>
          <table:table-cell office:value-type="string" calcext:value-type="string">
            <text:p>Abre/ge/s des Livres de l'Histoire Romaine de Tite%19Live. Vol. 34, Part 2, ed. P. Jal, 1984</text:p>
          </table:table-cell>
        </table:table-row>
        <table:table-row table:style-name="ro1">
          <table:table-cell office:value-type="string" calcext:value-type="string">
            <text:p>LAT0917</text:p>
          </table:table-cell>
          <table:table-cell office:value-type="string" calcext:value-type="string">
            <text:p>Marcus Annaeus Luc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Bellum Civile</text:p>
          </table:table-cell>
          <table:table-cell office:value-type="string" calcext:value-type="string">
            <text:p>M. Annaei Lucani Belli Civilis Libri Decem, ed. A. E. Housman, 1927</text:p>
          </table:table-cell>
        </table:table-row>
        <table:table-row table:style-name="ro1">
          <table:table-cell office:value-type="string" calcext:value-type="string">
            <text:p>LAT0917</text:p>
          </table:table-cell>
          <table:table-cell office:value-type="string" calcext:value-type="string">
            <text:p>Marcus Annaeus Luca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920</text:p>
          </table:table-cell>
          <table:table-cell office:value-type="string" calcext:value-type="string">
            <text:p>Lucilius iuni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923</text:p>
          </table:table-cell>
          <table:table-cell office:value-type="string" calcext:value-type="string">
            <text:p>Aemilius Mac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923</text:p>
          </table:table-cell>
          <table:table-cell office:value-type="string" calcext:value-type="string">
            <text:p>Aemilius Mace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um a Morel omissum</text:p>
          </table:table-cell>
          <table:table-cell office:value-type="string" calcext:value-type="string">
            <text:p>Fragmenta Poetarum Latinorum Epicorum et Lyricorum praeter Ennium et Lucilium, ed. C. Bu+chner, 1982</text:p>
          </table:table-cell>
        </table:table-row>
        <table:table-row table:style-name="ro1">
          <table:table-cell office:value-type="string" calcext:value-type="string">
            <text:p>LAT0926</text:p>
          </table:table-cell>
          <table:table-cell office:value-type="string" calcext:value-type="string">
            <text:p>Marcus Mani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stronomica</text:p>
          </table:table-cell>
          <table:table-cell office:value-type="string" calcext:value-type="string">
            <text:p>M. Manilii Astronomica, ed. G. P. Goold, 1985</text:p>
          </table:table-cell>
        </table:table-row>
        <table:table-row table:style-name="ro1">
          <table:table-cell office:value-type="string" calcext:value-type="string">
            <text:p>LAT0929</text:p>
          </table:table-cell>
          <table:table-cell office:value-type="string" calcext:value-type="string">
            <text:p>Pomponius Mel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Chorographia</text:p>
          </table:table-cell>
          <table:table-cell office:value-type="string" calcext:value-type="string">
            <text:p>Pomponii Melae De Chorographia Libri Tres una cum Indice Verborum, ed. G. Ranstrand, 1971</text:p>
          </table:table-cell>
        </table:table-row>
        <table:table-row table:style-name="ro1">
          <table:table-cell office:value-type="string" calcext:value-type="string">
            <text:p>LAT0932</text:p>
          </table:table-cell>
          <table:table-cell office:value-type="string" calcext:value-type="string">
            <text:p>M. Valerius Messalla Corv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932</text:p>
          </table:table-cell>
          <table:table-cell office:value-type="string" calcext:value-type="string">
            <text:p>M. Valerius Messalla Corvi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ommentarii de Bello Civili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935</text:p>
          </table:table-cell>
          <table:table-cell office:value-type="string" calcext:value-type="string">
            <text:p>Iulius Modes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 Aetatis Caesareae. Vol. 1, ed. A. Mazzarino, 1955</text:p>
          </table:table-cell>
        </table:table-row>
        <table:table-row table:style-name="ro1">
          <table:table-cell office:value-type="string" calcext:value-type="string">
            <text:p>LAT0938</text:p>
          </table:table-cell>
          <table:table-cell office:value-type="string" calcext:value-type="string">
            <text:p>Iulius Mont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944</text:p>
          </table:table-cell>
          <table:table-cell office:value-type="string" calcext:value-type="string">
            <text:p>Imperator Ner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mores</text:p>
          </table:table-cell>
          <table:table-cell office:value-type="string" calcext:value-type="string">
            <text:p>Ovid in Six Volumes. Vol. 1, ed. G. Showerman; G. P. Goold, 1977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Epistulae (vel Heroides)</text:p>
          </table:table-cell>
          <table:table-cell office:value-type="string" calcext:value-type="string">
            <text:p>Ovid in Six Volumes. Vol. 1, ed. G. Showerman; G. P. Goold, 1977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Medicamina Faciei Femineae</text:p>
          </table:table-cell>
          <table:table-cell office:value-type="string" calcext:value-type="string">
            <text:p>Ovid in Six Volumes.Vol. 2, ed. J. H. Mozley; G. P. Goold, 1979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rs Amatoria</text:p>
          </table:table-cell>
          <table:table-cell office:value-type="string" calcext:value-type="string">
            <text:p>Ovid in Six Volumes. Vol. 2, ed. J. H. Mozley; G. P. Goold, 1979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Remedia Amoris</text:p>
          </table:table-cell>
          <table:table-cell office:value-type="string" calcext:value-type="string">
            <text:p>Ovid in Six Volumes. Vol. 2, ed. J. H. Mozley; G. P. Goold, 1979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Metamorphoses</text:p>
          </table:table-cell>
          <table:table-cell office:value-type="string" calcext:value-type="string">
            <text:p>Ovid: Metamorphoses in Two Volumes. ed. F. J. Miller; G. P. Goold, 1977%191984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Fasti</text:p>
          </table:table-cell>
          <table:table-cell office:value-type="string" calcext:value-type="string">
            <text:p>P. Ovidi Nasonis Fastorum Libri Sex, ed. E. H. Alton; D. E. W. Wormell; E. Courtney, 1978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Tristia</text:p>
          </table:table-cell>
          <table:table-cell office:value-type="string" calcext:value-type="string">
            <text:p>P. Ovidius Naso: Tristia. Vol. 1, ed. G. Luck, 1967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Epistulae ex Ponto</text:p>
          </table:table-cell>
          <table:table-cell office:value-type="string" calcext:value-type="string">
            <text:p>Pontiques, ed. J. Andre/, 1977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Ibis</text:p>
          </table:table-cell>
          <table:table-cell office:value-type="string" calcext:value-type="string">
            <text:p>Ovid in Six Volumes. Vol. 2, ed. J. H. Mozley; G. P. Goold, 1979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Medea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carmina, fragment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Nux [sp.]</text:p>
          </table:table-cell>
          <table:table-cell office:value-type="string" calcext:value-type="string">
            <text:p>Ovid in Six Volumes. Vol. 2, ed. J. H. Mozley; G. P. Goold, 1979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Halieutica [sp.]</text:p>
          </table:table-cell>
          <table:table-cell office:value-type="string" calcext:value-type="string">
            <text:p>Ovid in Six Volumes. Vol. 2, ed. J. H. Mozley; G. P. Goold, 1979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Epicedion Drusi [sp.]</text:p>
          </table:table-cell>
          <table:table-cell office:value-type="string" calcext:value-type="string">
            <text:p>Ovid in Six Volumes. Vol. 2, ed. J. H. Mozley; G. P. Goold, 1979</text:p>
          </table:table-cell>
        </table:table-row>
        <table:table-row table:style-name="ro1">
          <table:table-cell office:value-type="string" calcext:value-type="string">
            <text:p>LAT0963</text:p>
          </table:table-cell>
          <table:table-cell office:value-type="string" calcext:value-type="string">
            <text:p>Quintus Remmius Palaemon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 Aetatis Caesareae. Vol. 1, ed. A. Mazzarino, 1955</text:p>
          </table:table-cell>
        </table:table-row>
        <table:table-row table:style-name="ro1">
          <table:table-cell office:value-type="string" calcext:value-type="string">
            <text:p>LAT0963</text:p>
          </table:table-cell>
          <table:table-cell office:value-type="string" calcext:value-type="string">
            <text:p>Quintus Remmius Palaemon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rs [sp.]</text:p>
          </table:table-cell>
          <table:table-cell office:value-type="string" calcext:value-type="string">
            <text:p>Grammatici Latini ex Recensione Henrici Keilii. Vol. 5, ed. H. Keil, 1868</text:p>
          </table:table-cell>
        </table:table-row>
        <table:table-row table:style-name="ro1">
          <table:table-cell office:value-type="string" calcext:value-type="string">
            <text:p>LAT0966</text:p>
          </table:table-cell>
          <table:table-cell office:value-type="string" calcext:value-type="string">
            <text:p>Passienus Crisp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M. Fabi Quintiliani Institutionis Oratoriae Libri Duodecim. Vol. 1, ed. M. Winterbottom, 1970</text:p>
          </table:table-cell>
        </table:table-row>
        <table:table-row table:style-name="ro1">
          <table:table-cell office:value-type="string" calcext:value-type="string">
            <text:p>LAT0969</text:p>
          </table:table-cell>
          <table:table-cell office:value-type="string" calcext:value-type="string">
            <text:p>Aulus Persius Flac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aturae</text:p>
          </table:table-cell>
          <table:table-cell office:value-type="string" calcext:value-type="string">
            <text:p>A. Persi Flacci et D. Iuni Iuvenalis Saturae, ed. W. V. Clausen, 1959</text:p>
          </table:table-cell>
        </table:table-row>
        <table:table-row table:style-name="ro1">
          <table:table-cell office:value-type="string" calcext:value-type="string">
            <text:p>LAT0972</text:p>
          </table:table-cell>
          <table:table-cell office:value-type="string" calcext:value-type="string">
            <text:p>Petro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atyrica</text:p>
          </table:table-cell>
          <table:table-cell office:value-type="string" calcext:value-type="string">
            <text:p>Petronius: Satyrica, ed. K. Mu+ller; W. Ehlers, 1983</text:p>
          </table:table-cell>
        </table:table-row>
        <table:table-row table:style-name="ro1">
          <table:table-cell office:value-type="string" calcext:value-type="string">
            <text:p>LAT0972</text:p>
          </table:table-cell>
          <table:table-cell office:value-type="string" calcext:value-type="string">
            <text:p>Petron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Satyrica, fragmenta</text:p>
          </table:table-cell>
          <table:table-cell office:value-type="string" calcext:value-type="string">
            <text:p>Petronius: Satyrica, ed. K. Mu+ller; W. Ehlers, 1983</text:p>
          </table:table-cell>
        </table:table-row>
        <table:table-row table:style-name="ro1">
          <table:table-cell office:value-type="string" calcext:value-type="string">
            <text:p>LAT0975</text:p>
          </table:table-cell>
          <table:table-cell office:value-type="string" calcext:value-type="string">
            <text:p>Phaed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Fabulae Aesopiae</text:p>
          </table:table-cell>
          <table:table-cell office:value-type="string" calcext:value-type="string">
            <text:p>Phaedri Augusti Liberti Liber Fabularum, ed. A. Guaglianone, 1969</text:p>
          </table:table-cell>
        </table:table-row>
        <table:table-row table:style-name="ro1">
          <table:table-cell office:value-type="string" calcext:value-type="string">
            <text:p>LAT0975</text:p>
          </table:table-cell>
          <table:table-cell office:value-type="string" calcext:value-type="string">
            <text:p>Phaedr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abularum Appendix</text:p>
          </table:table-cell>
          <table:table-cell office:value-type="string" calcext:value-type="string">
            <text:p>Phaedri Augusti Liberti Liber Fabularum, ed. A. Guaglianone, 1969</text:p>
          </table:table-cell>
        </table:table-row>
        <table:table-row table:style-name="ro1">
          <table:table-cell office:value-type="string" calcext:value-type="string">
            <text:p>LAT0978</text:p>
          </table:table-cell>
          <table:table-cell office:value-type="string" calcext:value-type="string">
            <text:p>Gaius Plinius Secund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Naturalis Historia</text:p>
          </table:table-cell>
          <table:table-cell office:value-type="string" calcext:value-type="string">
            <text:p>C. Plini Secundi Naturalis Historiae Libri XXXVII. Vols. 1%195, ed. C. Mayhoff, 1892%191909</text:p>
          </table:table-cell>
        </table:table-row>
        <table:table-row table:style-name="ro1">
          <table:table-cell office:value-type="string" calcext:value-type="string">
            <text:p>LAT0978</text:p>
          </table:table-cell>
          <table:table-cell office:value-type="string" calcext:value-type="string">
            <text:p>Gaius Plinius Secund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ubius Sermo</text:p>
          </table:table-cell>
          <table:table-cell office:value-type="string" calcext:value-type="string">
            <text:p>Il Dubius Sermo di Plinio, ed. A. Della Casa, 1969</text:p>
          </table:table-cell>
        </table:table-row>
        <table:table-row table:style-name="ro1">
          <table:table-cell office:value-type="string" calcext:value-type="string">
            <text:p>LAT0981</text:p>
          </table:table-cell>
          <table:table-cell office:value-type="string" calcext:value-type="string">
            <text:p>Gaius Asinius Polli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981</text:p>
          </table:table-cell>
          <table:table-cell office:value-type="string" calcext:value-type="string">
            <text:p>Gaius Asinius Polli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981</text:p>
          </table:table-cell>
          <table:table-cell office:value-type="string" calcext:value-type="string">
            <text:p>Gaius Asinius Pollio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981</text:p>
          </table:table-cell>
          <table:table-cell office:value-type="string" calcext:value-type="string">
            <text:p>Gaius Asinius Pollio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984</text:p>
          </table:table-cell>
          <table:table-cell office:value-type="string" calcext:value-type="string">
            <text:p>Pompeius Trog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Animalibus</text:p>
          </table:table-cell>
          <table:table-cell office:value-type="string" calcext:value-type="string">
            <text:p>Pompei Trogi Fragmenta, ed. O. Seel, 1956</text:p>
          </table:table-cell>
        </table:table-row>
        <table:table-row table:style-name="ro1">
          <table:table-cell office:value-type="string" calcext:value-type="string">
            <text:p>LAT0984</text:p>
          </table:table-cell>
          <table:table-cell office:value-type="string" calcext:value-type="string">
            <text:p>Pompeius Trog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Historiae Philippicae</text:p>
          </table:table-cell>
          <table:table-cell office:value-type="string" calcext:value-type="string">
            <text:p>Pompei Trogi Fragmenta, ed. O. Seel, 1956</text:p>
          </table:table-cell>
        </table:table-row>
        <table:table-row table:style-name="ro1">
          <table:table-cell office:value-type="string" calcext:value-type="string">
            <text:p>LAT0987</text:p>
          </table:table-cell>
          <table:table-cell office:value-type="string" calcext:value-type="string">
            <text:p>Publius Pomponius Secund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987</text:p>
          </table:table-cell>
          <table:table-cell office:value-type="string" calcext:value-type="string">
            <text:p>Publius Pomponius Secund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praetext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990</text:p>
          </table:table-cell>
          <table:table-cell office:value-type="string" calcext:value-type="string">
            <text:p>Precatio Omnium Herbarum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recatio Omnium Herbarum</text:p>
          </table:table-cell>
          <table:table-cell office:value-type="string" calcext:value-type="string">
            <text:p>Anthologia Latina. Part 1, Vol. 1, ed. A. Riese, 1904</text:p>
          </table:table-cell>
        </table:table-row>
        <table:table-row table:style-name="ro1">
          <table:table-cell office:value-type="string" calcext:value-type="string">
            <text:p>LAT0993</text:p>
          </table:table-cell>
          <table:table-cell office:value-type="string" calcext:value-type="string">
            <text:p>Precatio Terra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recatio Terrae</text:p>
          </table:table-cell>
          <table:table-cell office:value-type="string" calcext:value-type="string">
            <text:p>Anthologia Latina. Part 1, Fasc. 1, ed. A. Riese, 1894</text:p>
          </table:table-cell>
        </table:table-row>
        <table:table-row table:style-name="ro1">
          <table:table-cell office:value-type="string" calcext:value-type="string">
            <text:p>LAT0996</text:p>
          </table:table-cell>
          <table:table-cell office:value-type="string" calcext:value-type="string">
            <text:p>Marcus Valerius Prob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Vita Persii</text:p>
          </table:table-cell>
          <table:table-cell office:value-type="string" calcext:value-type="string">
            <text:p>A. Persi Flacci et D. Iuni Iuvenalis Saturae, ed. W. V. Clausen, 1959</text:p>
          </table:table-cell>
        </table:table-row>
        <table:table-row table:style-name="ro1">
          <table:table-cell office:value-type="string" calcext:value-type="string">
            <text:p>LAT0996</text:p>
          </table:table-cell>
          <table:table-cell office:value-type="string" calcext:value-type="string">
            <text:p>Marcus Valerius Prob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Notis Iuris</text:p>
          </table:table-cell>
          <table:table-cell office:value-type="string" calcext:value-type="string">
            <text:p>Fontes Iuris Romani Antejustiniani. Part 2, ed. J. Baviera, 1940</text:p>
          </table:table-cell>
        </table:table-row>
        <table:table-row table:style-name="ro1">
          <table:table-cell office:value-type="string" calcext:value-type="string">
            <text:p>LAT0996</text:p>
          </table:table-cell>
          <table:table-cell office:value-type="string" calcext:value-type="string">
            <text:p>Marcus Valerius Prob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De M. Valerio Probo Berytio Capita Quattuor, Accedit Reliquiarum Conlectio, ed. J. Aistermann, 1910</text:p>
          </table:table-cell>
        </table:table-row>
        <table:table-row table:style-name="ro1">
          <table:table-cell office:value-type="string" calcext:value-type="string">
            <text:p>LAT1000</text:p>
          </table:table-cell>
          <table:table-cell office:value-type="string" calcext:value-type="string">
            <text:p>Pupius (?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versus Pupio attributi</text:p>
          </table:table-cell>
          <table:table-cell office:value-type="string" calcext:value-type="string">
            <text:p>?). Versus Pupio Attributi (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002</text:p>
          </table:table-cell>
          <table:table-cell office:value-type="string" calcext:value-type="string">
            <text:p>Marcus Fabius Quintil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nstitutio Oratoria</text:p>
          </table:table-cell>
          <table:table-cell office:value-type="string" calcext:value-type="string">
            <text:p>M. Fabi Quintiliani Institutionis Oratoriae Libri Duodecim. Vols. 1%192, ed. M. Winterbottom, 1970</text:p>
          </table:table-cell>
        </table:table-row>
        <table:table-row table:style-name="ro1">
          <table:table-cell office:value-type="string" calcext:value-type="string">
            <text:p>LAT1002</text:p>
          </table:table-cell>
          <table:table-cell office:value-type="string" calcext:value-type="string">
            <text:p>Marcus Fabius Quintilia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clamationes Minores</text:p>
          </table:table-cell>
          <table:table-cell office:value-type="string" calcext:value-type="string">
            <text:p>The Minor Declamations Ascribed to Quintilian, ed. M. Winterbottom, 1984</text:p>
          </table:table-cell>
        </table:table-row>
        <table:table-row table:style-name="ro1">
          <table:table-cell office:value-type="string" calcext:value-type="string">
            <text:p>LAT1002</text:p>
          </table:table-cell>
          <table:table-cell office:value-type="string" calcext:value-type="string">
            <text:p>Marcus Fabius Quintilian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eclamationes Maiores [sp.]</text:p>
          </table:table-cell>
          <table:table-cell office:value-type="string" calcext:value-type="string">
            <text:p>Declamationes XIX Maiores Quintiliano Falso Ascriptae, ed. L. Ha%147kanson, 1982</text:p>
          </table:table-cell>
        </table:table-row>
        <table:table-row table:style-name="ro1">
          <table:table-cell office:value-type="string" calcext:value-type="string">
            <text:p>LAT1005</text:p>
          </table:table-cell>
          <table:table-cell office:value-type="string" calcext:value-type="string">
            <text:p>Rabir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011</text:p>
          </table:table-cell>
          <table:table-cell office:value-type="string" calcext:value-type="string">
            <text:p>Scribonius Larg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positiones</text:p>
          </table:table-cell>
          <table:table-cell office:value-type="string" calcext:value-type="string">
            <text:p>Scribonii Largi Compositiones, ed. S. Sconocchia, 1983</text:p>
          </table:table-cell>
        </table:table-row>
        <table:table-row table:style-name="ro1">
          <table:table-cell office:value-type="string" calcext:value-type="string">
            <text:p>LAT1014</text:p>
          </table:table-cell>
          <table:table-cell office:value-type="string" calcext:value-type="string">
            <text:p>Lucius Annaeus Seneca seni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ntroversiae</text:p>
          </table:table-cell>
          <table:table-cell office:value-type="string" calcext:value-type="string">
            <text:p>The Elder Seneca: Declamations in Two Volumes, ed. M. Winterbottom, 1974</text:p>
          </table:table-cell>
        </table:table-row>
        <table:table-row table:style-name="ro1">
          <table:table-cell office:value-type="string" calcext:value-type="string">
            <text:p>LAT1014</text:p>
          </table:table-cell>
          <table:table-cell office:value-type="string" calcext:value-type="string">
            <text:p>Lucius Annaeus Seneca senio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ontroversiae, excerpta</text:p>
          </table:table-cell>
          <table:table-cell office:value-type="string" calcext:value-type="string">
            <text:p>L. Annaei Senecae Oratorum et Rhetorum Sententiae Divisiones Colores, ed. H. J. Mu+ller, 1887</text:p>
          </table:table-cell>
        </table:table-row>
        <table:table-row table:style-name="ro1">
          <table:table-cell office:value-type="string" calcext:value-type="string">
            <text:p>LAT1014</text:p>
          </table:table-cell>
          <table:table-cell office:value-type="string" calcext:value-type="string">
            <text:p>Lucius Annaeus Seneca senior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Suasoriae</text:p>
          </table:table-cell>
          <table:table-cell office:value-type="string" calcext:value-type="string">
            <text:p>The Elder Seneca: Declamations in Two Volumes. Vol. 2, ed. M. Winterbottom, 1974</text:p>
          </table:table-cell>
        </table:table-row>
        <table:table-row table:style-name="ro1">
          <table:table-cell office:value-type="string" calcext:value-type="string">
            <text:p>LAT1014</text:p>
          </table:table-cell>
          <table:table-cell office:value-type="string" calcext:value-type="string">
            <text:p>Lucius Annaeus Seneca senior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The Elder Seneca: Declamations in Two Volumes. Vol. 2, ed. M. Winterbottom, 1974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ercules Furens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Troades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Phoenissae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Medea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Phaedra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Oedipus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Agamemnon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Thyestes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Hercules Oetaeus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Octavia [sp.]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pocolocyntosis</text:p>
          </table:table-cell>
          <table:table-cell office:value-type="string" calcext:value-type="string">
            <text:p>Seneca: Apocolocyntosis, ed. P. T. Eden, 1984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Dialogi</text:p>
          </table:table-cell>
          <table:table-cell office:value-type="string" calcext:value-type="string">
            <text:p>L. Annaei Senecae Dialogorum Libri Duodecim, ed. L. D. Reynolds, 197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De Beneficiis</text:p>
          </table:table-cell>
          <table:table-cell office:value-type="string" calcext:value-type="string">
            <text:p>L. Annae Senecae Opera Quae Supersunt. Vol. 1, Fasc. 2, ed. C. Hosius, 1900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De Clementia</text:p>
          </table:table-cell>
          <table:table-cell office:value-type="string" calcext:value-type="string">
            <text:p>L. Annae Senecae Opera Quae Supersunt. Vol. 1, Fasc. 2, ed. C. Hosius, 1900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Epistulae Morales ad Lucilium</text:p>
          </table:table-cell>
          <table:table-cell office:value-type="string" calcext:value-type="string">
            <text:p>L. Annaei Senecae ad Lucilium Epistulae Morales. Vols. 1%192, ed. L. D. Reynolds, 1965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Naturales Quaestiones</text:p>
          </table:table-cell>
          <table:table-cell office:value-type="string" calcext:value-type="string">
            <text:p>Se/ne, Questions Naturelles. Vols. 1%192, ed. P. Oltramare, 1929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e Cleanthe versu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De Vita Patris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1020</text:p>
          </table:table-cell>
          <table:table-cell office:value-type="string" calcext:value-type="string">
            <text:p>Publius Papinius Sta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hebais</text:p>
          </table:table-cell>
          <table:table-cell office:value-type="string" calcext:value-type="string">
            <text:p>P. Papini Stati Thebaidos Libri XII, ed. D. E. Hill, 1983</text:p>
          </table:table-cell>
        </table:table-row>
        <table:table-row table:style-name="ro1">
          <table:table-cell office:value-type="string" calcext:value-type="string">
            <text:p>LAT1020</text:p>
          </table:table-cell>
          <table:table-cell office:value-type="string" calcext:value-type="string">
            <text:p>Publius Papinius Stat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Silvae</text:p>
          </table:table-cell>
          <table:table-cell office:value-type="string" calcext:value-type="string">
            <text:p>P. Papini Stati Silvae, ed. A. Marastoni, 1970</text:p>
          </table:table-cell>
        </table:table-row>
        <table:table-row table:style-name="ro1">
          <table:table-cell office:value-type="string" calcext:value-type="string">
            <text:p>LAT1020</text:p>
          </table:table-cell>
          <table:table-cell office:value-type="string" calcext:value-type="string">
            <text:p>Publius Papinius Stati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chilleis</text:p>
          </table:table-cell>
          <table:table-cell office:value-type="string" calcext:value-type="string">
            <text:p>Statius: Achilleid, ed. O. A. W. Dilke, 1954</text:p>
          </table:table-cell>
        </table:table-row>
        <table:table-row table:style-name="ro1">
          <table:table-cell office:value-type="string" calcext:value-type="string">
            <text:p>LAT1020</text:p>
          </table:table-cell>
          <table:table-cell office:value-type="string" calcext:value-type="string">
            <text:p>Publius Papinius Stati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Bello Germanico (fragment)</text:p>
          </table:table-cell>
          <table:table-cell office:value-type="string" calcext:value-type="string">
            <text:p>P. Papini Stati Silvae, ed. A. Marastoni, 1970</text:p>
          </table:table-cell>
        </table:table-row>
        <table:table-row table:style-name="ro1">
          <table:table-cell office:value-type="string" calcext:value-type="string">
            <text:p>LAT1023</text:p>
          </table:table-cell>
          <table:table-cell office:value-type="string" calcext:value-type="string">
            <text:p>Sulpicia, Caleni ux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023</text:p>
          </table:table-cell>
          <table:table-cell office:value-type="string" calcext:value-type="string">
            <text:p>Sulpicia, Caleni uxo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Statu Rei Publicae [sp.]</text:p>
          </table:table-cell>
          <table:table-cell office:value-type="string" calcext:value-type="string">
            <text:p>Epigrammata Bobiensia, ed. W. Speyer, 1963</text:p>
          </table:table-cell>
        </table:table-row>
        <table:table-row table:style-name="ro1">
          <table:table-cell office:value-type="string" calcext:value-type="string">
            <text:p>LAT1029</text:p>
          </table:table-cell>
          <table:table-cell office:value-type="string" calcext:value-type="string">
            <text:p>Tur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atur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032</text:p>
          </table:table-cell>
          <table:table-cell office:value-type="string" calcext:value-type="string">
            <text:p>Vagel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035</text:p>
          </table:table-cell>
          <table:table-cell office:value-type="string" calcext:value-type="string">
            <text:p>Gaius Valerius Flac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rgonautica</text:p>
          </table:table-cell>
          <table:table-cell office:value-type="string" calcext:value-type="string">
            <text:p>Gai Valeri Flacci Setini Balbi Argonauticon Libros Octo, ed. W.%19W. Ehlers, 1980</text:p>
          </table:table-cell>
        </table:table-row>
        <table:table-row table:style-name="ro1">
          <table:table-cell office:value-type="string" calcext:value-type="string">
            <text:p>LAT1038</text:p>
          </table:table-cell>
          <table:table-cell office:value-type="string" calcext:value-type="string">
            <text:p>Valerius Maxim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Facta et Dicta Memorabilia</text:p>
          </table:table-cell>
          <table:table-cell office:value-type="string" calcext:value-type="string">
            <text:p>Valerii Maximi Factorum et Dictorum Memorabilium Libri Novem cum Iulii Paridis et Ianuarii Nepotiani Epitomis, ed. C. Kempf, 1888</text:p>
          </table:table-cell>
        </table:table-row>
        <table:table-row table:style-name="ro1">
          <table:table-cell office:value-type="string" calcext:value-type="string">
            <text:p>LAT1041</text:p>
          </table:table-cell>
          <table:table-cell office:value-type="string" calcext:value-type="string">
            <text:p>Pseudo-Varr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ententiae</text:p>
          </table:table-cell>
          <table:table-cell office:value-type="string" calcext:value-type="string">
            <text:p>Die sogenannten Sententiae Varronis, ed. P. Germann, 1910</text:p>
          </table:table-cell>
        </table:table-row>
        <table:table-row table:style-name="ro1">
          <table:table-cell office:value-type="string" calcext:value-type="string">
            <text:p>LAT1044</text:p>
          </table:table-cell>
          <table:table-cell office:value-type="string" calcext:value-type="string">
            <text:p>Velleius Patercu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 Romana</text:p>
          </table:table-cell>
          <table:table-cell office:value-type="string" calcext:value-type="string">
            <text:p>Velleius Paterculus: Histoire Romaine. Vols. 1%192, ed. J. Hellegouarc'h, 1982</text:p>
          </table:table-cell>
        </table:table-row>
        <table:table-row table:style-name="ro1">
          <table:table-cell office:value-type="string" calcext:value-type="string">
            <text:p>LAT1047</text:p>
          </table:table-cell>
          <table:table-cell office:value-type="string" calcext:value-type="string">
            <text:p>Vera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ibri de rebus sacris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1050</text:p>
          </table:table-cell>
          <table:table-cell office:value-type="string" calcext:value-type="string">
            <text:p>Lucius Verginius Ruf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gramm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053</text:p>
          </table:table-cell>
          <table:table-cell office:value-type="string" calcext:value-type="string">
            <text:p>Vibius Crisp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M. Fabi Quintiliani Institutionis Oratoriae Libri Duodecim. Vols. 1%192, ed. M. Winterbottom, 1970</text:p>
          </table:table-cell>
        </table:table-row>
        <table:table-row table:style-name="ro1">
          <table:table-cell office:value-type="string" calcext:value-type="string">
            <text:p>LAT1056</text:p>
          </table:table-cell>
          <table:table-cell office:value-type="string" calcext:value-type="string">
            <text:p>Vitruv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Architectura</text:p>
          </table:table-cell>
          <table:table-cell office:value-type="string" calcext:value-type="string">
            <text:p>Vitruvii de Architectura, ed. F. Krohn, 1912</text:p>
          </table:table-cell>
        </table:table-row>
        <table:table-row table:style-name="ro1">
          <table:table-cell office:value-type="string" calcext:value-type="string">
            <text:p>LAT1100</text:p>
          </table:table-cell>
          <table:table-cell office:value-type="string" calcext:value-type="string">
            <text:p>Calpurnius Flac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clamationes, excerpta</text:p>
          </table:table-cell>
          <table:table-cell office:value-type="string" calcext:value-type="string">
            <text:p>Calpurnii Flacci Declamationum Excerpta, ed. L. Ha%147kanson, 1978</text:p>
          </table:table-cell>
        </table:table-row>
        <table:table-row table:style-name="ro1">
          <table:table-cell office:value-type="string" calcext:value-type="string">
            <text:p>LAT1103</text:p>
          </table:table-cell>
          <table:table-cell office:value-type="string" calcext:value-type="string">
            <text:p>Priape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riapea</text:p>
          </table:table-cell>
          <table:table-cell office:value-type="string" calcext:value-type="string">
            <text:p>Poetae Latini Minores. Vol. 2, Fasc. 2, ed. F. Vollmer, 1923</text:p>
          </table:table-cell>
        </table:table-row>
        <table:table-row table:style-name="ro1">
          <table:table-cell office:value-type="string" calcext:value-type="string">
            <text:p>LAT1203</text:p>
          </table:table-cell>
          <table:table-cell office:value-type="string" calcext:value-type="string">
            <text:p>Alfius Avi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06</text:p>
          </table:table-cell>
          <table:table-cell office:value-type="string" calcext:value-type="string">
            <text:p>Lucius Ampe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iber Memorialis</text:p>
          </table:table-cell>
          <table:table-cell office:value-type="string" calcext:value-type="string">
            <text:p>Lucii Ampelii Liber Memorialis, ed. E. Assmann, 1935</text:p>
          </table:table-cell>
        </table:table-row>
        <table:table-row table:style-name="ro1">
          <table:table-cell office:value-type="string" calcext:value-type="string">
            <text:p>LAT1209</text:p>
          </table:table-cell>
          <table:table-cell office:value-type="string" calcext:value-type="string">
            <text:p>Ann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pologia</text:p>
          </table:table-cell>
          <table:table-cell office:value-type="string" calcext:value-type="string">
            <text:p>Apulei Platonici Madaurensis Opera Quae Supersunt. Vol. 2, Fasc. 1, ed. R. Helm, 1959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Metamorphoses</text:p>
          </table:table-cell>
          <table:table-cell office:value-type="string" calcext:value-type="string">
            <text:p>Apule/e: Les Me/tamorphoses. Vols. 1%193, ed. D. S. Robertson; P. Vallette, 1940%191946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Apulei Platonici Madaurensis Opera Quae Supersunt, Vol. 2, Fasc. 2, ed. R. Helm, 1959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Deo Socratis</text:p>
          </table:table-cell>
          <table:table-cell office:value-type="string" calcext:value-type="string">
            <text:p>Apule/e: Opuscules Philosophiques (Du Dieu de Socrate, Platon et sa Doctrine, Du Monde) et Fragments, ed. J. Beaujeu, 1973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nechomenos</text:p>
          </table:table-cell>
          <table:table-cell office:value-type="string" calcext:value-type="string">
            <text:p>Apule/e: Opuscules Philosophiques (Du Dieu de Socrate, Platon et sa Doctrine, Du Monde) et Fragments, ed. J. Beaujeu, 1973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Apule/e: Opuscules Philosophiques (Du Dieu de Socrate, Platon et sa Doctrine, Du Monde) et Fragments, ed. J. Beaujeu, 1973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De Mundo</text:p>
          </table:table-cell>
          <table:table-cell office:value-type="string" calcext:value-type="string">
            <text:p>Apule/e: Opuscules Philosophiques (Du Dieu de Socrate, Platon et sa Doctrine, Du Monde) et Fragments, ed. J. Beaujeu, 1973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De Platone et Eius Dogmate</text:p>
          </table:table-cell>
          <table:table-cell office:value-type="string" calcext:value-type="string">
            <text:p>Apule/e: Opuscules Philosophiques (Du Dieu de Socrate, Platon et sa Doctrine, Du Monde) et Fragments, ed. J. Beaujeu, 1973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De Deo Socratis, Praef. [sp.]</text:p>
          </table:table-cell>
          <table:table-cell office:value-type="string" calcext:value-type="string">
            <text:p>Apule/e: Opuscules Philosophiques (Du Dieu de Socrate, Platon et sa Doctrine, Du Monde) et Fragments, ed. J. Beaujeu, 1973</text:p>
          </table:table-cell>
        </table:table-row>
        <table:table-row table:style-name="ro1">
          <table:table-cell office:value-type="string" calcext:value-type="string">
            <text:p>LAT1218</text:p>
          </table:table-cell>
          <table:table-cell office:value-type="string" calcext:value-type="string">
            <text:p>Sentius Augur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21</text:p>
          </table:table-cell>
          <table:table-cell office:value-type="string" calcext:value-type="string">
            <text:p>C. Iul. Caes. Augustus Octav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Imperatoris Caesaris Augusti Operum Fragmenta, ed. E. Malcovati, 1962</text:p>
          </table:table-cell>
        </table:table-row>
        <table:table-row table:style-name="ro1">
          <table:table-cell office:value-type="string" calcext:value-type="string">
            <text:p>LAT1221</text:p>
          </table:table-cell>
          <table:table-cell office:value-type="string" calcext:value-type="string">
            <text:p>C. Iul. Caes. Augustus Octavia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icta et apophthegmata</text:p>
          </table:table-cell>
          <table:table-cell office:value-type="string" calcext:value-type="string">
            <text:p>Imperatoris Caesaris Augusti Operum Fragmenta, ed. E. Malcovati, 1962</text:p>
          </table:table-cell>
        </table:table-row>
        <table:table-row table:style-name="ro1">
          <table:table-cell office:value-type="string" calcext:value-type="string">
            <text:p>LAT1221</text:p>
          </table:table-cell>
          <table:table-cell office:value-type="string" calcext:value-type="string">
            <text:p>C. Iul. Caes. Augustus Octavian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edicta</text:p>
          </table:table-cell>
          <table:table-cell office:value-type="string" calcext:value-type="string">
            <text:p>Imperatoris Caesaris Augusti Operum Fragmenta, ed. E. Malcovati, 1962</text:p>
          </table:table-cell>
        </table:table-row>
        <table:table-row table:style-name="ro1">
          <table:table-cell office:value-type="string" calcext:value-type="string">
            <text:p>LAT1221</text:p>
          </table:table-cell>
          <table:table-cell office:value-type="string" calcext:value-type="string">
            <text:p>C. Iul. Caes. Augustus Octavian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epistulae</text:p>
          </table:table-cell>
          <table:table-cell office:value-type="string" calcext:value-type="string">
            <text:p>Imperatoris Caesaris Augusti Operum Fragmenta, ed. E. Malcovati, 1962</text:p>
          </table:table-cell>
        </table:table-row>
        <table:table-row table:style-name="ro1">
          <table:table-cell office:value-type="string" calcext:value-type="string">
            <text:p>LAT1221</text:p>
          </table:table-cell>
          <table:table-cell office:value-type="string" calcext:value-type="string">
            <text:p>C. Iul. Caes. Augustus Octavian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fragmenta incertae sedis</text:p>
          </table:table-cell>
          <table:table-cell office:value-type="string" calcext:value-type="string">
            <text:p>Imperatoris Caesaris Augusti Operum Fragmenta, ed. E. Malcovati, 1962</text:p>
          </table:table-cell>
        </table:table-row>
        <table:table-row table:style-name="ro1">
          <table:table-cell office:value-type="string" calcext:value-type="string">
            <text:p>LAT1221</text:p>
          </table:table-cell>
          <table:table-cell office:value-type="string" calcext:value-type="string">
            <text:p>C. Iul. Caes. Augustus Octavian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opera historica</text:p>
          </table:table-cell>
          <table:table-cell office:value-type="string" calcext:value-type="string">
            <text:p>Imperatoris Caesaris Augusti Operum Fragmenta, ed. E. Malcovati, 1962</text:p>
          </table:table-cell>
        </table:table-row>
        <table:table-row table:style-name="ro1">
          <table:table-cell office:value-type="string" calcext:value-type="string">
            <text:p>LAT1221</text:p>
          </table:table-cell>
          <table:table-cell office:value-type="string" calcext:value-type="string">
            <text:p>C. Iul. Caes. Augustus Octavianus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Res Gestae</text:p>
          </table:table-cell>
          <table:table-cell office:value-type="string" calcext:value-type="string">
            <text:p>Imperatoris Caesaris Augusti Operum Fragmenta, ed. E. Malcovati, 1962</text:p>
          </table:table-cell>
        </table:table-row>
        <table:table-row table:style-name="ro1">
          <table:table-cell office:value-type="string" calcext:value-type="string">
            <text:p>LAT1221</text:p>
          </table:table-cell>
          <table:table-cell office:value-type="string" calcext:value-type="string">
            <text:p>C. Iul. Caes. Augustus Octavianus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Imperatoris Caesaris Augusti Operum Fragmenta, ed. E. Malcovati, 1962</text:p>
          </table:table-cell>
        </table:table-row>
        <table:table-row table:style-name="ro1">
          <table:table-cell office:value-type="string" calcext:value-type="string">
            <text:p>LAT1224</text:p>
          </table:table-cell>
          <table:table-cell office:value-type="string" calcext:value-type="string">
            <text:p>Marcus Aure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27</text:p>
          </table:table-cell>
          <table:table-cell office:value-type="string" calcext:value-type="string">
            <text:p>Balbus, grom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xpos. et Ratio Omn. Formarum</text:p>
          </table:table-cell>
          <table:table-cell office:value-type="string" calcext:value-type="string">
            <text:p>Die Schriften der Ro+mischen Feldmesser, Vol. 1, ed. F. Blume; K. Lachmann; A. Rudorff, 1848</text:p>
          </table:table-cell>
        </table:table-row>
        <table:table-row table:style-name="ro1">
          <table:table-cell office:value-type="string" calcext:value-type="string">
            <text:p>LAT1229</text:p>
          </table:table-cell>
          <table:table-cell office:value-type="string" calcext:value-type="string">
            <text:p>Flavius Cap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Orthographia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229</text:p>
          </table:table-cell>
          <table:table-cell office:value-type="string" calcext:value-type="string">
            <text:p>Flavius Cape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Verbis Dubiis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mphitruo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sinaria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ulularia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Captivi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Casina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Cistellaria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Curculio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Epidicus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Menaechmi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Mercator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Miles Glorios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Mostellaria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Poenul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Pseudol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Ruden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Stich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Trinumm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Truculent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5</text:p>
          </table:table-cell>
          <table:table-cell office:value-type="string" calcext:value-type="string">
            <text:p>Didascaliae et Per. in Terentium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dria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1235</text:p>
          </table:table-cell>
          <table:table-cell office:value-type="string" calcext:value-type="string">
            <text:p>Didascaliae et Per. in Terentium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Heauton Timorumenos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1235</text:p>
          </table:table-cell>
          <table:table-cell office:value-type="string" calcext:value-type="string">
            <text:p>Didascaliae et Per. in Terentium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Eunuchus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1235</text:p>
          </table:table-cell>
          <table:table-cell office:value-type="string" calcext:value-type="string">
            <text:p>Didascaliae et Per. in Terentium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Phormio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1235</text:p>
          </table:table-cell>
          <table:table-cell office:value-type="string" calcext:value-type="string">
            <text:p>Didascaliae et Per. in Terentium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Hecyra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1235</text:p>
          </table:table-cell>
          <table:table-cell office:value-type="string" calcext:value-type="string">
            <text:p>Didascaliae et Per. in Terentium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Adelphoe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1236</text:p>
          </table:table-cell>
          <table:table-cell office:value-type="string" calcext:value-type="string">
            <text:p>Sextus Pompeius Fes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Verborum Significatione</text:p>
          </table:table-cell>
          <table:table-cell office:value-type="string" calcext:value-type="string">
            <text:p>Sexti Pompei Festi De Verborum Significatu Quae Supersunt cum Pauli Epitome, ed. W. M. Lindsay, 1913</text:p>
          </table:table-cell>
        </table:table-row>
        <table:table-row table:style-name="ro1">
          <table:table-cell office:value-type="string" calcext:value-type="string">
            <text:p>LAT1242</text:p>
          </table:table-cell>
          <table:table-cell office:value-type="string" calcext:value-type="string">
            <text:p>Annius Flo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tome Bell. Omn. Ann. DCC</text:p>
          </table:table-cell>
          <table:table-cell office:value-type="string" calcext:value-type="string">
            <text:p>L. Annaei Flori Quae Exstant, ed. E. Malcovati, 1972</text:p>
          </table:table-cell>
        </table:table-row>
        <table:table-row table:style-name="ro1">
          <table:table-cell office:value-type="string" calcext:value-type="string">
            <text:p>LAT1242</text:p>
          </table:table-cell>
          <table:table-cell office:value-type="string" calcext:value-type="string">
            <text:p>Annius Flor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Vergilius Orator an Poeta</text:p>
          </table:table-cell>
          <table:table-cell office:value-type="string" calcext:value-type="string">
            <text:p>L. Annaei Flori Quae Exstant, ed. E. Malcovati, 1972</text:p>
          </table:table-cell>
        </table:table-row>
        <table:table-row table:style-name="ro1">
          <table:table-cell office:value-type="string" calcext:value-type="string">
            <text:p>LAT1242</text:p>
          </table:table-cell>
          <table:table-cell office:value-type="string" calcext:value-type="string">
            <text:p>Annius Flor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carmina in Anthologia Latina</text:p>
          </table:table-cell>
          <table:table-cell office:value-type="string" calcext:value-type="string">
            <text:p>Anthologia Latina. Vol. 1, Fasc. 1, ed. D. R. Shackleton Bailey, 1982</text:p>
          </table:table-cell>
        </table:table-row>
        <table:table-row table:style-name="ro1">
          <table:table-cell office:value-type="string" calcext:value-type="string">
            <text:p>LAT1242</text:p>
          </table:table-cell>
          <table:table-cell office:value-type="string" calcext:value-type="string">
            <text:p>Annius Flor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42</text:p>
          </table:table-cell>
          <table:table-cell office:value-type="string" calcext:value-type="string">
            <text:p>Annius Flor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epist. ad imperat. Hadrianum</text:p>
          </table:table-cell>
          <table:table-cell office:value-type="string" calcext:value-type="string">
            <text:p>L. Annaei Flori Quae Exstant, ed. E. Malcovati, 1972</text:p>
          </table:table-cell>
        </table:table-row>
        <table:table-row table:style-name="ro1">
          <table:table-cell office:value-type="string" calcext:value-type="string">
            <text:p>LAT1245</text:p>
          </table:table-cell>
          <table:table-cell office:value-type="string" calcext:value-type="string">
            <text:p>Sextus Iulius Front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trategemata</text:p>
          </table:table-cell>
          <table:table-cell office:value-type="string" calcext:value-type="string">
            <text:p>Frontin Kriegslisten, ed. G. Bendz, 1963</text:p>
          </table:table-cell>
        </table:table-row>
        <table:table-row table:style-name="ro1">
          <table:table-cell office:value-type="string" calcext:value-type="string">
            <text:p>LAT1245</text:p>
          </table:table-cell>
          <table:table-cell office:value-type="string" calcext:value-type="string">
            <text:p>Sextus Iulius Fronti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Aquis Urbis Romae</text:p>
          </table:table-cell>
          <table:table-cell office:value-type="string" calcext:value-type="string">
            <text:p>Sex. Iulii Frontini De Aquaeductu Urbis Romae, ed. C. Kunderewicz, 1973</text:p>
          </table:table-cell>
        </table:table-row>
        <table:table-row table:style-name="ro1">
          <table:table-cell office:value-type="string" calcext:value-type="string">
            <text:p>LAT1245</text:p>
          </table:table-cell>
          <table:table-cell office:value-type="string" calcext:value-type="string">
            <text:p>Sextus Iulius Frontin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e Agrorum Qualitate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245</text:p>
          </table:table-cell>
          <table:table-cell office:value-type="string" calcext:value-type="string">
            <text:p>Sextus Iulius Frontin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Controversiis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245</text:p>
          </table:table-cell>
          <table:table-cell office:value-type="string" calcext:value-type="string">
            <text:p>Sextus Iulius Frontin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 Limitibus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245</text:p>
          </table:table-cell>
          <table:table-cell office:value-type="string" calcext:value-type="string">
            <text:p>Sextus Iulius Frontin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De Arte Mensoria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d M. Caesarem et Invicem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d M. Antoninum Imp. Epist.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d Verum Imp. Epistulae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Eloquentia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 Orationibus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Ad Antoninum Pium Epistulae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Ad Amicos Epistulae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Principia Historiae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Laudes Fumi et Pulveris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Laudes Neglegentiae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De Bello Parthico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De Feriis Alsiensibus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De Nepote Amisso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Arion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Additamentum Epist. Aceph.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51</text:p>
          </table:table-cell>
          <table:table-cell office:value-type="string" calcext:value-type="string">
            <text:p>Gaius, iur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nstitutiones</text:p>
          </table:table-cell>
          <table:table-cell office:value-type="string" calcext:value-type="string">
            <text:p>Gai Institutiones, ed. E. Seckel; B. Ku+bler, 1935</text:p>
          </table:table-cell>
        </table:table-row>
        <table:table-row table:style-name="ro1">
          <table:table-cell office:value-type="string" calcext:value-type="string">
            <text:p>LAT1251</text:p>
          </table:table-cell>
          <table:table-cell office:value-type="string" calcext:value-type="string">
            <text:p>Gaius, iur.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Institut., frr. Aeg. et Oxyrh.</text:p>
          </table:table-cell>
          <table:table-cell office:value-type="string" calcext:value-type="string">
            <text:p>Fontes Iuris Romani Antejustiniani. Part 2, ed. J. Baviera, 1940</text:p>
          </table:table-cell>
        </table:table-row>
        <table:table-row table:style-name="ro1">
          <table:table-cell office:value-type="string" calcext:value-type="string">
            <text:p>LAT1251</text:p>
          </table:table-cell>
          <table:table-cell office:value-type="string" calcext:value-type="string">
            <text:p>Gaius, iur.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Gai Institutionum epitome</text:p>
          </table:table-cell>
          <table:table-cell office:value-type="string" calcext:value-type="string">
            <text:p>Fontes Iuris Romani Antejustiniani. Part 2, ed. J. Baviera, 1940</text:p>
          </table:table-cell>
        </table:table-row>
        <table:table-row table:style-name="ro1">
          <table:table-cell office:value-type="string" calcext:value-type="string">
            <text:p>LAT1254</text:p>
          </table:table-cell>
          <table:table-cell office:value-type="string" calcext:value-type="string">
            <text:p>Aulus Gel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Noctes Atticae</text:p>
          </table:table-cell>
          <table:table-cell office:value-type="string" calcext:value-type="string">
            <text:p>A. Gelli Noctes Atticae. Vols. 1%192, ed. K. Marshall, 1968</text:p>
          </table:table-cell>
        </table:table-row>
        <table:table-row table:style-name="ro1">
          <table:table-cell office:value-type="string" calcext:value-type="string">
            <text:p>LAT1257</text:p>
          </table:table-cell>
          <table:table-cell office:value-type="string" calcext:value-type="string">
            <text:p>Granius Licin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Grani Liciniani Reliquiae, ed. N. Criniti, 1981</text:p>
          </table:table-cell>
        </table:table-row>
        <table:table-row table:style-name="ro1">
          <table:table-cell office:value-type="string" calcext:value-type="string">
            <text:p>LAT1260</text:p>
          </table:table-cell>
          <table:table-cell office:value-type="string" calcext:value-type="string">
            <text:p>Hadr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60</text:p>
          </table:table-cell>
          <table:table-cell office:value-type="string" calcext:value-type="string">
            <text:p>Hadria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Flavii Sosipatri Charisii Artis Grammaticae Libri V, ed. K. Barwick, 1964</text:p>
          </table:table-cell>
        </table:table-row>
        <table:table-row table:style-name="ro1">
          <table:table-cell office:value-type="string" calcext:value-type="string">
            <text:p>LAT1263</text:p>
          </table:table-cell>
          <table:table-cell office:value-type="string" calcext:value-type="string">
            <text:p>Hyginus, myth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Fabulae</text:p>
          </table:table-cell>
          <table:table-cell office:value-type="string" calcext:value-type="string">
            <text:p>Hygini Fabulae, ed. H. J. Rose, 1933</text:p>
          </table:table-cell>
        </table:table-row>
        <table:table-row table:style-name="ro1">
          <table:table-cell office:value-type="string" calcext:value-type="string">
            <text:p>LAT1266</text:p>
          </table:table-cell>
          <table:table-cell office:value-type="string" calcext:value-type="string">
            <text:p>Hyginus Gromati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Limitibus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266</text:p>
          </table:table-cell>
          <table:table-cell office:value-type="string" calcext:value-type="string">
            <text:p>Hyginus Gromatic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Condicionibus Agrorum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266</text:p>
          </table:table-cell>
          <table:table-cell office:value-type="string" calcext:value-type="string">
            <text:p>Hyginus Gromatic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e Generibus Controversiarum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266</text:p>
          </table:table-cell>
          <table:table-cell office:value-type="string" calcext:value-type="string">
            <text:p>Hyginus Gromatic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Constitutio Limitum [sp.]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266</text:p>
          </table:table-cell>
          <table:table-cell office:value-type="string" calcext:value-type="string">
            <text:p>Hyginus Gromatic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 Munition. Castrorum [sp.]</text:p>
          </table:table-cell>
          <table:table-cell office:value-type="string" calcext:value-type="string">
            <text:p>Pseudo%19Hygin: Des Fortifications du Camp, ed. M. Lenoir, 1979</text:p>
          </table:table-cell>
        </table:table-row>
        <table:table-row table:style-name="ro1">
          <table:table-cell office:value-type="string" calcext:value-type="string">
            <text:p>LAT1276</text:p>
          </table:table-cell>
          <table:table-cell office:value-type="string" calcext:value-type="string">
            <text:p>Decimus Iunius Iuvenal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aturae</text:p>
          </table:table-cell>
          <table:table-cell office:value-type="string" calcext:value-type="string">
            <text:p>A. Persi Flacci et D. Iuni Iuvenalis Saturae, ed. W. V. Clausen, 1959</text:p>
          </table:table-cell>
        </table:table-row>
        <table:table-row table:style-name="ro1">
          <table:table-cell office:value-type="string" calcext:value-type="string">
            <text:p>LAT1279</text:p>
          </table:table-cell>
          <table:table-cell office:value-type="string" calcext:value-type="string">
            <text:p>Laelius Felix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, fragment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1282</text:p>
          </table:table-cell>
          <table:table-cell office:value-type="string" calcext:value-type="string">
            <text:p>Lentulus, mim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mimus</text:p>
          </table:table-cell>
          <table:table-cell/>
        </table:table-row>
        <table:table-row table:style-name="ro1">
          <table:table-cell office:value-type="string" calcext:value-type="string">
            <text:p>LAT1285</text:p>
          </table:table-cell>
          <table:table-cell office:value-type="string" calcext:value-type="string">
            <text:p>Lucius Volusius Maec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ssis Distributio ...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1291</text:p>
          </table:table-cell>
          <table:table-cell office:value-type="string" calcext:value-type="string">
            <text:p>Mar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upercali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94</text:p>
          </table:table-cell>
          <table:table-cell office:value-type="string" calcext:value-type="string">
            <text:p>Marcus Valerius Martial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pectacula</text:p>
          </table:table-cell>
          <table:table-cell office:value-type="string" calcext:value-type="string">
            <text:p>M. Valerii Martialis Epigrammaton Libri, ed. W. Heraeus; J. Borovskij</text:p>
          </table:table-cell>
        </table:table-row>
        <table:table-row table:style-name="ro1">
          <table:table-cell office:value-type="string" calcext:value-type="string">
            <text:p>LAT1294</text:p>
          </table:table-cell>
          <table:table-cell office:value-type="string" calcext:value-type="string">
            <text:p>Marcus Valerius Martiali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Epigrammata</text:p>
          </table:table-cell>
          <table:table-cell office:value-type="string" calcext:value-type="string">
            <text:p>M. Valerii Martialis Epigrammaton Libri, ed. W. Heraeus; J. Borovskij</text:p>
          </table:table-cell>
        </table:table-row>
        <table:table-row table:style-name="ro1">
          <table:table-cell office:value-type="string" calcext:value-type="string">
            <text:p>LAT1297</text:p>
          </table:table-cell>
          <table:table-cell office:value-type="string" calcext:value-type="string">
            <text:p>Maru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mimi</text:p>
          </table:table-cell>
          <table:table-cell/>
        </table:table-row>
        <table:table-row table:style-name="ro1">
          <table:table-cell office:value-type="string" calcext:value-type="string">
            <text:p>LAT1306</text:p>
          </table:table-cell>
          <table:table-cell office:value-type="string" calcext:value-type="string">
            <text:p>Lucius Neratius Prisc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. in fragmentis Vaticanis</text:p>
          </table:table-cell>
          <table:table-cell office:value-type="string" calcext:value-type="string">
            <text:p>Fontes Iuris Romani Antejustiniani. Part 2, ed. J. Baviera, 1940</text:p>
          </table:table-cell>
        </table:table-row>
        <table:table-row table:style-name="ro1">
          <table:table-cell office:value-type="string" calcext:value-type="string">
            <text:p>LAT1318</text:p>
          </table:table-cell>
          <table:table-cell office:value-type="string" calcext:value-type="string">
            <text:p>C. Plinius Caecilius Secund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stulae</text:p>
          </table:table-cell>
          <table:table-cell office:value-type="string" calcext:value-type="string">
            <text:p>C. Plini Caecili Secundi Epistularum Libri Decem, ed. R. A. B. Mynors, 1966</text:p>
          </table:table-cell>
        </table:table-row>
        <table:table-row table:style-name="ro1">
          <table:table-cell office:value-type="string" calcext:value-type="string">
            <text:p>LAT1318</text:p>
          </table:table-cell>
          <table:table-cell office:value-type="string" calcext:value-type="string">
            <text:p>C. Plinius Caecilius Secund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Panegyricus</text:p>
          </table:table-cell>
          <table:table-cell office:value-type="string" calcext:value-type="string">
            <text:p>XII Panegyrici Latini, ed. R. A. B. Mynors, 1964</text:p>
          </table:table-cell>
        </table:table-row>
        <table:table-row table:style-name="ro1">
          <table:table-cell office:value-type="string" calcext:value-type="string">
            <text:p>LAT1318</text:p>
          </table:table-cell>
          <table:table-cell office:value-type="string" calcext:value-type="string">
            <text:p>C. Plinius Caecilius Secund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321</text:p>
          </table:table-cell>
          <table:table-cell office:value-type="string" calcext:value-type="string">
            <text:p>Sextus Pompon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Liber Regularum, fragmentum</text:p>
          </table:table-cell>
          <table:table-cell office:value-type="string" calcext:value-type="string">
            <text:p>Fontes Iuris Romani Antejustiniani. Part 2, ed. J. Baviera, 1940</text:p>
          </table:table-cell>
        </table:table-row>
        <table:table-row table:style-name="ro1">
          <table:table-cell office:value-type="string" calcext:value-type="string">
            <text:p>LAT1327</text:p>
          </table:table-cell>
          <table:table-cell office:value-type="string" calcext:value-type="string">
            <text:p>Sabid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1336</text:p>
          </table:table-cell>
          <table:table-cell office:value-type="string" calcext:value-type="string">
            <text:p>Scaevus Mem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1339</text:p>
          </table:table-cell>
          <table:table-cell office:value-type="string" calcext:value-type="string">
            <text:p>Septimius Sere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342</text:p>
          </table:table-cell>
          <table:table-cell office:value-type="string" calcext:value-type="string">
            <text:p>Siculus Flac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Condicionibus Agrorum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345</text:p>
          </table:table-cell>
          <table:table-cell office:value-type="string" calcext:value-type="string">
            <text:p>Silius Itali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unica</text:p>
          </table:table-cell>
          <table:table-cell office:value-type="string" calcext:value-type="string">
            <text:p>Corpus Poetarum Latinorum. Vol. 3, ed. W. C. Summers, 1905</text:p>
          </table:table-cell>
        </table:table-row>
        <table:table-row table:style-name="ro1">
          <table:table-cell office:value-type="string" calcext:value-type="string">
            <text:p>LAT1348</text:p>
          </table:table-cell>
          <table:table-cell office:value-type="string" calcext:value-type="string">
            <text:p>Gaius Suetonius Tranqui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Vita Caesarum</text:p>
          </table:table-cell>
          <table:table-cell office:value-type="string" calcext:value-type="string">
            <text:p>C. Suetoni Tranquilli Opera. Vol. 1, ed. M. Ihm, 1908</text:p>
          </table:table-cell>
        </table:table-row>
        <table:table-row table:style-name="ro1">
          <table:table-cell office:value-type="string" calcext:value-type="string">
            <text:p>LAT1348</text:p>
          </table:table-cell>
          <table:table-cell office:value-type="string" calcext:value-type="string">
            <text:p>Gaius Suetonius Tranquill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Poetis</text:p>
          </table:table-cell>
          <table:table-cell office:value-type="string" calcext:value-type="string">
            <text:p>C. Suetoni Tranquilli praeter Caesarum Libros Reliquiae, ed. A. Reifferscheid, 1860</text:p>
          </table:table-cell>
        </table:table-row>
        <table:table-row table:style-name="ro1">
          <table:table-cell office:value-type="string" calcext:value-type="string">
            <text:p>LAT1348</text:p>
          </table:table-cell>
          <table:table-cell office:value-type="string" calcext:value-type="string">
            <text:p>Gaius Suetonius Tranquill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e Historicis</text:p>
          </table:table-cell>
          <table:table-cell office:value-type="string" calcext:value-type="string">
            <text:p>C. Suetoni Tranquilli praeter Caesarum Libros Reliquiae, ed. A. Reifferscheid, 1860</text:p>
          </table:table-cell>
        </table:table-row>
        <table:table-row table:style-name="ro1">
          <table:table-cell office:value-type="string" calcext:value-type="string">
            <text:p>LAT1348</text:p>
          </table:table-cell>
          <table:table-cell office:value-type="string" calcext:value-type="string">
            <text:p>Gaius Suetonius Tranquill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Grammaticis et Rhetoribus</text:p>
          </table:table-cell>
          <table:table-cell office:value-type="string" calcext:value-type="string">
            <text:p>C. Suetoni Tranquilli praeter Caesarum Libros Reliquiae. Part 1, ed. G. Brugnoli, 1960</text:p>
          </table:table-cell>
        </table:table-row>
        <table:table-row table:style-name="ro1">
          <table:table-cell office:value-type="string" calcext:value-type="string">
            <text:p>LAT1348</text:p>
          </table:table-cell>
          <table:table-cell office:value-type="string" calcext:value-type="string">
            <text:p>Gaius Suetonius Tranquill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C. Suetoni Tranquilli praeter Caesarum Libros Reliquiae, ed. A. Reifferscheid, 1860</text:p>
          </table:table-cell>
        </table:table-row>
        <table:table-row table:style-name="ro1">
          <table:table-cell office:value-type="string" calcext:value-type="string">
            <text:p>LAT1348</text:p>
          </table:table-cell>
          <table:table-cell office:value-type="string" calcext:value-type="string">
            <text:p>Gaius Suetonius Tranquill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C. Suetoni Tranquilli praeter Caesarum Libros Reliquiae, ed. A. Reifferscheid, 1860</text:p>
          </table:table-cell>
        </table:table-row>
        <table:table-row table:style-name="ro1">
          <table:table-cell office:value-type="string" calcext:value-type="string">
            <text:p>LAT1351</text:p>
          </table:table-cell>
          <table:table-cell office:value-type="string" calcext:value-type="string">
            <text:p>Cornelius Taci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Vita Iulii Agricolae</text:p>
          </table:table-cell>
          <table:table-cell office:value-type="string" calcext:value-type="string">
            <text:p>Cornelii Taciti Opera Minora, ed. J. G. C. Anderson, 1939</text:p>
          </table:table-cell>
        </table:table-row>
        <table:table-row table:style-name="ro1">
          <table:table-cell office:value-type="string" calcext:value-type="string">
            <text:p>LAT1351</text:p>
          </table:table-cell>
          <table:table-cell office:value-type="string" calcext:value-type="string">
            <text:p>Cornelius Tacit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Origine et Situ Germanorum</text:p>
          </table:table-cell>
          <table:table-cell office:value-type="string" calcext:value-type="string">
            <text:p>Cornelii Taciti Opera Minora, ed. J. G. C. Anderson, 1939</text:p>
          </table:table-cell>
        </table:table-row>
        <table:table-row table:style-name="ro1">
          <table:table-cell office:value-type="string" calcext:value-type="string">
            <text:p>LAT1351</text:p>
          </table:table-cell>
          <table:table-cell office:value-type="string" calcext:value-type="string">
            <text:p>Cornelius Tacit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ialogus de Oratoribus</text:p>
          </table:table-cell>
          <table:table-cell office:value-type="string" calcext:value-type="string">
            <text:p>Cornelii Taciti Opera Minora, ed. H. Furneaux, 1939</text:p>
          </table:table-cell>
        </table:table-row>
        <table:table-row table:style-name="ro1">
          <table:table-cell office:value-type="string" calcext:value-type="string">
            <text:p>LAT1351</text:p>
          </table:table-cell>
          <table:table-cell office:value-type="string" calcext:value-type="string">
            <text:p>Cornelius Tacit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Cornelii Taciti Historiarum Libri, ed. C. D. Fisher, 1911</text:p>
          </table:table-cell>
        </table:table-row>
        <table:table-row table:style-name="ro1">
          <table:table-cell office:value-type="string" calcext:value-type="string">
            <text:p>LAT1351</text:p>
          </table:table-cell>
          <table:table-cell office:value-type="string" calcext:value-type="string">
            <text:p>Cornelius Tacit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Cornelii Taciti Annalium Ab Excessu Divi Augusti Libri, ed. C. D. Fisher, 1906</text:p>
          </table:table-cell>
        </table:table-row>
        <table:table-row table:style-name="ro1">
          <table:table-cell office:value-type="string" calcext:value-type="string">
            <text:p>LAT1357</text:p>
          </table:table-cell>
          <table:table-cell office:value-type="string" calcext:value-type="string">
            <text:p>Imp. Marcus Ulpius Traia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acica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1363</text:p>
          </table:table-cell>
          <table:table-cell office:value-type="string" calcext:value-type="string">
            <text:p>Aemilius Asp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ment. in Ter. Sall. Verg.</text:p>
          </table:table-cell>
          <table:table-cell office:value-type="string" calcext:value-type="string">
            <text:p>Aemilius Asper: Ein Beitrag zur ro+mischen Literaturgeschichte, ed. P. Wessner, 1905</text:p>
          </table:table-cell>
        </table:table-row>
        <table:table-row table:style-name="ro1">
          <table:table-cell office:value-type="string" calcext:value-type="string">
            <text:p>LAT1363</text:p>
          </table:table-cell>
          <table:table-cell office:value-type="string" calcext:value-type="string">
            <text:p>Aemilius Aspe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Vergilius</text:p>
          </table:table-cell>
          <table:table-cell office:value-type="string" calcext:value-type="string">
            <text:p>Servii Grammatici Qui Feruntur in Vergilii Carmina Commentarii. Vol. 3, Fasc. 2, ed. H. Hagen, 1902</text:p>
          </table:table-cell>
        </table:table-row>
        <table:table-row table:style-name="ro1">
          <table:table-cell office:value-type="string" calcext:value-type="string">
            <text:p>LAT1370</text:p>
          </table:table-cell>
          <table:table-cell office:value-type="string" calcext:value-type="string">
            <text:p>Quintus Terentius Scau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Orthographia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0</text:p>
          </table:table-cell>
          <table:table-cell office:value-type="string" calcext:value-type="string">
            <text:p>Quintus Terentius Scaur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Adverbio et Praeposit.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0</text:p>
          </table:table-cell>
          <table:table-cell office:value-type="string" calcext:value-type="string">
            <text:p>Quintus Terentius Scaur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fr. in codice Parisino 7520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0</text:p>
          </table:table-cell>
          <table:table-cell office:value-type="string" calcext:value-type="string">
            <text:p>Quintus Terentius Scaur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ordinat. part. orat. [sp.]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4</text:p>
          </table:table-cell>
          <table:table-cell office:value-type="string" calcext:value-type="string">
            <text:p>Velius Long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Orthographia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7</text:p>
          </table:table-cell>
          <table:table-cell office:value-type="string" calcext:value-type="string">
            <text:p>Fragmenta Bobiensi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Littera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7</text:p>
          </table:table-cell>
          <table:table-cell office:value-type="string" calcext:value-type="string">
            <text:p>Fragmenta Bobiensi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Accentibus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7</text:p>
          </table:table-cell>
          <table:table-cell office:value-type="string" calcext:value-type="string">
            <text:p>Fragmenta Bobiensia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e Propriis Nominibus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7</text:p>
          </table:table-cell>
          <table:table-cell office:value-type="string" calcext:value-type="string">
            <text:p>Fragmenta Bobiensia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Nomine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7</text:p>
          </table:table-cell>
          <table:table-cell office:value-type="string" calcext:value-type="string">
            <text:p>Fragmenta Bobiensia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 Versibus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1377</text:p>
          </table:table-cell>
          <table:table-cell office:value-type="string" calcext:value-type="string">
            <text:p>Fragmenta Bobiensia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De Finalibus Syllabis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1377</text:p>
          </table:table-cell>
          <table:table-cell office:value-type="string" calcext:value-type="string">
            <text:p>Fragmenta Bobiensia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De Structuris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1377</text:p>
          </table:table-cell>
          <table:table-cell office:value-type="string" calcext:value-type="string">
            <text:p>Fragmenta Bobiensia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De Metris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1380</text:p>
          </table:table-cell>
          <table:table-cell office:value-type="string" calcext:value-type="string">
            <text:p>Philumenus medi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medicina, versio Latina</text:p>
          </table:table-cell>
          <table:table-cell office:value-type="string" calcext:value-type="string">
            <text:p>Die lateinischen Fragmente des Philumenus und Philagrius. ed. P. Mihaileanu, 1911</text:p>
          </table:table-cell>
        </table:table-row>
        <table:table-row table:style-name="ro1">
          <table:table-cell office:value-type="string" calcext:value-type="string">
            <text:p>LAT1500</text:p>
          </table:table-cell>
          <table:table-cell office:value-type="string" calcext:value-type="string">
            <text:p>Altercatio Hadr. et Epictet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ltercatio Hadr. et Epicteti</text:p>
          </table:table-cell>
          <table:table-cell office:value-type="string" calcext:value-type="string">
            <text:p>Altercatio Hadriani Augusti et Epicteti Philosophi, ed. L. W. Daly; W. Suchier, 1939</text:p>
          </table:table-cell>
        </table:table-row>
        <table:table-row table:style-name="ro1">
          <table:table-cell office:value-type="string" calcext:value-type="string">
            <text:p>LAT1506</text:p>
          </table:table-cell>
          <table:table-cell office:value-type="string" calcext:value-type="string">
            <text:p>Anonymi Fragmenta de Iure Fisc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fragmenta de iure fisci</text:p>
          </table:table-cell>
          <table:table-cell office:value-type="string" calcext:value-type="string">
            <text:p>Fontes Iuris Romani Antejustiniani. Part 2, ed. J. Baviera, 1940</text:p>
          </table:table-cell>
        </table:table-row>
        <table:table-row table:style-name="ro1">
          <table:table-cell office:value-type="string" calcext:value-type="string">
            <text:p>LAT1512</text:p>
          </table:table-cell>
          <table:table-cell office:value-type="string" calcext:value-type="string">
            <text:p>Pomponius Porphyri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mentum in Horati Carmina</text:p>
          </table:table-cell>
          <table:table-cell office:value-type="string" calcext:value-type="string">
            <text:p>Pomponi Porfyrionis Commentum in Horatium Flaccum, ed. A. Holder, 1894</text:p>
          </table:table-cell>
        </table:table-row>
        <table:table-row table:style-name="ro1">
          <table:table-cell office:value-type="string" calcext:value-type="string">
            <text:p>LAT1512</text:p>
          </table:table-cell>
          <table:table-cell office:value-type="string" calcext:value-type="string">
            <text:p>Pomponius Porphyri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omment. in Hor. Artem Poet.</text:p>
          </table:table-cell>
          <table:table-cell office:value-type="string" calcext:value-type="string">
            <text:p>Pomponi Porfyrionis Commentum in Horatium Flaccum, ed. A. Holder, 1894</text:p>
          </table:table-cell>
        </table:table-row>
        <table:table-row table:style-name="ro1">
          <table:table-cell office:value-type="string" calcext:value-type="string">
            <text:p>LAT1512</text:p>
          </table:table-cell>
          <table:table-cell office:value-type="string" calcext:value-type="string">
            <text:p>Pomponius Porphyri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Comment. in Hor. Carm. Saec.</text:p>
          </table:table-cell>
          <table:table-cell office:value-type="string" calcext:value-type="string">
            <text:p>Pomponi Porfyrionis Commentum in Horatium Flaccum, ed. A. Holder, 1894</text:p>
          </table:table-cell>
        </table:table-row>
        <table:table-row table:style-name="ro1">
          <table:table-cell office:value-type="string" calcext:value-type="string">
            <text:p>LAT1512</text:p>
          </table:table-cell>
          <table:table-cell office:value-type="string" calcext:value-type="string">
            <text:p>Pomponius Porphyrio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Commentum in Horati Epodos</text:p>
          </table:table-cell>
          <table:table-cell office:value-type="string" calcext:value-type="string">
            <text:p>Pomponi Porfyrionis Commentum in Horatium Flaccum, ed. A. Holder, 1894</text:p>
          </table:table-cell>
        </table:table-row>
        <table:table-row table:style-name="ro1">
          <table:table-cell office:value-type="string" calcext:value-type="string">
            <text:p>LAT1512</text:p>
          </table:table-cell>
          <table:table-cell office:value-type="string" calcext:value-type="string">
            <text:p>Pomponius Porphyrio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Commentum in Horati Sermones</text:p>
          </table:table-cell>
          <table:table-cell office:value-type="string" calcext:value-type="string">
            <text:p>Pomponi Porfyrionis Commentum in Horatium Flaccum, ed. A. Holder, 1894</text:p>
          </table:table-cell>
        </table:table-row>
        <table:table-row table:style-name="ro1">
          <table:table-cell office:value-type="string" calcext:value-type="string">
            <text:p>LAT1512</text:p>
          </table:table-cell>
          <table:table-cell office:value-type="string" calcext:value-type="string">
            <text:p>Pomponius Porphyrio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Commentum in Horati Epistulas</text:p>
          </table:table-cell>
          <table:table-cell office:value-type="string" calcext:value-type="string">
            <text:p>Pomponi Porfyrionis Commentum in Horatium Flaccum, ed. A. Holder, 1894</text:p>
          </table:table-cell>
        </table:table-row>
        <table:table-row table:style-name="ro1">
          <table:table-cell office:value-type="string" calcext:value-type="string">
            <text:p>LAT1512</text:p>
          </table:table-cell>
          <table:table-cell office:value-type="string" calcext:value-type="string">
            <text:p>Pomponius Porphyrio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Vita Horati</text:p>
          </table:table-cell>
          <table:table-cell office:value-type="string" calcext:value-type="string">
            <text:p>Pomponi Porfyrionis Commentum in Horatium Flaccum, ed. A. Holder, 1894</text:p>
          </table:table-cell>
        </table:table-row>
        <table:table-row table:style-name="ro1">
          <table:table-cell office:value-type="string" calcext:value-type="string">
            <text:p>LAT1515</text:p>
          </table:table-cell>
          <table:table-cell office:value-type="string" calcext:value-type="string">
            <text:p>Quintus Serenus (Sammoni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iber Medicinalis</text:p>
          </table:table-cell>
          <table:table-cell office:value-type="string" calcext:value-type="string">
            <text:p>Sammonicus). Liber Medicinalis (Quinti Sereni Liber Medicinalis, ed. F. Vollmer, 1916</text:p>
          </table:table-cell>
        </table:table-row>
        <table:table-row table:style-name="ro1">
          <table:table-cell office:value-type="string" calcext:value-type="string">
            <text:p>LAT1515</text:p>
          </table:table-cell>
          <table:table-cell office:value-type="string" calcext:value-type="string">
            <text:p>Quintus Serenus (Sammonic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Liber Medicinalis, capitula</text:p>
          </table:table-cell>
          <table:table-cell office:value-type="string" calcext:value-type="string">
            <text:p>Sammonicus). Liber Medicinalis, capitula (Quinti Sereni Liber Medicinalis, ed. F. Vollmer, 1916</text:p>
          </table:table-cell>
        </table:table-row>
        <table:table-row table:style-name="ro1">
          <table:table-cell office:value-type="string" calcext:value-type="string">
            <text:p>LAT1518</text:p>
          </table:table-cell>
          <table:table-cell office:value-type="string" calcext:value-type="string">
            <text:p>Terentianus Mau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Litt., De Syll., De Metr.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1604</text:p>
          </table:table-cell>
          <table:table-cell office:value-type="string" calcext:value-type="string">
            <text:p>Iulius Ather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1672</text:p>
          </table:table-cell>
          <table:table-cell office:value-type="string" calcext:value-type="string">
            <text:p>Iulius Valer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908</text:p>
          </table:table-cell>
          <table:table-cell office:value-type="string" calcext:value-type="string">
            <text:p>Gallus Antipat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, Vol. 2, ed. H. Peter, 1906</text:p>
          </table:table-cell>
        </table:table-row>
        <table:table-row table:style-name="ro1">
          <table:table-cell office:value-type="string" calcext:value-type="string">
            <text:p>LAT2000</text:p>
          </table:table-cell>
          <table:table-cell office:value-type="string" calcext:value-type="string">
            <text:p>Ablab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gramm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002</text:p>
          </table:table-cell>
          <table:table-cell office:value-type="string" calcext:value-type="string">
            <text:p>Albinus, poet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Rerum Romanarum Liber 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002</text:p>
          </table:table-cell>
          <table:table-cell office:value-type="string" calcext:value-type="string">
            <text:p>Albinus, poet.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Metri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003</text:p>
          </table:table-cell>
          <table:table-cell office:value-type="string" calcext:value-type="string">
            <text:p>Caelius Apic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Re Coquinaria</text:p>
          </table:table-cell>
          <table:table-cell office:value-type="string" calcext:value-type="string">
            <text:p>Apicii Decem Libri Qui Dicuntur De Re Coquinaria et Excerpta a Vinidario Conscripta, ed. M. E. Milham, 1969</text:p>
          </table:table-cell>
        </table:table-row>
        <table:table-row table:style-name="ro1">
          <table:table-cell office:value-type="string" calcext:value-type="string">
            <text:p>LAT2003</text:p>
          </table:table-cell>
          <table:table-cell office:value-type="string" calcext:value-type="string">
            <text:p>Caelius Apic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Brevis Ciborum, excerpta</text:p>
          </table:table-cell>
          <table:table-cell office:value-type="string" calcext:value-type="string">
            <text:p>Apicii Decem Libri Qui Dicuntur De Re Coquinaria et Excerpta a Vinidario Conscripta, ed. M. E. Milham, 1969</text:p>
          </table:table-cell>
        </table:table-row>
        <table:table-row table:style-name="ro1">
          <table:table-cell office:value-type="string" calcext:value-type="string">
            <text:p>LAT2003</text:p>
          </table:table-cell>
          <table:table-cell office:value-type="string" calcext:value-type="string">
            <text:p>Caelius Apici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Brevis Pimentorum, excerpta</text:p>
          </table:table-cell>
          <table:table-cell office:value-type="string" calcext:value-type="string">
            <text:p>Apicii Decem Libri Qui Dicuntur De Re Coquinaria et Excerpta a Vinidario Conscripta, ed. M. E. Milham, 1969</text:p>
          </table:table-cell>
        </table:table-row>
        <table:table-row table:style-name="ro1">
          <table:table-cell office:value-type="string" calcext:value-type="string">
            <text:p>LAT2028</text:p>
          </table:table-cell>
          <table:table-cell office:value-type="string" calcext:value-type="string">
            <text:p>Chalcid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x Graecis Conversione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097</text:p>
          </table:table-cell>
          <table:table-cell office:value-type="string" calcext:value-type="string">
            <text:p>Sextus Pacon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123</text:p>
          </table:table-cell>
          <table:table-cell office:value-type="string" calcext:value-type="string">
            <text:p>Publilius Optatianus Porfyri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Epigrammat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150</text:p>
          </table:table-cell>
          <table:table-cell office:value-type="string" calcext:value-type="string">
            <text:p>Zeno of Vero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ractatus</text:p>
          </table:table-cell>
          <table:table-cell office:value-type="string" calcext:value-type="string">
            <text:p>Zeno Veronensis Tractatus, ed. B. Lo+fstedt, 1971</text:p>
          </table:table-cell>
        </table:table-row>
        <table:table-row table:style-name="ro1">
          <table:table-cell office:value-type="string" calcext:value-type="string">
            <text:p>LAT2300</text:p>
          </table:table-cell>
          <table:table-cell office:value-type="string" calcext:value-type="string">
            <text:p>Aemilius Sur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Annis Populi Romani</text:p>
          </table:table-cell>
          <table:table-cell office:value-type="string" calcext:value-type="string">
            <text:p>Historicorum Romanorum Reliquiae, Vol. 2, ed. H. Peter, 1906</text:p>
          </table:table-cell>
        </table:table-row>
        <table:table-row table:style-name="ro1">
          <table:table-cell office:value-type="string" calcext:value-type="string">
            <text:p>LAT2301</text:p>
          </table:table-cell>
          <table:table-cell office:value-type="string" calcext:value-type="string">
            <text:p>Q. Aurelius Memmius Symmach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302</text:p>
          </table:table-cell>
          <table:table-cell office:value-type="string" calcext:value-type="string">
            <text:p>L. Aurel. Avianius Symmach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305</text:p>
          </table:table-cell>
          <table:table-cell office:value-type="string" calcext:value-type="string">
            <text:p>Caelius Aurel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 Parmenide de natur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[2Aelii]2 Spartiani De Vita Hadrian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[2Aelii]2 Spartiani Aelius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Iuli Capitolini Antoninus Pius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Vita Marci Antonini Philosophi Iuli Capitolin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Iuli Capitolini Verus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Avidius [2Cassius]2 Vulcacii Gallicani V.C.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[2Commodus]2 Antoninus Aeli Lamprid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[2Helvius]2 Pertinax Iuli Capitolin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Didius Iulianus Aeli Spartian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eli Spartiani Severus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Pescennius Niger [2Aeli Spartiani]2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Vita Clodii Albini Iulii Capitolin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Antoninus Caracallus [2Aeli Spartiani]2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Antoninus Geta [2Aeli Spartiani]2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Opilius Macrinus Iuli Capitolin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Diadumenus Antoninus [2Aelii]2 Lampridi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Aeli Lampridii Antoninus Heliogabalus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Alexander Severus Aeli Lampridi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Maximini Duo Iuli Capitolini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Gordian[2i Tr]2es [2Iuli Capitolini]2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Maximus [2et Balbinus Iuli Capitolini]2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[2Trebelli Pollionis]2 Valeriani Duo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[2Trebelli Pollionis]2 Gallieni Duo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[2Trebelli Pollionis]2 Tyranni Triginta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[2Trebelli Pollionis]2 Divus Claudius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Flavi Vopisci Syracusii Divus Aurelianus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[2Flavi Vopisci Syracusii]2 Tacitus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[2Flavi Vopisci Syracusii]2 Probus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[2Flavi Vopisci Syracusii]2 Quadrigae Tyrannorum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[2Flavi Vopisci Syracusii]2 Carus et Cari[2nus]2 et Numerianus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5</text:p>
          </table:table-cell>
          <table:table-cell office:value-type="string" calcext:value-type="string">
            <text:p>Anonymi de Differentiis [Fronto]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Differentiis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2349</text:p>
          </table:table-cell>
          <table:table-cell office:value-type="string" calcext:value-type="string">
            <text:p>Maurus Servius Honora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Centum Metris</text:p>
          </table:table-cell>
          <table:table-cell office:value-type="string" calcext:value-type="string">
            <text:p>Grammatici Latini ex Recensione Henrici Keilii. Vol. 4, ed. H. Keil, 1864</text:p>
          </table:table-cell>
        </table:table-row>
        <table:table-row table:style-name="ro1">
          <table:table-cell office:value-type="string" calcext:value-type="string">
            <text:p>LAT2349</text:p>
          </table:table-cell>
          <table:table-cell office:value-type="string" calcext:value-type="string">
            <text:p>Maurus Servius Honorat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ommentarius in Artem Donati</text:p>
          </table:table-cell>
          <table:table-cell office:value-type="string" calcext:value-type="string">
            <text:p>Grammatici Latini ex Recensione Henrici Keilii. Vol. 4, ed. H. Keil, 1864</text:p>
          </table:table-cell>
        </table:table-row>
        <table:table-row table:style-name="ro1">
          <table:table-cell office:value-type="string" calcext:value-type="string">
            <text:p>LAT2349</text:p>
          </table:table-cell>
          <table:table-cell office:value-type="string" calcext:value-type="string">
            <text:p>Maurus Servius Honorat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e Finalibus</text:p>
          </table:table-cell>
          <table:table-cell office:value-type="string" calcext:value-type="string">
            <text:p>Grammatici Latini ex Recensione Henrici Keilii. Vol. 4, ed. H. Keil, 1864</text:p>
          </table:table-cell>
        </table:table-row>
        <table:table-row table:style-name="ro1">
          <table:table-cell office:value-type="string" calcext:value-type="string">
            <text:p>LAT2349</text:p>
          </table:table-cell>
          <table:table-cell office:value-type="string" calcext:value-type="string">
            <text:p>Maurus Servius Honorat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Metris Horatianis</text:p>
          </table:table-cell>
          <table:table-cell office:value-type="string" calcext:value-type="string">
            <text:p>Grammatici Latini ex Recensione Henrici Keilii. Vol. 4, ed. H. Keil, 1864</text:p>
          </table:table-cell>
        </table:table-row>
        <table:table-row table:style-name="ro1">
          <table:table-cell office:value-type="string" calcext:value-type="string">
            <text:p>LAT2349</text:p>
          </table:table-cell>
          <table:table-cell office:value-type="string" calcext:value-type="string">
            <text:p>Maurus Servius Honorat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In Vergilii Aeneidos Libros</text:p>
          </table:table-cell>
          <table:table-cell office:value-type="string" calcext:value-type="string">
            <text:p>Servii Grammatici Qui Feruntur in Vergilii Carmina Commentarii. Vols. 1%192, ed. G. Thilo, 1878%191884</text:p>
          </table:table-cell>
        </table:table-row>
        <table:table-row table:style-name="ro1">
          <table:table-cell office:value-type="string" calcext:value-type="string">
            <text:p>LAT2349</text:p>
          </table:table-cell>
          <table:table-cell office:value-type="string" calcext:value-type="string">
            <text:p>Maurus Servius Honorat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In Vergilii Bucolicon Librum</text:p>
          </table:table-cell>
          <table:table-cell office:value-type="string" calcext:value-type="string">
            <text:p>Servii Grammatici Qui Feruntur in Vergilii Bucolica et Georgica Commentarii. Vol. 3:1, ed. G. Thilo, 1887</text:p>
          </table:table-cell>
        </table:table-row>
        <table:table-row table:style-name="ro1">
          <table:table-cell office:value-type="string" calcext:value-type="string">
            <text:p>LAT2349</text:p>
          </table:table-cell>
          <table:table-cell office:value-type="string" calcext:value-type="string">
            <text:p>Maurus Servius Honoratus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In Vergilii Georgicon Libros</text:p>
          </table:table-cell>
          <table:table-cell office:value-type="string" calcext:value-type="string">
            <text:p>Servii Grammatici Qui Feruntur in Vergilii Bucolica et Georgica Commentarii. Vol. 3:1, ed. G. Thilo, 1887</text:p>
          </table:table-cell>
        </table:table-row>
        <table:table-row table:style-name="ro1">
          <table:table-cell office:value-type="string" calcext:value-type="string">
            <text:p>LAT2434</text:p>
          </table:table-cell>
          <table:table-cell office:value-type="string" calcext:value-type="string">
            <text:p>Hilarius Arelatens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456</text:p>
          </table:table-cell>
          <table:table-cell office:value-type="string" calcext:value-type="string">
            <text:p>Parthenius Presbyt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468</text:p>
          </table:table-cell>
          <table:table-cell office:value-type="string" calcext:value-type="string">
            <text:p>Aurelius August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aus Cere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806</text:p>
          </table:table-cell>
          <table:table-cell office:value-type="string" calcext:value-type="string">
            <text:p>Iustinia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igesta Iustiniani</text:p>
          </table:table-cell>
          <table:table-cell office:value-type="string" calcext:value-type="string">
            <text:p>The Digest of Justinian. Vols. 1%194, ed. T. Mommsen, P. Kru+ger, A. Watson, 1985</text:p>
          </table:table-cell>
        </table:table-row>
        <table:table-row table:style-name="ro1">
          <table:table-cell office:value-type="string" calcext:value-type="string">
            <text:p>LAT3211</text:p>
          </table:table-cell>
          <table:table-cell office:value-type="string" calcext:value-type="string">
            <text:p>Argum. Aen. et Tetrast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rgumenta Aeneidis, Decasticha</text:p>
          </table:table-cell>
          <table:table-cell office:value-type="string" calcext:value-type="string">
            <text:p>Anthologia Latina. Vol. 1, Fasc. 1, ed. D. R. Shackleton Bailey, 1982</text:p>
          </table:table-cell>
        </table:table-row>
        <table:table-row table:style-name="ro1">
          <table:table-cell office:value-type="string" calcext:value-type="string">
            <text:p>LAT3211</text:p>
          </table:table-cell>
          <table:table-cell office:value-type="string" calcext:value-type="string">
            <text:p>Argum. Aen. et Tetrast.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rgumenta Aeneidis, Monosticha</text:p>
          </table:table-cell>
          <table:table-cell office:value-type="string" calcext:value-type="string">
            <text:p>Anthologia Latina. Vol. 1, Fasc. 1, ed. D. R. Shackleton Bailey, 1982</text:p>
          </table:table-cell>
        </table:table-row>
        <table:table-row table:style-name="ro1">
          <table:table-cell office:value-type="string" calcext:value-type="string">
            <text:p>LAT3211</text:p>
          </table:table-cell>
          <table:table-cell office:value-type="string" calcext:value-type="string">
            <text:p>Argum. Aen. et Tetrast.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Tetrasticha in Vergilii Bucolica et Georgica</text:p>
          </table:table-cell>
          <table:table-cell office:value-type="string" calcext:value-type="string">
            <text:p>Anthologia Latina. Vol. 1, Fasc. 1, ed. D. R. Shackleton Bailey, 1982</text:p>
          </table:table-cell>
        </table:table-row>
        <table:table-row table:style-name="ro1">
          <table:table-cell office:value-type="string" calcext:value-type="string">
            <text:p>LAT3211</text:p>
          </table:table-cell>
          <table:table-cell office:value-type="string" calcext:value-type="string">
            <text:p>Argum. Aen. et Tetrast.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Tetrasticha in Vergilii Aeneida</text:p>
          </table:table-cell>
          <table:table-cell office:value-type="string" calcext:value-type="string">
            <text:p>Anthologia Latina. Vol. 1, Fasc. 1, ed. D. R. Shackleton Bailey, 1982</text:p>
          </table:table-cell>
        </table:table-row>
        <table:table-row table:style-name="ro1">
          <table:table-cell office:value-type="string" calcext:value-type="string">
            <text:p>LAT9221</text:p>
          </table:table-cell>
          <table:table-cell office:value-type="string" calcext:value-type="string">
            <text:p>Paulus Quaest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254</text:p>
          </table:table-cell>
          <table:table-cell office:value-type="string" calcext:value-type="string">
            <text:p>Titius, gram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 Saliare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versus sacror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sententi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. Atilii Calatini elogi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carmen Priam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saturnius(?)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Acilii Glabrionis tabul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M. Aemilii cos. a. 179 tabul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versiculi populares et pueriles</text:p>
          </table:table-cell>
          <table:table-cell office:value-type="string" calcext:value-type="string">
            <text:p>Fragmenta Poetarum Latinorum Epicorum et Lyricoru W. Morel, 1927).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praecepta rustica et medic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epigramma a Varrone Plauto attribut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epigramma Pacuv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Ardeatis templi inscriptio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templi Tarracinensis inscriptio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in Carbonem versus populari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carmina Marciana et simili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versus populares in Caesarem et simili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epigrammata et populares versus in August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obtrectatoris Vergilii versiculu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de Crassitio epigramm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populares versus in Sarment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versus populares in Tiberium et Germanic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populares versus in Caligula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artificia metric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versus populares in Neronem et eiusque successore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versus Hor. Sat. I 10 praemiss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versus de VII sapientibu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odari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versus fortasse Clementis(?)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versus in Caesares Romanos ex Historia August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versus Orphici ab Arnobio convers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Tarentinus senariu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De Venere et Amoribu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De Metri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versus fortasse Ennian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versus fortasse Lucilian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versus aevi Catullian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versus aevi Catulliani a Morel omissi</text:p>
          </table:table-cell>
          <table:table-cell office:value-type="string" calcext:value-type="string">
            <text:p>Fragmenta Poetarum Latinorum Epicorum et Lyricorum praeter Ennium et Lucilium, ed. C. Bu+chner, 1982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versus aevi Auguste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serioris aetatis versu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versus reciproc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5</text:p>
          </table:table-cell>
          <table:table-cell office:value-type="string" calcext:value-type="string">
            <text:p>Anonymi Comici et Tragic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ogatae Poetarum Incertorum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9505</text:p>
          </table:table-cell>
          <table:table-cell office:value-type="string" calcext:value-type="string">
            <text:p>Anonymi Comici et Tragici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tellanae Poetarum Incertorum</text:p>
          </table:table-cell>
          <table:table-cell office:value-type="string" calcext:value-type="string">
            <text:p>Scaenicae Romanorum Poesis Fragmenta, Vol. 2, ed. O. Ribbeck, 1898</text:p>
          </table:table-cell>
        </table:table-row>
        <table:table-row table:style-name="ro1">
          <table:table-cell office:value-type="string" calcext:value-type="string">
            <text:p>LAT9505</text:p>
          </table:table-cell>
          <table:table-cell office:value-type="string" calcext:value-type="string">
            <text:p>Anonymi Comici et Tragici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Palliatae Poetarum Incertorum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9505</text:p>
          </table:table-cell>
          <table:table-cell office:value-type="string" calcext:value-type="string">
            <text:p>Anonymi Comici et Tragici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Tragoediae Poetarum Incertorum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9510</text:p>
          </table:table-cell>
          <table:table-cell office:value-type="string" calcext:value-type="string">
            <text:p>Anonymi Grammatic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9969</text:p>
          </table:table-cell>
          <table:table-cell office:value-type="string" calcext:value-type="string">
            <text:p>Vita Iuvenal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Vita Iuvenalis</text:p>
          </table:table-cell>
          <table:table-cell office:value-type="string" calcext:value-type="string">
            <text:p>A. Persi Flacci et D. Iuni Iuvenalis Saturae, ed. W. V. Clausen, 1959</text:p>
          </table:table-cell>
        </table:table-row>
      </table:table>
      <table:named-expressions/>
      <table:database-ranges>
        <table:database-range table:name="__Anonymous_Sheet_DB__1" table:target-range-address="LatinLibrary.A1:LatinLibrary.B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'PHI5.3'.A1:'PHI5.3'.AM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8:02:31.3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8:39:57.812000000</meta:creation-date>
    <dc:date>2016-10-11T19:05:33.639000000</dc:date>
    <meta:editing-duration>PT4H17M52S</meta:editing-duration>
    <meta:editing-cycles>29</meta:editing-cycles>
    <meta:generator>LibreOffice/5.2.0.4$Windows_x86 LibreOffice_project/066b007f5ebcc236395c7d282ba488bca6720265</meta:generator>
    <meta:document-statistic meta:table-count="3" meta:cell-count="5929" meta:object-count="0"/>
  </office:meta>
</office:document-meta>
</file>